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4.1577083333333cm" style:use-optimal-column-width="true"/>
    </style:style>
    <style:style style:name="co2" style:family="table-column">
      <style:table-column-properties fo:break-before="auto" style:column-width="5.66208333333333cm" style:use-optimal-column-width="true"/>
    </style:style>
    <style:style style:name="co3" style:family="table-column">
      <style:table-column-properties fo:break-before="auto" style:column-width="1.74625cm" style:use-optimal-column-width="true"/>
    </style:style>
    <style:style style:name="co4" style:family="table-column">
      <style:table-column-properties fo:break-before="auto" style:column-width="27.6225cm" style:use-optimal-column-width="true"/>
    </style:style>
    <style:style style:name="co5" style:family="table-column">
      <style:table-column-properties fo:break-before="auto" style:column-width="20.37291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今この先に行くべきでない。　そんな気がする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This doesn't feel like the right way to go at the momen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今は選べない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Can't select this right now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この戦いからは逃げられない！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Can't run from this battle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うまく逃げ切れた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Got away safely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逃げられなかった・・・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Couldn't run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はむこのレベルが\V[103]に上がった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Hamuko grew to level \V[103]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【はむこ】 最大HP＋\V[386]、 攻撃力＋\V[387]、　防御力＋\V[388]、 技術力＋\V[389]、　敏捷性＋\V[390]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【Hamuko】 MaxHP＋\V[386], ATK＋\V[387], DEF＋\V[388], FIN＋\V[389], AGI＋\V[390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はむこは、スキル【はむパンチ】 を習得した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Hamuko learned the 【Hamu-Punch】 skill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はむこは、スキル【暴れ娘】 を習得した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Hamuko learned the 【Raging Girl】 skill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にゃんこのレベルが\V[104]に上がった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Nyanko grew to level \V[104]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【にゃんこ】 最大HP＋\V[397]、 攻撃力＋\V[398]、　防御力＋\V[399]、 技術力＋\V[400]、　敏捷性＋\V[401]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【Nyanko】 MaxHP＋\V[397], ATK＋\V[398], DEF＋\V[399], FIN＋\V[400], AGI＋\V[401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にゃんこは、スキル【にゃんキック】 を習得した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Nyanko learned the 【Nyan-kick】 skill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にゃんこは、スキル【ねこ手刀】 を習得した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Nyanko learned the 【Neko Chop】 skill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ともっちのレベルが\V[105]に上がった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Tomocchi grew to level \V[105]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【ともっち】 最大HP＋\V[397]、 攻撃力＋\V[398]、　防御力＋\V[399]、 技術力＋\V[400]、　敏捷性＋\V[401]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【Tomocchi】 MaxHP＋\V[397], ATK＋\V[398], DEF＋\V[399], FIN＋\V[400], AGI＋\V[401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ともっちは、スキル【ヒップアタック】 を習得した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Tomocchi learned the 【Hip Attack】 skill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ひめのレベルが\V[106]に上がった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Hime grew to level \V[106]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【ひめ】 最大HP＋\V[397]、 攻撃力＋\V[398]、　防御力＋\V[399]、 技術力＋\V[400]、　敏捷性＋\V[401]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【Hime】 MaxHP＋\V[397], ATK＋\V[398], DEF＋\V[399], FIN＋\V[400], AGI＋\V[401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はむこ 「えっと・・・ど、どうすればいい？ 　とりあえず突撃しちゃおっか？</text:p>
          </table:table-cell>
          <table:table-cell office:value-type="string" table:style-name="ce1">
            <text:p>Battle tutorial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Hamuko 「Uhh... w-what should I do? 　I guess I'll start by charging in?</text:p>
          </table:table-cell>
          <table:table-cell office:value-type="string" table:style-name="ce1">
            <text:p>Uhh… w-what should I do? Maybe I can just charge in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レグマ 「むやみに暴れるな。　無駄に体力を消耗する 　だけだぞ。</text:p>
          </table:table-cell>
          <table:table-cell table:style-name="ce1"/>
          <table:table-cell office:value-type="string" table:style-name="ce1">
            <text:p>Regma</text:p>
          </table:table-cell>
          <table:table-cell office:value-type="string" table:style-name="ce1">
            <text:p>Regma 「Don't be reckless. You'll only tire yourself 　out.</text:p>
          </table:table-cell>
          <table:table-cell office:value-type="string" table:style-name="ce1">
            <text:p>Don't be reckless. You'll wear yourself out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レグマ 「ここは、ありとあらゆるRPGを極めつくした 　俺の指示をよく聞いて行動するんだ。</text:p>
          </table:table-cell>
          <table:table-cell table:style-name="ce1"/>
          <table:table-cell office:value-type="string" table:style-name="ce1">
            <text:p>Regma</text:p>
          </table:table-cell>
          <table:table-cell office:value-type="string" table:style-name="ce1">
            <text:p>Regma 「I know the ins-and-outs of all sorts of RPGs, 　so act on my instruction.</text:p>
          </table:table-cell>
          <table:table-cell office:value-type="string" table:style-name="ce1">
            <text:p>I know all the ins and outs of all sorts of RPGs, so do as I say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はむこ 「わかった・・・じゃ、任せるね！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Hamuko 「Got it... okay, leave it to me!</text:p>
          </table:table-cell>
          <table:table-cell office:value-type="string" table:style-name="ce1">
            <text:p>All right… you can count on me!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戦闘チュートリアルを開始します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Commencing the combat tutorial.</text:p>
          </table:table-cell>
          <table:table-cell office:value-type="string" table:style-name="ce1">
            <text:p>Starting the combat tutorial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敵との戦闘が始まると、画面上部に 「全体メニュー」が表示されます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At the start of a battle, a "Top Menu" will be displayed at the top of the screen.</text:p>
          </table:table-cell>
          <table:table-cell office:value-type="string" table:style-name="ce1">
            <text:p>At the start of a battle, a "Battle Menu" will appear at the top of the scree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全体メニューでは、 「戦う」、「アイテム」、「逃げる」が選択できます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From the Top Menu, you can select between "Fight", "Items", and "Run".</text:p>
          </table:table-cell>
          <table:table-cell office:value-type="string" table:style-name="ce1">
            <text:p>From the Battle Menu, you can select "Fight", "Items", or "Run"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まずは「戦う」を選んでください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Please start by choosing "Fight".</text:p>
          </table:table-cell>
          <table:table-cell office:value-type="string" table:style-name="ce1">
            <text:p>Let's start by choosing "Fight"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「戦う」を選ぶと、行動力の高いキャラから順に 行動することができます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Upon selecting "Fight", characters will be able to act in order of initiative.</text:p>
          </table:table-cell>
          <table:table-cell office:value-type="string" table:style-name="ce1">
            <text:p>Upon choosing "Fight", characters will act in order of initiativ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味方キャラが行動可能になると、 コマンドメニューが表示され 「攻撃」、「スキル」、「待機」 が選択できます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When an allied character is able to act, a command menu will be shown from which you can choose "Attack", "Skills", or "Wait".</text:p>
          </table:table-cell>
          <table:table-cell office:value-type="string" table:style-name="ce1">
            <text:p>When a party member is able to act, a command menu will be shown, from which you can choose "Attack", "Skills", or "Wait"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「攻撃」を選び、敵にダメージを与えましょう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Let's choose "Attack" and deal some damage to the opponent.</text:p>
          </table:table-cell>
          <table:table-cell office:value-type="string" table:style-name="ce1">
            <text:p>Let's deal some damage to the opponent by choosing "Attack"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コマンドメニューの「スキル」を選ぶと、 特殊な攻撃などを繰り出すことができますが、 今のはむこは何も覚えていないので選択 できません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By choosing "Skills" from the command menu, special attacks and moves can be unleashed. However, Hamuko doesn't know any skills yet, so this can't be selected.</text:p>
          </table:table-cell>
          <table:table-cell office:value-type="string" table:style-name="ce1">
            <text:p>By choosing "Skills" from the command menu, special attacks and moves may be used. However, Hamuko doesn't know any skills yet, so this can't be selected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「待機」を選ぶと、何もせずに自分の行動を 終了します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If you choose "Wait", you can skip your turn without doing anything.</text:p>
          </table:table-cell>
          <table:table-cell office:value-type="string" table:style-name="ce1">
            <text:p>Choosing "Wait" will skip your turn without doing anything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「全体メニュー」は、まず戦闘開始時に表示 されます。その後は敵や味方が5回行動を 取るごとに表示されます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The "Top Menu" will be shown at the start of combat, and then after every 5 turns taken by our enemies and allies in battle.</text:p>
          </table:table-cell>
          <table:table-cell office:value-type="string" table:style-name="ce1">
            <text:p>The "Battle Menu" will be shown at the start of a battle and after every 5 turns taken by both allies and enemie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敵が複数いる場合、ターゲットカーソルを アローキーで動かして、攻撃対象を選ぶ ことができます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When there are multiple enemies, you can choose the target of your attacks, shown by the target cursor, using the arrow keys.</text:p>
          </table:table-cell>
          <table:table-cell office:value-type="string" table:style-name="ce1">
            <text:p>When there are multiple enemies, you can select the target of your attacks, shown by the target cursor, by using the arrow key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時々、ダメージが2倍に跳ね上がる 「クリティカルヒット」が出る場合があります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Occasionally, a double-damage "Critical Hit" will occur.</text:p>
          </table:table-cell>
          <table:table-cell office:value-type="string" table:style-name="ce1">
            <text:p>Occasionally, a "Critical Hit" will occur, dealing double damag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敵から攻撃を受けた際、反撃を繰り出す 「カウンター」が発動する場合があります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When attacked by an enemy, our allies may execute a "Counter", responding with an attack of their own.</text:p>
          </table:table-cell>
          <table:table-cell office:value-type="string" table:style-name="ce1">
            <text:p>When attacked, party members may "Counter" by responding with an attack of their ow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カウンターの発動確率や威力は、攻撃を 受けたキャラの防御力に依存します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The chance of a counter occurring, and its power, depends on the Defense of the character.</text:p>
          </table:table-cell>
          <table:table-cell office:value-type="string" table:style-name="ce1">
            <text:p>The chance of a counter, and its power, depend on the "Defense" of the character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こもんイベント１１５番参照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今、このタイミングでセーブするのは危険の ようだ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セーブし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待たれよ。　古代竜族の鱗をまだ拾って いないのではない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ダンジョンの入り口まで戻り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ここでは使えないようだ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出現率を上げる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出現率を普通にする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使わない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人形「き、来たいなら来ればいいじゃないっ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人形「普通が一番よねっ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敵と遭遇するエリアでないと使えない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むこはお腹たぷんたぷんだ・・・ 無理に飲みますか？（HP回復量が半減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にゃんこはお腹たぷんたぷんだ・・・ 無理に飲みますか？（HP回復量が半減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ともっちはお腹たぷんたぷんだ・・・ 無理に飲みますか？（HP回復量が半減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ひめはお腹たぷんたぷんだ・・・ 無理に飲みますか？（HP回復量が半減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ゼリーちゃんを捨てるだと！？！？ そんなの青くらげが許さんぞおおぉぉぉ！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そのアイテムを捨てるだって？ おいおい、エイプリルフールにはまだ早いぜ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このアイテムを捨て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い・・・行こっか・・・</text:p>
          </table:table-cell>
          <table:table-cell office:value-type="string" table:style-name="ce1">
            <text:p>After Bandits’ toilet (wet) –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R… Ready to go…</text:p>
          </table:table-cell>
          <table:table-cell office:value-type="string" table:style-name="ce1">
            <text:p>R...ready to go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お待たせー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んじゃ、行こっか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待たせてごめん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い、終わったよー。</text:p>
          </table:table-cell>
          <table:table-cell office:value-type="string" table:style-name="ce1">
            <text:p>After Bandits’ toilet (wet) – L7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'kay, I’m all done.</text:p>
          </table:table-cell>
          <table:table-cell office:value-type="string" table:style-name="ce1">
            <text:p>'Kay, I'm all done—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ふう・・・すっきりした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お待たせ。　えへへ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ー、助かったぁ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ー、すっきり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えへへ・・・は、恥ずかしいとこ見られちゃった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ぁ・・・すっきりしたぁ！</text:p>
          </table:table-cell>
          <table:table-cell office:value-type="string" table:style-name="ce1">
            <text:p>After Bandits’ toilet – L6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ah… much better!</text:p>
          </table:table-cell>
          <table:table-cell office:value-type="string" table:style-name="ce1">
            <text:p>Aah... much better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ふー、危なかったぁ・・・</text:p>
          </table:table-cell>
          <table:table-cell office:value-type="string" table:style-name="ce1">
            <text:p>After Bandits’ toilet – L6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Fuu, th-that was close…</text:p>
          </table:table-cell>
          <table:table-cell office:value-type="string" table:style-name="ce1">
            <text:p>Fuu, th-that was close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お・・・お待たせ・・・////</text:p>
          </table:table-cell>
          <table:table-cell office:value-type="string" table:style-name="ce1">
            <text:p>After Bandits’ toilet – L6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Th-Thanks for waiting...////</text:p>
          </table:table-cell>
          <table:table-cell office:value-type="string" table:style-name="ce1">
            <text:p>Th-thanks for waiting... ////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はぁー・・・もうダメかと思ったよ～・・・</text:p>
          </table:table-cell>
          <table:table-cell office:value-type="string" table:style-name="ce1">
            <text:p>After Bandits’ toilet –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Haa—… I thought I wouldn’t make it~…</text:p>
          </table:table-cell>
          <table:table-cell office:value-type="string" table:style-name="ce1">
            <text:p>Haa—... I thought I wouldn't make it～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えっと・・・お、お待たせ・・・////</text:p>
          </table:table-cell>
          <table:table-cell office:value-type="string" table:style-name="ce1">
            <text:p>After Bandits’ toilet –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m… Th-Thanks for waiting...////</text:p>
          </table:table-cell>
          <table:table-cell office:value-type="string" table:style-name="ce1">
            <text:p>Um... th-thanks for waiting... ////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はぁ・・・あと少しでもれちゃうトコだったよ・・・）</text:p>
          </table:table-cell>
          <table:table-cell office:value-type="string" table:style-name="ce1">
            <text:p>After Bandits’ toilet –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Whew… a few more seconds and there would have been a flood…)</text:p>
          </table:table-cell>
          <table:table-cell office:value-type="string" table:style-name="ce1">
            <text:p>(Haah... a few more seconds and there would've been a flood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ねぇ・・・もぉムリ・・・っ、我慢できない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で、出ちゃう！！　パンツに出ちゃうよぉ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野しょんを勧めますか？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Recommend peeing outside?</text:p>
          </table:table-cell>
          <table:table-cell office:value-type="string" table:style-name="ce1">
            <text:p>Recommend peeing outside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ああーーーっ！！　ま、待って！！　ま、 まだ出ちゃだめえぇぇ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、もう膀胱が・・・パンパンで苦しいよぉ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出ちゃいそう・・・！　ど、どうしようっ！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い、いつかはしないとならないもんね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ちょっと待ってて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お願い、先におトイレ行かせて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かなり前から我慢してたの・・・だから、そろそろ 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えと・・・こ、ここでしないとダメ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確かにこの辺にはおトイレなんて無いし・・・ う、うん・・・わかっ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ええ？　こ、ここで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・・・やだよぉ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・・・のど渇いたよ・・・お水飲みたい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、ごめんね・・・どうしても我慢できなく なっちゃっ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頑張ったんだけど、漏らしちゃった・・・ぐす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くん・・・わたし、ちょっと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の・・・おトイレ的なところに行きたいかな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トイレ行きたくなってきたような・・・？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うん、気のせいじゃない・・・行きたい・・・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ついに決着の時が来たんだ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大丈夫！　わたし達ならきっと勝てる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っとたぶんおそらく、60％くらいの確率で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魔界門は、大陸北部にある“白銀の森”を 抜けたところにあるんだ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合ってる！？　うおおおお！！　わたしの 記憶力すごい！！　天才かも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ねえ、あの死神ちゃんとレグマくんって 知り合いだったの？　違う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か、お互い知った仲みたいだったから ビックリしちゃっ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洞窟内の熱をさ、冬まで保存できたら よく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今度は冬の冷気を夏まで保存するの！ グッドアイデア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四季が無くなっちゃうかな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煉獄洞でイオンマテルを手に入れれば、 時空玉も作れるし、たこやきちゃんの スターシップも動かせるし、一石二鳥だ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どのくらいの量を集めればいい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ぅあ、や・・・む、無理・・・限界・・・もう限界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れちゃう・・・おしっこ・・・も、もれちゃ・・・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出ちゃう、でちゃうっ！　でちゃううぅ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出ちゃいそう・・・どうしよう・・・ このままじゃ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どこぉ・・・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そ、その手があったね・・・ぜんぜん考えて なかったけど、もう、仕方ないな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行きたい・・・ねえ、ずっと我慢してるの 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ままじゃ集中できないよ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・・・気が引けるけど・・・も、もう我慢するの 辛いし・・・う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ょ、冗談言ってる場合じゃないって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やだ・・・早くパンツ替えたいよぉ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えええん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、途中でおトイレあったら寄って行こう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んなも、そろそろ休憩したい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下腹部のこの感じ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これがいわゆる尿意だ・・・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結局、青カラットも白カラットも、 やっつけられなかった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魔界門の情報が手に入ったし、進捗あり だ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！　早く姫さまのところに行こ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相手はあの、掴みどころのない白カラット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例え干渉剤という名の切り札を持っていると しても、油断はできない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っし！！　あとはこの2つの材料を持って ルミィさんの所に行くだけだね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で、ルミィさんはどこにいるんだっけ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いなぁ～、たこやきちゃんの翻訳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いうのが一つあると心強いよね～！ 日常では、まず使わないけど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ゼリーちゃんにまた会えるんだね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度は羽目を外さないように気をつけないとね！ 楽しみだな～！　デュフフフフ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明らかに蛾だね、レリグ・イアス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も、めっちゃ巨大な蛾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ぱ夜行性な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忘れもしない、あれは5月の下旬頃だっ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体育の授業が終わり、更衣室で着替えていた わたしは、ふと背後に気配を感じ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して・・・次の瞬間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肛門から、天へと穿つ落雷がっ！！！ あああああああああぁぁぁっぁあぁぁぁー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てさて、お次はいよいよ危険な種族のいる 森だ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魔物よりも危険なのかな？　そんなことは ない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沼に入ると、きっと毒ダメージくらっちゃう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・・・っ！　こんな時に毒消し草があれば 安心なのに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っきの白カラットの一撃、すごく痛かった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ぶん300万ダメージくらい喰らったんじゃ ない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ぇっ、もうむり・・・っ！！　で、でる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、どこか・・・おしっこぉ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ねがいっ、ま、まにあって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したい・・・っ、もうだめ・・・！　おしっこ 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我慢・・・我慢できない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願い、少し・・・少しだけ待ってて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くん、そ、そろそろ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たし、あの・・・お、おトイレ行きたいよ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近くにおトイレ無いみたいだし・・・、し、しかた ないよね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こで！？　やだ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の時、ちゃんとおトイレ行っておけば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ぅ・・・こんなことには・・・ならなかったのに・・・ ぐす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・・・行きたい（ボソッ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・・・！　き、聞こえた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ん・・・その・・・そ、そういうことだか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定期的な休憩は、健康維持に必須なんだ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若者だからって、無理しちゃいけないと 思うんだ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ついに白カラットが動いたみたいだね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衛兵さんを100メートル吹っ飛ばすほどの力で 熾天宮を壊して、熾力を消滅させるつもり なのかな・・・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教会の地下に研究所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だろう、どこかで聞いたことのあるような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あ！！　バイオだ！！　バイオ○ザード にありがちなヤツだ！！　うほっほ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ルミィさんを連れてお城に戻る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ナントカの鱗と、あと紅茶の茶葉から抽出できる ナントカっていう成分があれば、ナントカっていう 薬ができるもんね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前を歩いてきた人から「おーい！」って声 かけられたから、「はーい！」って返事した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実は私の後ろにいる人に声かけてた時って あるよね？　めっちゃ恥ずかしい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うん。　今話す話題じゃないよ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“蜃気楼の谷”って、こむちゃんが仲間に 加わった場所だ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てことは、またあの暑～い砂漠エリアか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ルミィさんはジャングルのどこかに連れて 行かれたんだよ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ジャングルと言えば毒ヘビだよ！　マングース が仲間になってくれたら心強いよ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改めて思ったけど、騎士団長さんって大変な 仕事なんだ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騎士団の管理はもちろん、城の公務も やってるし、何かあったら体を張って守りに 行かなくちゃならないんだもん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だからわたし、騎士団長にはならないよ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オッシーに会えちゃったね！！ 大きかったね、オッシー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次に会う時は背中に乗りたい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オシル湖でオッシーを見つけるよ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きっと首長竜みたいな、ああいう感じの怪獣 だよ！！　楽しみだね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お城へ戻って、赤カラットや青カラット、それと 白カラットの対策を考えないとね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いや～、最近は右を向いても左を向いても カラットばっかだね～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ぁぁ、あ、ぅ・・・も、だ・・・め・・・</text:p>
          </table:table-cell>
          <table:table-cell office:value-type="string" table:style-name="ce1">
            <text:p>Chat - L7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a-aah, uuh... no... mor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げんかい・・・なの・・・ぉ・・・っ！！</text:p>
          </table:table-cell>
          <table:table-cell office:value-type="string" table:style-name="ce1">
            <text:p>Chat - L7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'm at... my... limit...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でちゃぅ、ぁ、ああっ、でちゃううぅっ！！</text:p>
          </table:table-cell>
          <table:table-cell office:value-type="string" table:style-name="ce1">
            <text:p>Outdoor pee -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t's, aa-aaah, it's coming ouuuut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や、やばい・・・っ、ねえ、もう・・・無理・・・っ！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Th-this is bad... hey, I can't... hold it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おトイレ・・・ぉ、おしっこ・・・行きたいよぉっ！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 wanna go to the... I-I wanna go pee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く、ぅ・・・っ</text:p>
          </table:table-cell>
          <table:table-cell office:value-type="string" table:style-name="ce1">
            <text:p>Outdoor pee - L6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Ku, uuh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も、もぅ・・・我慢・・・できないぃっ！</text:p>
          </table:table-cell>
          <table:table-cell office:value-type="string" table:style-name="ce1">
            <text:p>Outdoor pee - L6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, I can't... hold it... anymore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ごめん、あの、おトイレ・・・！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Sorry, umm, toilet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そろそろ本当に、行きたいんだけど・・・っ！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'd really like to go right about now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・・・うん・・・</text:p>
          </table:table-cell>
          <table:table-cell office:value-type="string" table:style-name="ce1">
            <text:p>Outdoor pee (wet)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Yeah... okay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ま、また失敗しちゃうよりは・・・いいよね・・・</text:p>
          </table:table-cell>
          <table:table-cell office:value-type="string" table:style-name="ce1">
            <text:p>Outdoor pee (wet)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-it's better than... losing it again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それはまだ、ちょっと、無理だよ・・・さすがに・・・</text:p>
          </table:table-cell>
          <table:table-cell office:value-type="string" table:style-name="ce1">
            <text:p>Outdoor pee - L5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There's no way... I could do that... not ye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うう・・・間に合わなかったよ・・・</text:p>
          </table:table-cell>
          <table:table-cell office:value-type="string" table:style-name="ce1">
            <text:p>Chat (wet) -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uuh... I didn't make i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ご、ごめんね・・・</text:p>
          </table:table-cell>
          <table:table-cell office:value-type="string" table:style-name="ce1">
            <text:p>Chat (wet) -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S-sorry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レグマくん、あのさ・・・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Hey, Reguma-kun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言いにくいんだけど、わたし、ちょっと・・・ おトイレに・・・////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 hate to say it, but, I wanna... Y'know, to the bathroom... 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そう言えば、この辺におトイレあったかな・・・）</text:p>
          </table:table-cell>
          <table:table-cell office:value-type="string" table:style-name="ce1">
            <text:p>Chat - L3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Come to think of it, I wonder if there was a toilet around here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ちょっと寄りたくなってきちゃった・・・）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It's kinda getting to that point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あ・・・！　宇宙人ちゃんのバイザー、 かっこいいなぁ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付けてみたいなぁ！　うずうず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今回の誘拐（？）事件も、カラットたちが 絡んでるのかな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だとしたら、ほんと人騒がせだよね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ウワサにたがわぬ、いい湯だったね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これはもう、わたし達も負けてらんないよ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お風呂と争うわけじゃないけど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あレグマくん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次に我々が向かうべき場所は、もちろん 分かってるよね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以上何も言わないよ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んとに言わないよ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温泉、すぐに入れなかったのは残念だけど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魔物退治も入浴前の運動だと思えば、 なんてことはない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、言っていいのか分からないこと な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秘湯っていう割には、そんなに“秘”じゃない 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・ん・せん♪　Ｏ・Ｎ・ＳＥ・Ｎ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魔物が出てきて応・戦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っと！　ブッソウなこと言っちまったぜぃ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姫さまに館長のことを報告しに行かなくちゃ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でも・・・わたしが館長に捕まって、そ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アレをさせられた事は、省略していい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館長さんが裏でよからぬことをやってたなんて 残念だ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に、熾力パワーアップの希望が裏切られた のがショックだ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森の奥で行方不明のビオラさんを探しに 行くんだ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行こう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ずはジンブー村の騎士団長さんと合流しよ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こでビオラさんの救出作戦を練る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でる・・・でちゃう・・・っ　もう、でちゃう、 でちゃう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そこの物陰まで・・・っ　お願い・・・ 出ないでぇ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行きたいよぉ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以上我慢できないのっ！　もう、もう・・・ もれそう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、本当はこんなことしないんだけど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だめぇ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くん、お願い・・・おトイレ行かせて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のままじゃ集中できない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ういうイジワル言うんだ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、嫌いになっちゃうよぉ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め！！　おしっこのにおいするから 近づかないで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何て言うか、そ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に行きたいかな～？　とか・・・ 思っちゃったりする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・・・次の休憩はいつにする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、その・・・催してきちゃっ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て！　心強い仲間も増えたところで、 一度お城の姫様に報告に戻ろ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っとまた、何らかの新事実がわたし達を 待ってるよ～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王さーーーん！！　どこですかー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出てきてくださーーーーーい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～づ～い～よ～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言うと余計に暑くなるのは分かってる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は・・・言わずにはいられないよ～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いたい想像はしてた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南部の日差しはヤバい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王って聞くと、なんかこう、ランプの魔人 みたいなのをイメージするな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くんはどういうのを想像す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ね！！　“ヒトならざる仲間”のことで 頭いっぱいだよ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獣系かな！？　精霊系かな！？ ゾンビ系かな！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ゾンビはいいや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煉絶カラットに蒼麗カラット・・・ややこしい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セカンドネームって何だっけ？ パンなんとかと、ジェル・・・あれ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一時はどうなるかと思ったけど、あの鉄砲娘の おかげで助かった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んと、何者なんだろう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、どうしよう・・・もう・・・おトイレ我慢・・・ できない・・・かも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こじゃもう、それしか無いんだよね・・・っ！ わたしのせいじゃないよね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の・・・実は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っきから、おトイレ・・・我慢しててさ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、うん・・・こんなとこにおトイレ無いの 分かってる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ちょっとだけ・・・我慢してみ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や、やばいなぁ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トイレ、けっこうしたくなってきちゃった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出口どこぉ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きるだけ早く脱出しないと・・・その・・・ あれな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、閉じ込められちゃった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にかく歩きまわって出口を見つけよ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イイ感じにとんとん拍子で進む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くお城に戻って、姫様にいっぱい誉めて もらお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度の四天王は、どんな名前なんだろう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東部で戦ったのが確か・・・こめきち・・・だっけ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りあえず、姫さまに研究の事と四天王の事を 報告しなきゃ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これって俗に言う、 「良い知らせと悪い知らせ」じゃん！ 言ってみたい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むり、むり・・・もうむりっ、出ちゃう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ああ、もれちゃううう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っ　はぁっ、ぁあああ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ぁあ、も、もう・・・おトイレ行かないと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、我慢・・・できないよぉ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う～っ！　は、恥ずかしい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、無理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、ごめん、おトイレ行きたくなっちゃっ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寄って行きたいの、お願い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・・・う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れじゃ、ちょっとだけ待ってて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んなとこじゃできないよぉ・・・っ！　も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・・・どうしても・・・我慢できなくなっちゃって ・・・うぅ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くん、ええと・・・そ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少しおトイレに行きたい気がする・・・かな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、もし途中にさ・・・休憩できそうな場所が あった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ついに四天王とか出てきちゃったね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はきっと、あれだよ！　四天王なのに 5人目がいるとか、そういうフラグだよ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いとこヤマト村の村長に炭鉱が安全に なったことを教えてあげ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ぱり相手はアンデッドだったね！ なんか、名前の響きから想像ついちゃったもん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ﾄﾞﾔｧ!!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まずは戦利品である牙を入手しよう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くん！　がしゃこうべって、きっと アンデッド系だ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何度倒しても蘇るような相手だったら 燃えるね！！　ピンチだけど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東部の公道ってほんとに狭い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土地自体はけっこう広い気がするんだけど な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りあえず、鍵を持って村長さんのとこに 行こっか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村長さんのためにも、頑張って修羅塔を 攻略し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鍵を持って帰ったら、きっと喜ぶよ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がしゃこうべの居場所を知っていそうな人を 探すんだ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、がしゃこうべってどんな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たしの予想だとさ、地面からでっかい ドクロが生えてる感じだと思うんだよ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ぇっ、も、もう限界ぃ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我慢・・・で、できないよぉ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んまり離れないでねっ！！　近すぎても ダメだけど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したい・・・っ！　おトイレしたいぃ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ぅ・・・っ、ど、どうしよぉ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でも、こ、怖いし・・・やだよぉ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おトイレしたい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・・・幽霊船でおトイレなん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・・・！？　こ、こんなとこでするなん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だよ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む、無理だもん・・・！　こんなとこでおトイレ 我慢し続けるなんて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んな時にあれなんだけどさ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船・・・おトイレ使えるのかな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トイレ行きたくなってきた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、どうしようかな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大丈夫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遊園地のお化け屋敷とか、けっこう制覇してる から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ぜ、ぜんぜんコワクナイヨー！　あははは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ういえば、船の中って見て回ったことない かも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うだ、甲板いこうよ、甲板！　奇麗な海原が 見られるかもよ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東部の魔物だってさ！　どんなのかな！ 妖怪系かな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ザザーブの船にはお世話になりっぱなしだ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りあえず、館長さんを探して挨拶しようよ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こにいる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い、クイズです！　次の目的地は どこでしょう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正解！　ユーリャ教会の南にある秘密の 研究館だよ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合格だよ、レグマくん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城にいる姫さまのとこに戻るんでしょ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善は急げだよ、レグマくん！　善かどうかは 分からないけど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ーて、今度はマハイ山でトロッコだ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ロッコいっぱい乗るよ！　トロッコ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ぁああ・・・だ、だめぇ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げ、げ、限界ぃ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ぅうっ・・・い、行って・・・くる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、レ、レグマくん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、わたしもう・・・もう我慢できないよ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他に方法ない・・・よね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待ってて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の・・・あのさ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行きたくて、ちょっと・・・やばめかな・・・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うぅ・・・わ、わかった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無理しちゃうと、あれだもんね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い、いや・・・それは・・・その・・・っ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、あんまり見ないで・・・はずかしいよ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うう・・・（もじもじ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え、えっとね・・・</text:p>
          </table:table-cell>
          <table:table-cell office:value-type="string" table:style-name="ce1">
            <text:p>Chat – L4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m, so…</text:p>
          </table:table-cell>
          <table:table-cell office:value-type="string" table:style-name="ce1">
            <text:p>Um, so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できれば、その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・・・おトイレ、行きたい・・・かも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や、やっぱり寒いから体が冷えるね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ちょっとその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う、ううん・・・なんでもないよ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姫さまに会うために中央部へ戻るんでしょ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また船に乗れるよ！　やったー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これ以上煉絶ちゃんを追いかけても危ないし、 まずは町の団長さんのとこに戻ろ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拠点の中って、絵に描いたようにゲドゲドした 所だね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でもこういうのいいよ～！　燃えてきたよ～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っほほーー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絶壁のどこかに横穴があって、その先に 煉絶さんの拠点があるんだよ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気を引き締めて行こ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りあえずバルギーンの町にいる自治警団長 さんに「雪原がすごく危険」って伝えるんだよ 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煉絶さんを倒すチャンスだったかもしれない けど、この寒さじゃね～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雪崩は怖いけど・・・頑張って調査しなくちゃ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、ファイト！　ファイトミ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でやっと北の雪原を調査できる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煉絶の姫君、いるかな？　頑張ってやっつけ よう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くん！　洞窟で遭難しちゃった新人兵の 人を捜そ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っと洞窟のどこかにいるはずだ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んんっ・・う、ぅ・・・！　出ちゃう・・・出ちゃう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んとに、もぅ・・・出ちゃうよぉ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ぁあっ、も、もう限界ぃ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ぅあ、お、おトイレ・・・行きたいよ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ままじゃ・・・も、も、漏れちゃう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、緊急事態だからね！　不可抗力だから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くん、ごめん・・・！　ちょ、ちょっとおトイレ 行きたいんだけど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んまり長くは我慢できない・・・かも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・・・うん・・・わかった。　しょうがないよ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はは・・・それはさすがに無理だよ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う・・・ご、ごめん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次はちゃんと、我慢するから・・・（もじもじ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の～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休憩とか・・・したいかな？　・・・あはは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次はちゃんと、我慢するか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トイレ行きたくなってきたかも・・・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でもまだ我慢できるし、みんなの歩みを 　止めちゃうのは悪いしなぁ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零下の洞窟ってどんなところな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あ、間違いなく寒いんだろう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準備ができたら北上だ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して、うまくいけばラスボス戦・・・ごくっ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港町ザザーブを目指して、マハイ山を 越えて行こう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その後は船で北部だよ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いや～、いい運動になるね～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とにかく、熾天宮で起こった出来事を姫様に 報告しよ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向こうでも何か動きがあったかもしれないし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熾天宮の奥、何があるんだろうね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やっぱアレでしょ！　伝説の剣とか槍とか、 そういう感じのやつ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！　でもレーザー兵器的なのも捨て がたいですなぁ！　ふほほう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、ぅ・・・っ！　だめ・・・っ！　でちゃうぅ！！</text:p>
          </table:table-cell>
          <table:table-cell office:value-type="string" table:style-name="ce1">
            <text:p>Chat – L7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hn…! I can’t…! It’s coming out!!</text:p>
          </table:table-cell>
          <table:table-cell office:value-type="string" table:style-name="ce1">
            <text:p>Ah, uu...! I can't...! It's coming out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ぉ・・・が、がまんできないよぉ・・・っ！！</text:p>
          </table:table-cell>
          <table:table-cell office:value-type="string" table:style-name="ce1">
            <text:p>Chat – L7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… c-can’t hold it…!!</text:p>
          </table:table-cell>
          <table:table-cell office:value-type="string" table:style-name="ce1">
            <text:p>I... c-can't hold it anymore...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、あ、まだダメっ、そこの・・・物陰までっ！！</text:p>
          </table:table-cell>
          <table:table-cell office:value-type="string" table:style-name="ce1">
            <text:p>Outdoor pee –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h, ah, it’s no use, I’ll use… that spot over there!!</text:p>
          </table:table-cell>
          <table:table-cell office:value-type="string" table:style-name="ce1">
            <text:p>Ah, ah, it's no use, I'll... use that spot over ther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レグマくん・・・！　わ、わたし、その・・・！</text:p>
          </table:table-cell>
          <table:table-cell office:value-type="string" table:style-name="ce1">
            <text:p>Chat – L6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Reguma-kun…! I, I think…!</text:p>
          </table:table-cell>
          <table:table-cell office:value-type="string" table:style-name="ce1">
            <text:p>Reguma-kun...! I, I think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うっ、我慢が・・・む、無理なんだけどっ！</text:p>
          </table:table-cell>
          <table:table-cell office:value-type="string" table:style-name="ce1">
            <text:p>Chat – L6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t’s impossible... for me to keep holding it!</text:p>
          </table:table-cell>
          <table:table-cell office:value-type="string" table:style-name="ce1">
            <text:p>It's impossible... f-for me to keep holding it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こ、こんなところでゴメンね・・・！　すぐ戻る から！！</text:p>
          </table:table-cell>
          <table:table-cell office:value-type="string" table:style-name="ce1">
            <text:p>Outdoor pee – L6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S-Sorry about this…! I’ll be right back!!</text:p>
          </table:table-cell>
          <table:table-cell office:value-type="string" table:style-name="ce1">
            <text:p>S-sorry about this...! I'll be right back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おトイレ・・・近くに無いかな？</text:p>
          </table:table-cell>
          <table:table-cell office:value-type="string" table:style-name="ce1">
            <text:p>Chat –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ren’t there any… bathrooms nearby?</text:p>
          </table:table-cell>
          <table:table-cell office:value-type="string" table:style-name="ce1">
            <text:p>Aren't there any... toilets nearby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、あの、ずっと我慢してて・・・そろそろ・・・</text:p>
          </table:table-cell>
          <table:table-cell office:value-type="string" table:style-name="ce1">
            <text:p>Chat –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h, um, I’ve been very desperate for quite a while… pretty soon, I…</text:p>
          </table:table-cell>
          <table:table-cell office:value-type="string" table:style-name="ce1">
            <text:p>Ah, um, I've been really desperate for quite a while... pretty soon, I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、そうだよね。</text:p>
          </table:table-cell>
          <table:table-cell office:value-type="string" table:style-name="ce1">
            <text:p>Outdoor pee (wet) –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, I guess you’re right.</text:p>
          </table:table-cell>
          <table:table-cell office:value-type="string" table:style-name="ce1">
            <text:p>I, I guess you're right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無理してると、また恥ずかしいことになっちゃい そうだし・・・</text:p>
          </table:table-cell>
          <table:table-cell office:value-type="string" table:style-name="ce1">
            <text:p>Outdoor pee (wet) –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f there’s no other way, it’s better than embarrassing myself again…</text:p>
          </table:table-cell>
          <table:table-cell office:value-type="string" table:style-name="ce1">
            <text:p>If there's no other way, it's better than embarrassing myself again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え？　や、やだよ・・・！</text:p>
          </table:table-cell>
          <table:table-cell office:value-type="string" table:style-name="ce1">
            <text:p>Outdoor pee –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Huh? N-No way…!</text:p>
          </table:table-cell>
          <table:table-cell office:value-type="string" table:style-name="ce1">
            <text:p>Huh? N-no way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う、ヘンなこと言わないでよ・・・！</text:p>
          </table:table-cell>
          <table:table-cell office:value-type="string" table:style-name="ce1">
            <text:p>Outdoor pee –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Don’t make weird suggestions…!</text:p>
          </table:table-cell>
          <table:table-cell office:value-type="string" table:style-name="ce1">
            <text:p>Don't say weird stuff like that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に、匂うよね・・・？　ごめんね・・・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D-Does it smell…? I’m sorry…</text:p>
          </table:table-cell>
          <table:table-cell office:value-type="string" table:style-name="ce1">
            <text:p>D-does it smell...? I'm sorry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うう・・・またおトイレ行きたくなっちゃった・・・）</text:p>
          </table:table-cell>
          <table:table-cell office:value-type="string" table:style-name="ce1">
            <text:p>Chat – L4 B (wet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Ooh… I feel like I have to pee again…)</text:p>
          </table:table-cell>
          <table:table-cell office:value-type="string" table:style-name="ce1">
            <text:p>(Ooh... I feel like I have to pee again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の・・・ちょっと催してきちゃったんだけど・・・</text:p>
          </table:table-cell>
          <table:table-cell office:value-type="string" table:style-name="ce1">
            <text:p>Chat – L4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’ve been… holding it in for a little while now…</text:p>
          </table:table-cell>
          <table:table-cell office:value-type="string" table:style-name="ce1">
            <text:p>I've been... holding it in for a little while now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え？　う、ううん。　別に何でも・・・</text:p>
          </table:table-cell>
          <table:table-cell office:value-type="string" table:style-name="ce1">
            <text:p>Chat – L3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Eh? Oh, it’s nothing to worry about…</text:p>
          </table:table-cell>
          <table:table-cell office:value-type="string" table:style-name="ce1">
            <text:p>Eh? Oh, n-no. It's nothing to worry about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西部かぁ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初は中央部で森、洞窟、山なんかを越えて 来たけど、次は西部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なかなかの冒険だよね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オシル湖の西にある地下道を抜けるんだよね。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We have to take the tunnel west of Lake Oshiru, right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確か、“ヒャム地下道”だっけ？</text:p>
          </table:table-cell>
          <table:table-cell table:number-columns-repeated="2" table:style-name="ce1"/>
          <table:table-cell office:value-type="string" table:style-name="ce1">
            <text:p>What was it, "Hyamu Tunnel", or something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みんなで力を合わせて、一気に抜けちゃおう！</text:p>
          </table:table-cell>
          <table:table-cell table:number-columns-repeated="2" table:style-name="ce1"/>
          <table:table-cell office:value-type="string" table:style-name="ce1">
            <text:p>Let's do our best to make it through altogether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レグマくん、早く早く！！　お城だよ、お城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！　ねえ、私の髪の毛、乱れてない？ 服装もヘンじゃないよね？　大丈夫かな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とりあえず、シャルシャルさんを家まで送ろうよ。</text:p>
          </table:table-cell>
          <table:table-cell office:value-type="string" table:style-name="ce1">
            <text:p>Chat – Escorting Sharu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For the time being, we have to see Sharu home safely.</text:p>
          </table:table-cell>
          <table:table-cell office:value-type="string" table:style-name="ce1">
            <text:p>For the time being, we have to see Sharu home safely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お城・・・行きたいなあ！　行きたいなあ！</text:p>
          </table:table-cell>
          <table:table-cell office:value-type="string" table:style-name="ce1">
            <text:p>Chat – Escorting Sharu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The castle… I wanna go! I wanna go!</text:p>
          </table:table-cell>
          <table:table-cell office:value-type="string" table:style-name="ce1">
            <text:p>The castle... I wanna go! I wanna go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おしっこ・・・おしっこっ・・・おしっこ・・・っ！！）</text:p>
          </table:table-cell>
          <table:table-cell office:value-type="string" table:style-name="ce1">
            <text:p>Chat - L7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Pee… pee… peeeeeeee!!)</text:p>
          </table:table-cell>
          <table:table-cell office:value-type="string" table:style-name="ce1">
            <text:p>(Pee... pee... pee...!!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も、もうダメっ、これ以上我慢できないぃっ！）</text:p>
          </table:table-cell>
          <table:table-cell office:value-type="string" table:style-name="ce1">
            <text:p>Chat - L7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I-I’m done for, I can’t stand it anymore!)</text:p>
          </table:table-cell>
          <table:table-cell office:value-type="string" table:style-name="ce1">
            <text:p>(I-I'm done for, I can't stand it anymore!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、そ、その辺で・・・してくるっ！　待っててっ！</text:p>
          </table:table-cell>
          <table:table-cell office:value-type="string" table:style-name="ce1">
            <text:p>Outdoor pee -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Y-Y-Yeah, over there… should do! Just wait for me!</text:p>
          </table:table-cell>
          <table:table-cell office:value-type="string" table:style-name="ce1">
            <text:p>Y-y-yeah, over there... should do! Wait her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ど、ど、どうしよ・・・！　こんな時におトイレ ・・・我慢できないよぉ・・・！）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W-W-What should I do…!? I need the toilet… I can’t hold it…!)</text:p>
          </table:table-cell>
          <table:table-cell office:value-type="string" table:style-name="ce1">
            <text:p>(W-w-what should I do...?! I need the toilet... and at the worst possible time, too...!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ああ・・・もれそう・・・っ！）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Aah… I’m leaking…!)</text:p>
          </table:table-cell>
          <table:table-cell office:value-type="string" table:style-name="ce1">
            <text:p>(Aah... I'm gonna leak...!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ご、ごめんね！　ちょっと、その・・・行ってくる から！！</text:p>
          </table:table-cell>
          <table:table-cell office:value-type="string" table:style-name="ce1">
            <text:p>Outdoor pee - L6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S-Sorry! I… I’ll be right back!</text:p>
          </table:table-cell>
          <table:table-cell office:value-type="string" table:style-name="ce1">
            <text:p>S-sorry! I… I'll be back in no tim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レ、レグマくん、あのね・・・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R-Reguma-kun, um, hey…</text:p>
          </table:table-cell>
          <table:table-cell office:value-type="string" table:style-name="ce1">
            <text:p>R-Reguma-kun, um, hey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ちろんシャルシャルさんを見つけながらで いいんだけど、その・・・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Naturally, looking for Sharu right now is really important, I know, but…</text:p>
          </table:table-cell>
          <table:table-cell office:value-type="string" table:style-name="ce1">
            <text:p>Of course, it's important we find Sharu as soon as possible but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おトイレがあったら、ちょっとだけ待って もらってもいい・・・？</text:p>
          </table:table-cell>
          <table:table-cell office:value-type="string" table:style-name="ce1">
            <text:p>Chat - L5 C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f we do come across a bathroom, it’s okay if I need to stop in there real quick, right…?</text:p>
          </table:table-cell>
          <table:table-cell office:value-type="string" table:style-name="ce1">
            <text:p>If we do come across a bathroom, it's okay if I need to stop in there real quick, right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ど、どうしようかな・・・</text:p>
          </table:table-cell>
          <table:table-cell office:value-type="string" table:style-name="ce1">
            <text:p>Outdoor pee (wet)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W-What should I do…</text:p>
          </table:table-cell>
          <table:table-cell office:value-type="string" table:style-name="ce1">
            <text:p>Wh-what should I do…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ま、また失敗しないように済ませちゃったほうが いいかな・・・？</text:p>
          </table:table-cell>
          <table:table-cell office:value-type="string" table:style-name="ce1">
            <text:p>Outdoor pee (wet)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-It would be better to get it over with instead of making the same mistake, huh…?</text:p>
          </table:table-cell>
          <table:table-cell office:value-type="string" table:style-name="ce1">
            <text:p>I, I guess it would be better to get it over with than to have another accident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う、うん。　わかった・・・</text:p>
          </table:table-cell>
          <table:table-cell office:value-type="string" table:style-name="ce1">
            <text:p>Outdoor pee (wet) - L5 D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O-Okay. I understand…</text:p>
          </table:table-cell>
          <table:table-cell office:value-type="string" table:style-name="ce1">
            <text:p>O-okay. Got it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っ、それはちょっと・・・！</text:p>
          </table:table-cell>
          <table:table-cell office:value-type="string" table:style-name="ce1">
            <text:p>Outdoor pee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That’s a little…!</text:p>
          </table:table-cell>
          <table:table-cell office:value-type="string" table:style-name="ce1">
            <text:p>D-don't say that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ちゃんとおトイレでしないとダメだよ・・・！</text:p>
          </table:table-cell>
          <table:table-cell office:value-type="string" table:style-name="ce1">
            <text:p>Outdoor pee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t would be bad to do it anywhere besides a toilet…!</text:p>
          </table:table-cell>
          <table:table-cell office:value-type="string" table:style-name="ce1">
            <text:p>I'm a grown-up, I can't just not use a toilet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レグマくん、早く着替えたいよ・・・</text:p>
          </table:table-cell>
          <table:table-cell office:value-type="string" table:style-name="ce1">
            <text:p>Chat - L4 A (wet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Reguma, I want to hurry up and change my clothes…</text:p>
          </table:table-cell>
          <table:table-cell office:value-type="string" table:style-name="ce1">
            <text:p>Reguma-kun, I wanna change out of these clothes already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、それに・・・またおトイレ行きたくなっちゃった んだけど・・・</text:p>
          </table:table-cell>
          <table:table-cell office:value-type="string" table:style-name="ce1">
            <text:p>Chat - L4 B (wet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-And I… also need to use the toilet again…</text:p>
          </table:table-cell>
          <table:table-cell office:value-type="string" table:style-name="ce1">
            <text:p>A-and also… I need to use the toilet again…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シャルシャルさん・・・どこぉ？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Sharu… where are you?</text:p>
          </table:table-cell>
          <table:table-cell office:value-type="string" table:style-name="ce1">
            <text:p>Sharu... where are you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な、なかなか見つからないね・・・（そわそわ）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-It seems like we’re really having a hard time finding her (*squirm*)</text:p>
          </table:table-cell>
          <table:table-cell office:value-type="string" table:style-name="ce1">
            <text:p>Sh-she's nowhere to be found... *squirm*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やだ・・・早く着替えないと・・・</text:p>
          </table:table-cell>
          <table:table-cell office:value-type="string" table:style-name="ce1">
            <text:p>Chat (wet) - L4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Oh no… I have to change out of these quickly…</text:p>
          </table:table-cell>
          <table:table-cell office:value-type="string" table:style-name="ce1">
            <text:p>Ugh... I have to change out of these, quickly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シャルシャルさん、どこにいるのかな？</text:p>
          </table:table-cell>
          <table:table-cell office:value-type="string" table:style-name="ce1">
            <text:p>Chat - L3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Sharu, just where are you anyway?</text:p>
          </table:table-cell>
          <table:table-cell office:value-type="string" table:style-name="ce1">
            <text:p>Just where is Sharu, anyway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い、急がなきゃ・・・！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W-We should hurry…!</text:p>
          </table:table-cell>
          <table:table-cell office:value-type="string" table:style-name="ce1">
            <text:p>W-we should hurry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この建物のどこかに、シャルシャルさんが 捕まってるんだよね。</text:p>
          </table:table-cell>
          <table:table-cell office:value-type="string" table:style-name="ce1">
            <text:p>Chat - Escaped Jail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Somewhere in this building, Sharu is being held captive.</text:p>
          </table:table-cell>
          <table:table-cell office:value-type="string" table:style-name="ce1">
            <text:p>Sharu's being held captive somewhere in this building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早く見つけて、助けてあげなくちゃ！</text:p>
          </table:table-cell>
          <table:table-cell office:value-type="string" table:style-name="ce1">
            <text:p>Chat - Escaped Jail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We gotta hurry, gotta find her, gotta save her!</text:p>
          </table:table-cell>
          <table:table-cell office:value-type="string" table:style-name="ce1">
            <text:p>We gotta find her so we can save her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だ・・・っ、だめ・・・っ！　もう・・・限界ぃっ！</text:p>
          </table:table-cell>
          <table:table-cell office:value-type="string" table:style-name="ce1">
            <text:p>Chat - L7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C... Can't! It's... more than I...!</text:p>
          </table:table-cell>
          <table:table-cell office:value-type="string" table:style-name="ce1">
            <text:p>I... I can't...! It's more than... I can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おトイレ・・・し、したいよぉっ！！</text:p>
          </table:table-cell>
          <table:table-cell office:value-type="string" table:style-name="ce1">
            <text:p>Chat - L7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 need to pee right now!!</text:p>
          </table:table-cell>
          <table:table-cell office:value-type="string" table:style-name="ce1">
            <text:p>I need... I need the toilet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ぁっ、もうヤバいよ・・・っ！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hh, it's really bad now...!</text:p>
          </table:table-cell>
          <table:table-cell office:value-type="string" table:style-name="ce1">
            <text:p>Ahh, it's getting really bad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、もれちゃいそうなんだけど・・・っ！！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t's going to leak out...!</text:p>
          </table:table-cell>
          <table:table-cell office:value-type="string" table:style-name="ce1">
            <text:p>I-it's going to leak out...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レグマくん、わ、悪いんだけど・・・その・・・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Reguma, I-It might be a bad time, but, um...</text:p>
          </table:table-cell>
          <table:table-cell office:value-type="string" table:style-name="ce1">
            <text:p>Reguma-kun, s-sorry to ask, but... umm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おトイレ行きたいから、ちょっと寄ってもらっても いいかな・・・っ？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 need to pee, can we go to a bathroom please?</text:p>
          </table:table-cell>
          <table:table-cell office:value-type="string" table:style-name="ce1">
            <text:p>I need to use the toilet, so can we please take a rest stop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あー・・・どうしよう、おトイレ行きたいけど・・・）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Ah... What should I do? I have to go to the bathroom...)</text:p>
          </table:table-cell>
          <table:table-cell office:value-type="string" table:style-name="ce1">
            <text:p>(Ah... What should I do? I have to go to the bathroom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も、もうちょっとだけ我慢しよ・・・）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H-Hang in there a little longer...)</text:p>
          </table:table-cell>
          <table:table-cell office:value-type="string" table:style-name="ce1">
            <text:p>(H-hang in there a little longer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うう・・・、恥ずかしいよ・・・こんなの・・・</text:p>
          </table:table-cell>
          <table:table-cell office:value-type="string" table:style-name="ce1">
            <text:p>Chat (wet) - L4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gh, this is so embarrassing...</text:p>
          </table:table-cell>
          <table:table-cell office:value-type="string" table:style-name="ce1">
            <text:p>Ugh, this is so embarrassing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ちょっぴりおトイレ行きたいな・・・）</text:p>
          </table:table-cell>
          <table:table-cell office:value-type="string" table:style-name="ce1">
            <text:p>Chat - L3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I have to pee but just a tiny bit...)</text:p>
          </table:table-cell>
          <table:table-cell office:value-type="string" table:style-name="ce1">
            <text:p>(I have to pee, just a tiny bit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まだぜんぜん我慢できるけど、どうしよう。）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For now I'm sure I can still hold it, what should I do?)</text:p>
          </table:table-cell>
          <table:table-cell office:value-type="string" table:style-name="ce1">
            <text:p>(For now I'm sure I can still hold it, but what am I gonna do?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盗賊団に捕まってるシャルシャルさんを 助けに行こ！</text:p>
          </table:table-cell>
          <table:table-cell office:value-type="string" table:style-name="ce1">
            <text:p>Chat - Bandit Hideout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Let's go save Sharusharu from the bandit gang!</text:p>
          </table:table-cell>
          <table:table-cell office:value-type="string" table:style-name="ce1">
            <text:p>Let's go take Sharu back from the bandit gang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うん、なんかできそうな気がしてきた！</text:p>
          </table:table-cell>
          <table:table-cell office:value-type="string" table:style-name="ce1">
            <text:p>Chat - Bandit Hideout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Yeah, that's kind of how I'm feeling!</text:p>
          </table:table-cell>
          <table:table-cell office:value-type="string" table:style-name="ce1">
            <text:p>Yeah, that's kind of how I'm feeling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森の奥には、お城の兵士たちでも敵わない 強～い盗賊団がいるかもしれないんだよね・・・</text:p>
          </table:table-cell>
          <table:table-cell office:value-type="string" table:style-name="ce1">
            <text:p>Chat - Lost Forest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To think that the castle soldiers are no match for the bandit gang hiding deep in this forest..</text:p>
          </table:table-cell>
          <table:table-cell office:value-type="string" table:style-name="ce1">
            <text:p>Just thinking about a super-strong bandit gang that even the castle soldiers are no match for, hiding deep in this forest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なんか、緊張してきちゃった・・・</text:p>
          </table:table-cell>
          <table:table-cell office:value-type="string" table:style-name="ce1">
            <text:p>Chat - Lost Forest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 might be starting to lose my nerve...</text:p>
          </table:table-cell>
          <table:table-cell office:value-type="string" table:style-name="ce1">
            <text:p>I might be starting to lose my nerve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“北の森の奥”か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どこのことかな・・・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ねえ、シャルシャルさんと同級生の子って、 オシル湖で誘拐されたんだよね。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Hey, both Sharu and the girl from our class were kidnapped at Lake Oshir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オシル湖のどこかで、同級生の手掛かり みたいなモノって見つからないかな？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I wonder if we can find any clues about that classmate at the lake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ユーリャ教会で加護の儀式を受けるんでしょ？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We're going to St. Yuria's to receive the Blessing Ritual, right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儀式ってどんなのかな？ なんかこう、ぶおおおおんっ！　ていうのを 期待しちゃうよね！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I wonder what the ritual's like? I'm thinking it'll be all like, Bwhooooon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加護の儀式よりも、先にシャルシャルっていう 人へのお届け物を済ませるんでしょ？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Before that, don't we have to deliver this parcel to that Sharu person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城下町って広いから、探すの大変だね。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This town is huge, so finding her is gonna be tough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ふ・・・っ、ぅうっ！　もぉ・・・限界だよぉ・・・っ！</text:p>
          </table:table-cell>
          <table:table-cell office:value-type="string" table:style-name="ce1">
            <text:p>Chat -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Hu... uuuh! I... can't hold it anymore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し、しょうがないよねっ！　生理現象なんだしっ！</text:p>
          </table:table-cell>
          <table:table-cell office:value-type="string" table:style-name="ce1">
            <text:p>Outdoor pee -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Th-there's no other way! It's a natural phenomenon, and all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レ、レグマくん・・・！　わたし、もう・・・ おトイレ行かないとダメなんだけど・・・っ！</text:p>
          </table:table-cell>
          <table:table-cell office:value-type="string" table:style-name="ce1">
            <text:p>Chat - L6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R-Reguma-kun...! At this point... I have to go to the toilet right now, or else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ん・・・や、やっぱりそれしか・・・ない・・・よね。</text:p>
          </table:table-cell>
          <table:table-cell office:value-type="string" table:style-name="ce1">
            <text:p>Outdoor pee (wet) - L6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Nn... s-so there's no other choice... after all... huh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じゃ、じゃあ・・・っ、その・・・してくるからっ！</text:p>
          </table:table-cell>
          <table:table-cell office:value-type="string" table:style-name="ce1">
            <text:p>Outdoor pee - L6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R-right... um... I'll be right back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ん・・・や、やっぱりそれしか・・・ない・・・よね</text:p>
          </table:table-cell>
          <table:table-cell office:value-type="string" table:style-name="ce1">
            <text:p>Outdoor pee - L6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Nn... s-so there's no other choice... after all... right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、あのね・・・おトイレ行きたいんだけど・・・。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H-hey... so, I need to go to the bathroo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けっこう我慢してるから、その・・・早めに・・・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've held it quite a lot, so uh... quickly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うん・・・ま、また失敗しちゃうのはやだし・・・</text:p>
          </table:table-cell>
          <table:table-cell office:value-type="string" table:style-name="ce1">
            <text:p>Outdoor pee (wet)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Yeah... I don't wanna have another accident, and all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そうしよっかな・・・</text:p>
          </table:table-cell>
          <table:table-cell office:value-type="string" table:style-name="ce1">
            <text:p>Outdoor pee (wet)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Guess I'll go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ちょっと行って来るから、待っててね・・・</text:p>
          </table:table-cell>
          <table:table-cell office:value-type="string" table:style-name="ce1">
            <text:p>Outdoor pee (wet) - L5 C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'll be right back, so wait here, okay...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、あのね・・・おトイレ行きたいんだけど・・・</text:p>
          </table:table-cell>
          <table:table-cell office:value-type="string" table:style-name="ce1">
            <text:p>Chat (wet) - L5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H-hey, um... I want to go to the toile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い、いやいや！　おトイレでもないとこで、 そんな！</text:p>
          </table:table-cell>
          <table:table-cell office:value-type="string" table:style-name="ce1">
            <text:p>Outdoor pee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N-no, no, no! Not in a place where there's no toilets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し、したいのはやまやまだけど・・・ちょっとムリ だよ・・・）</text:p>
          </table:table-cell>
          <table:table-cell office:value-type="string" table:style-name="ce1">
            <text:p>Outdoor pee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I-I really want to, but... I don't think I could do that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早く着替えたいし・・・おトイレ休憩も 欲しいよぉ・・・）</text:p>
          </table:table-cell>
          <table:table-cell office:value-type="string" table:style-name="ce1">
            <text:p>Chat (wet) - L4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I wanna get changed, and... take a toilet break, too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そ、そろそろ・・・おトイレ休憩が欲しいところ なんだけど・・・）</text:p>
          </table:table-cell>
          <table:table-cell office:value-type="string" table:style-name="ce1">
            <text:p>Chat - L4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I-I'm... gonna need a toilet break pretty soon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はは・・・や、やっちゃったよ・・・ ごめんね、恥ずかしいカッコで・・・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Haha... I-I had an accident... Sorry you had to see me in this embarrassing stat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近くにおトイレ・・・無いかな・・・？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There are no toilets nearby... right...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トロッコ乗れなかったのは、まあ残念だけど・・・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It's kind of a shame that we couldn't take the rail cars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山の散策も楽しいから、まいっか！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But, a stroll through the mountains is fun too, so it's all good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加護の儀式って、どんなのかな？ 楽しみだね～！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I wonder what the blessing ritual is gonna be like? I can't wait～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マハイ山でトロッコに乗るんだよね？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We can take the rail cars over Mt. Mahai, right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トロッコってどんなのかな？　わたし生まれて 初めて乗るんだよ～♪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I wonder what they're like? It'll be my first time ever taking a rail car～! ♪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ま、また・・・でちゃうよぉ・・・っ！！</text:p>
          </table:table-cell>
          <table:table-cell office:value-type="string" table:style-name="ce1">
            <text:p>Chat (wet) -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N-not again... I'm gonna pee myself...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す、すぐ済ませて来るからっ！　ぅう・・・っ！</text:p>
          </table:table-cell>
          <table:table-cell office:value-type="string" table:style-name="ce1">
            <text:p>Outdoor pee -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-I'll do it and come straight back! Uuh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でちゃう・・・っ！　でちゃう・・・っ！　あぁ・・・っ！</text:p>
          </table:table-cell>
          <table:table-cell office:value-type="string" table:style-name="ce1">
            <text:p>Chat -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Gonna pee...! Gonna pee...! Aaah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ぁ・・・お、おトイレ行きたいよ・・・っ！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ah... I, I wanna go to the toilet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わたし、そろそろ限界なんだけど・・・っ！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'm just about at my limit, here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い、いくらなんでも・・・ここじゃ・・・っ！</text:p>
          </table:table-cell>
          <table:table-cell office:value-type="string" table:style-name="ce1">
            <text:p>Outdoor pee - L6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N-no matter how bad it is... right here is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うう・・・で、でも・・・っ</text:p>
          </table:table-cell>
          <table:table-cell office:value-type="string" table:style-name="ce1">
            <text:p>Outdoor pee - L6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Ooh... b-bu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んっ、く・・・っ！</text:p>
          </table:table-cell>
          <table:table-cell office:value-type="string" table:style-name="ce1">
            <text:p>Outdoor pee - L6 C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Nn, kuh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な、内緒だからね・・・っ！</text:p>
          </table:table-cell>
          <table:table-cell office:value-type="string" table:style-name="ce1">
            <text:p>Outdoor pee - L6 D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K-keep this a secret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レグマくん・・・お、おトイレ行かせて・・・っ</text:p>
          </table:table-cell>
          <table:table-cell office:value-type="string" table:style-name="ce1">
            <text:p>Chat (wet)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Reguma-kun... l-let me go to the toile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・・・で、でも・・・うぅ・・・</text:p>
          </table:table-cell>
          <table:table-cell office:value-type="string" table:style-name="ce1">
            <text:p>Outdoor pee (wet)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...B-but... ooh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分かった・・・ちゃんと見張っててね・・・？</text:p>
          </table:table-cell>
          <table:table-cell office:value-type="string" table:style-name="ce1">
            <text:p>Outdoor pee (wet)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Fine... stand guard, would you...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い、急いでるのは分かってるんだけど・・・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-I realize we have to hurry, bu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ごめん・・・わたし、さっきからおトイレ行きたくて ・・・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Sorry... I've actually wanted to go to the bathroom for a while now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そっ、そんなの・・・できないよっ！</text:p>
          </table:table-cell>
          <table:table-cell office:value-type="string" table:style-name="ce1">
            <text:p>Outdoor pee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-I can't do... something like that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レグマくんのえっち・・・！</text:p>
          </table:table-cell>
          <table:table-cell office:value-type="string" table:style-name="ce1">
            <text:p>Outdoor pee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Reguma-kun, you perv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・・・あのね・・・</text:p>
          </table:table-cell>
          <table:table-cell office:value-type="string" table:style-name="ce1">
            <text:p>Chat (wet) - L4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He... hey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おトイレ・・・行きたいんだけど・・・</text:p>
          </table:table-cell>
          <table:table-cell office:value-type="string" table:style-name="ce1">
            <text:p>Chat (wet) - L4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So, I... I'd like to visit the bathroo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えっと・・・あの・・・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hh... um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お、おトイレに行ってる時間なんて・・・ 無いよね・・・？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-I don't have... time to go to the bathroom, do I...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こ、この年になってお漏らしなんて・・・ 情けないよね・・・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T-to wet myself at my age... I'm so pathetic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時間があったらおトイレに寄りたいかも・・・）</text:p>
          </table:table-cell>
          <table:table-cell office:value-type="string" table:style-name="ce1">
            <text:p>Chat - L3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I might wanna stop by the bathroom, if we have time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早くお母さんのところに熱さまシードを持って いってあげよ！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We need to take the Mediseed to that girl's Mom, ASAP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ダーブ洞窟のどっかに、解熱作用がある 【熱さまシード】があるんだよね？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There's a fever medicine called a 'Mediseed' somewhere in Daav cavern, right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早くみつけて、お母さんのところに持っていって あげよ！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Let's go and find one quick, so we can bring it to the sick girl's Mom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う・・・うん・・・っ、分かった・・・！　ちょっと してくるから、み、見張っててねっ！！</text:p>
          </table:table-cell>
          <table:table-cell office:value-type="string" table:style-name="ce1">
            <text:p>Outdoor pee (wet) -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Y... yeah... fine...! I'll go quick, so k-keep a look out, okay?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んぅ・・・っ！　も・・・もぉ・・・ぁうっ！ もれちゃう・・・っ！！　もれちゃうぅっ！！</text:p>
          </table:table-cell>
          <table:table-cell office:value-type="string" table:style-name="ce1">
            <text:p>Chat -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Ngh...! N... no... agh! It's gonna come out...!! It's all gonna come ooout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お願い、おトイレ行きたいの・・・っ！ ねえってば・・・っ！</text:p>
          </table:table-cell>
          <table:table-cell office:value-type="string" table:style-name="ce1">
            <text:p>?</text:p>
          </table:table-cell>
          <table:table-cell table:style-name="ce1"/>
          <table:table-cell office:value-type="string" table:style-name="ce1">
            <text:p>I'm begging you, I need to go to the toilet...! Hey, seriously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・・・えっ！？　こ、ここで・・・っ！？</text:p>
          </table:table-cell>
          <table:table-cell office:value-type="string" table:style-name="ce1">
            <text:p>Outdoor pee - L6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...Eh?! R-right here...?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えと、でも・・・そ、そんなの・・・っ</text:p>
          </table:table-cell>
          <table:table-cell office:value-type="string" table:style-name="ce1">
            <text:p>Outdoor pee - L6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m, but... th-that would b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ぅうっ！　（考えたら・・・急に・・・っ！）</text:p>
          </table:table-cell>
          <table:table-cell office:value-type="string" table:style-name="ce1">
            <text:p>Outdoor pee (wet) - L6 C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uuh! (On second thought... gotta go...!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じゃ、じゃあ・・・ちょっと・・・し、してくるね・・・</text:p>
          </table:table-cell>
          <table:table-cell office:value-type="string" table:style-name="ce1">
            <text:p>Outdoor pee - L6 D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-in that case... just a sec... I-I'll be back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ねえっ、お、おトイレ行きたいのっ！ わたし・・・っ、もぅ・・・我慢が・・・っ！</text:p>
          </table:table-cell>
          <table:table-cell office:value-type="string" table:style-name="ce1">
            <text:p>Chat - L6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C'mon, I-I wanna go to the toilet! I just can't... hold it in... any more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ぅうっ！　（考えたら・・・もう・・・っ！）</text:p>
          </table:table-cell>
          <table:table-cell office:value-type="string" table:style-name="ce1">
            <text:p>Outdoor pee - L6 C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uuh! (On second thought... I can't...!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えっと、あの・・・お、おトイレ行きたく なっちゃったんだけど・・・</text:p>
          </table:table-cell>
          <table:table-cell office:value-type="string" table:style-name="ce1">
            <text:p>Chat - L5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Hey, umm... I-I'm starting to need to go to the toile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ちょ、ここで！？</text:p>
          </table:table-cell>
          <table:table-cell office:value-type="string" table:style-name="ce1">
            <text:p>Outdoor pee - L5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Wh—, right here?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そ、そこまで切羽つまってないよぉっ！ もう！</text:p>
          </table:table-cell>
          <table:table-cell office:value-type="string" table:style-name="ce1">
            <text:p>Outdoor pee - L5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-it's not that bad, okay?! Geez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それより、おトイレに行かせてよ・・・っ！</text:p>
          </table:table-cell>
          <table:table-cell office:value-type="string" table:style-name="ce1">
            <text:p>Outdoor pee - L5 C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nyway, just let me go to the toilet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レグマくん、あのね・・・もし時間あったらで いいんだけど・・・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Reguma-kun, hey... maybe if we have time, and it's okay with you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その・・・ちょっと、おトイレに寄りたいな・・・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That is... I kinda wanna stop by a toile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ぅう・・・ぐすっ・・・ご・・・ごめんね・・・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uh.. *sob*... s... sorry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港町のどこかに、地図を持った同級生が いるかもしれないんだよね。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One of our classmates might be somewhere in the port town, and they have a map too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まだ急げば見つかるかも！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We can still find them if we hurry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あ、でも・・・ちょっとおトイレ行きたいな・・・）</text:p>
          </table:table-cell>
          <table:table-cell office:value-type="string" table:style-name="ce1">
            <text:p>Chat - L3 C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(Ah, but... I kinda wanna go to the toilet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確か・・・ドノ村の南にある森を東へ抜けるん だよね。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I think... we had go to the forest south of Dono village, and take the exit to the east, right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早く港町ザザーブへ行って同級生を見つけよ！</text:p>
          </table:table-cell>
          <table:table-cell table:number-columns-repeated="2" table:style-name="ce1"/>
          <table:table-cell office:value-type="string" table:style-name="ce1">
            <text:p>Let's get to Zazabu Port Town and find our classmate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やばい、やばいっ、やばぃぃっ、だめ、も、もう 限界ぃ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れちゃうっ、た、助けてぇ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出ちゃう出ちゃううぅっ！！　も、もれちゃうぅ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ねえ、あの！　きゅ、休憩しないのっ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えっと、休憩って言うか、その、ト・・・トイレ・・・ 行かせてほしいんだけど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だ、だから・・・そうじゃなくて・・・トイレだってば ・・・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な、なんか、こういう所で言うのもアレなん だけど、その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たし、トイレに・・・行きたいんだけど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き、聞こえなかったことにしてあげるから 二度とそういうの言わないでよね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み、水持ってないの・・・？　のど渇いたんだけど 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ち、違うの・・・！　本当は我慢できたはずなの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は、その・・・じ、事故なんだもん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ま、まだ先へ進むつもりなのかしら・・・？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うしよう・・・今さらトイレ行きたいとか 　言い出しづらいわね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・・・そろそろアレね。　みんな疲れて きたと思うし、休憩とかあってもいいんじゃ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は平気だけど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残る敵は、ついに赤カラットのみね。 やっとここまで来たわ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相手も全力で来るはず。　こっちも最大限の 力で応戦し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んな小さな水晶みたいな玉で、時空のひずみ を安定させることができるなん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ったいどういう原理なのかしら？ 聞いたところで理解できないだろう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イオンマテル、ちゃんと6個集まった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ゃあ、早く城の姫様のところに戻りましょう。 たくさん汗かいちゃったわ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イオンマテルは、全部で6個集めれば いいの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逆に言えば、たった6個で時空やスターシップを 動かせるなんて、すごいわ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大陸南部はどこへ行っても気温が高いから、 飲料水は多めに用意しないといけない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金は足りるかしら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無理、だめ・・・っ、も、もう我慢できない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もらししちゃう・・・っ、もうだめぇ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願いっ、わ、忘れて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！　あたしちょっと、その、ト、トイレ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ろそろ我慢が・・・あの・・・できないかも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、ふざけてないでトイレ行かせてよ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、念のために言っておくけど、あたし、もう けっこうな時間トイレ行ってないのよ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から・・・つまりそ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、そういうことを言ってるんじゃないの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ばか！　ばかばか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っち見ないでよっ！！　ばかー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、ねえ早乙女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さ、その・・・（ごにょごにょ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ょろきょろ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トイレがあったら、さりげなく行こうと思ってた 　けど・・・ちょっと言い出しづらいわね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魔界の植物、ユリネクスって言ったっけ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でアンモニアなんか栄養にしてるのよ！ もっと他の成分を主食にしなさいよね！　も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峰の頂上付近に強力な魔力反応・・・か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達が到着するまで、そのままそこにいて くれればいい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で魔力探知装置の完成に必要な材料が そろったわけだけど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見つけ出したカラット達を倒せるかどうかは、 あたし達の戦力次第よ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はあぁぁ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やっぱりゼリーちゃんはかわいいわね～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たして、魔物でもゼリーちゃんの魔性に 引き込まれるのか・・・見もの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食いついてくるようなら、いよいよ恐ろしい 存在ね、ゼリーちゃ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！　レリグ・イアスを追いかけるわ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追いかけたくないけど！　蛾だし！　どう見ても 蛾だし！！　追いかけたくないけど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ゼリーちゃんと目を合わせたら最後、また あの魔性に引き込まれることにな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次は理性を保てる自信が無いわ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、絶対ボス来ると思ったんだけどな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戦わなくて済むなら、それに越したことは ないけど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っさと榴鉱石を見つけて持ち帰り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、でも、石ってことはすごく重いのかしら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、とりあえず見つけてから考えましょう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確かに、敵の動きを察知できれば便利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とは、相手を倒せるだけの力を付けるのみ、 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ぉ・・・げんかぃっ、だめ・・・でちゃう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んとに・・・げ、限・・・界ぃ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出ちゃう・・・でちゃう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、どうしよう・・・もう、トイレ・・・我慢できない 　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は、早くしないと・・・も、もれちゃう・・・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って！　こんなところで・・・で、できない わよ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、どこかトイレ無いの・・・？（きょろきょろ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、あの・・・つらいんだけど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んたねえ！　デリカシーってのを もっと学びなさい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う少し時間があれば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ゃんとトイレに間に合ったんだから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行きたいような、そ、そんな気がするん 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ちょっとトイレ行きたくなってきたけど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この段階で言うのは、早いかしら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瘴魔状態になった盗賊団長のプリエラと 戦った時、これはもう、ヒトのなれの果てじゃ ないかって思った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状態で理性を保ったまま行動できるとか、 いったいどういう心境なのかしら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騎士団長さんの怪我、大したことなさそうで 安心したわ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世界の人たちが安全になるまで、 あたし達が頑張らないとね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っきのミララとかいう子、かなりきわどい ビジュアルだったわ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て言うか、攻撃の時に大事な部分がモロに 　見えてたような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南部は全体的に暑いから、水分だけは しっかり確保しておかないと大変なことに なるわよ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からと言って、あんまり一気に飲ませない でよね。 それはそれで、あとが大変なんだか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敏感の呪いとか、また厄介な事してくれたわね、 青カラッ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とで、くすぐり地獄の刑にしてやろうかしら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熾天少女にしか見えないインク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それを使えば、秘密の交換日記とかできちゃう 　わね。　やってみたいかも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って、こんな時に何考えてんのよ、あたし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だか最近、誘拐騒ぎが多い気がする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ルミィさん、大丈夫かしら？　早く助けて あげないと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鱗を拾ったら、シャルシャルさんの家に行って みましょう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今頃、騎士団長さんとルミィさんが紅茶の 茶葉を分けてもらってると思うわ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この一行も、ずいぶんにぎやかになってきた わ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たこやきも戦闘で役に立つみたいだし、何より だわ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結局、宇宙人の娘はこのままあたし達に 付いてくることになったの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まあ、あの何とかバイザーは役に立つみたい だし、いいんじゃないかしら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う・・・もうだめ・・・っ、おしっこ・・・もれちゃう ・・・っ！！</text:p>
          </table:table-cell>
          <table:table-cell office:value-type="string" table:style-name="ce1">
            <text:p>Chat - L7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t's... it's too late... I'm going to... pee myself... nh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我慢できなぃっ、もれちゃうっ！！！</text:p>
          </table:table-cell>
          <table:table-cell office:value-type="string" table:style-name="ce1">
            <text:p>Chat - L7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 can't hold it, it's going to come out!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ぁ、ああ、限・・・界、ぃ、・・・っ！！</text:p>
          </table:table-cell>
          <table:table-cell office:value-type="string" table:style-name="ce1">
            <text:p>Outdoor pee -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Ah, aaah, no... no m-more...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ねえ、あ、あたし・・・ずっと我慢してるの・・・っ！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ey, I-I'm... really desperate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そろそろ・・・ト、トイレ行かせて・・・っ！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L-let me go to the toilet... anytime soon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こ、こ、今回だけだからねっ！！/////</text:p>
          </table:table-cell>
          <table:table-cell office:value-type="string" table:style-name="ce1">
            <text:p>Outdoor pee (wet) - L6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J-j-just this once, got it?!! /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、あたしはトイレに行きたいって言ってるの！</text:p>
          </table:table-cell>
          <table:table-cell office:value-type="string" table:style-name="ce1">
            <text:p>Outdoor pee - L6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, I'm saying I want to go to the toilet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人の話、聞きなさいよっ////</text:p>
          </table:table-cell>
          <table:table-cell office:value-type="string" table:style-name="ce1">
            <text:p>Outdoor pee - L6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Pay attention to people when they talk! 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ー、その・・・早乙女・・・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Uhh, umm... Saotom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みんな、そろそろトイレとか行っておきたい 頃合いじゃないかしら・・・？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Guys? Don't you think this would be a good time to stop by a restroom, or something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、あたしは、べつに・・・っ！</text:p>
          </table:table-cell>
          <table:table-cell office:value-type="string" table:style-name="ce1">
            <text:p>Outdoor pee - L5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, I don't really need to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べつに・・・（もじもじ・・・っ）</text:p>
          </table:table-cell>
          <table:table-cell office:value-type="string" table:style-name="ce1">
            <text:p>Outdoor pee - L5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Not particularly... (fidget, fidge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この歳になって、お・・・おもらしなんて・・・っ</text:p>
          </table:table-cell>
          <table:table-cell office:value-type="string" table:style-name="ce1">
            <text:p>Chat (wet) -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o w-wet myself... at my ag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わ・・・笑えばいいじゃないっ！</text:p>
          </table:table-cell>
          <table:table-cell office:value-type="string" table:style-name="ce1">
            <text:p>Chat (wet) -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G... go on, laugh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・・・そわそわ）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Rustle, rustl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け、けっこう溜まってきてる・・・トイレ行きたい 　・・・）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I-I'm getting quite full... I want to go to the bathroom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進む時は進む。　休む時は休む。 行動にはメリハリが大事ね。</text:p>
          </table:table-cell>
          <table:table-cell office:value-type="string" table:style-name="ce1">
            <text:p>Chat - L3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here's a time to move forward, and a time to rest. Balance is important, don't you think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たしが言いたいのは・・・そ、それだけよ。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hat's... a-all I wanted to sa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どう見ても目の前にあるのに、触れないとか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なんか、こう、不気味というか・・・すごく 不思議な感じね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消えちゃった子供、きっとオンドレラ邸の どこかにいるんだわ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早く捜し出してあげなきゃ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の宇宙人の子、いつまで付きまとって くるつもりかしら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確かに、家へ帰れないってのは可哀そうだけど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たし達の1年分の記憶が掛かってるしね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今のうちに念のため言っておく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んた、女湯をのぞいたりしたら・・・どうなるか 分かってるんでしょう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温泉の湧き出しを止めちゃう魔物って、いったい どんなヤツなのかしら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ネバネバした塊とか飛ばしてきたら、イヤ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さか温泉に入れるとは思ってなかったから、 入浴セットとか持って来なかった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現地に備え付けとかあるといい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東部へ行くんでしょ？　まずは港町ザザーブへ 向かい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、なによ！　あたしが笑顔なの、そんなに 珍しいの・・・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館長が実は魔力の研究をしていたってことは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熾力を強化する研究ってのは、全部ウソだった のよ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達、この状態でカラット達に勝てるの かし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、暗いからってヘンなこと考えないでよね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より、ほら！　館長を追って早く地上を 目指すの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問題は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誰が“する”のか・・・よね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ビオラさん、そそっかしいところ直ってなかった の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にかく、彼女の身が危ないなら急ぎ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、本当にっ、げ、限界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、ああぁ、だめだめぇ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うっ、げ、限界なんだからぁ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れちゃうっ！　お願い、離れててぇ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・・・我慢・・・トイレ・・・ぁあ、もう、はやく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、みんなには絶対に・・・内緒なんだから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、どこでしろって言うのよ・・・っ！　ばか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の辺にトイレ・・・なかったっけ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の・・・行っておきたい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冗談言ってないでトイレ行かせなさいよ、も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が、我慢したのに・・・う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限界だったのよ・・・ほんと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のさ・・・最後に休憩したのって、けっこう 前じゃ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から、そろそろいいと思う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トイレ行きたくなってきた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次に見つけたら、寄らなくちゃ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べ・・・別に、だからどうってワケじゃない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んたの周りって、なんでこう、女の子ばっか 集まってくるのかし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し・・・上に登る手段がなかったら、 ど、どうする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べ、べ、べ、別にビビってるわけじゃないわよ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っ・・・汗で服が肌にくっついちゃ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ちょっ！　な、な、なに見てんのよ！！ ヘンタイ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アイス食べたい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できれば雪見のやつ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ろんな地域の人々があたし達を手助けして くれるから、本当に助かるわ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大陸南部の人たちも協力的だったら いい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研究の成果が当分先になりそうなのは 残念だけど、熾天少女の伝承について 新たな発見があったのはいい情報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リャ教会の地下にある図書室へ向かい 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魔界の連中って、みんなああいう風に 身勝手なのかしら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疲れるわ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ったく厄介なのに目を付けられた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様子じゃ、またきっとどこかで襲って 来るわよ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うっ、トイレ行きたい・・・っ！　おしっこで 　おなかパンパンなのに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このままじゃ・・・このままじゃ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うぅぅ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しょ、しょうがないんだから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べ、べ、べつに切羽詰まってないしっ！！ まだぜんぜん我慢できるし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出口、どこなのよ・・・っ！　も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ういうのが簡単にできたら、 苦労しないっての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参ったわね・・・トイレ行きたいのに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ここじゃ、我慢するしかないわ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つまでもこんな所にいるわけにも いかないわ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きるだけ急いで抜け出しましょう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んな罠に引っ掛かるなんて、もう！ 悔しいわね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、脱出したらフルボッコの指示よろしく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.FLASHの話だと、最初に戦ったとしひこが 一番強い四天王だったみたい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調子で、残りの2体もうまく単体で 相手にできれば、苦労しないんじゃ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がメンバーに加わってから、5人目の 熾天少女とは遭遇しない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っちに飛ばされた同級生は、やっぱりこれで 全員なのかしら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仮に、熾力を増幅しつつ、それを制御できる 薬が開発されたとし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を戦闘の度に飲まなきゃならないの かしら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少量で効果を発揮する薬ならともかく、 毎回ペットボトル1本とか飲む必要があったら ・・・いろいろキツいわ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、だめっ！　もももう、限界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・・・も、もれ・・る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、もうやばいの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やくトイレ・・・行かせてよ・・・っ、ね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ぅ・・・っ、し、し、仕方ないんだからね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んなこと言ったって、こ、ここじゃ・・・だめ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・・・トイレに行きたいんだけど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こかに無いの・・・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、何バカなこと言ってんのよ！　蹴るわよ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イヤ・・・お願いだからこっち見ないで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け・・・けっこう長い時間歩いてるし、そろそろ 休憩を挟んでもいいんじゃない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べ、べつにあたしは平気だけど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ころで、みんなトイレは大丈夫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、何よ・・・念のため聞いただけじゃない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回は四天王が一人でやって来たから 勝てたけど、他の四天王と一緒に複数で 来てたら、確実に詰んでたわ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後も一人ずつ相手してくれると助かるん だけど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接客って、経験とセンスがないと難しいと 思うのよ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たことないけど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で炭鉱の脅威は去ったわけ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っと村長、大喜びするわ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ずっと封鎖されてた炭鉱って、壁がもろくなって 崩れたりしないかしら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べ、べつにフラグじゃないからね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村長さん、笑顔だった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期待に応えられるよう、頑張りましょ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ってさ、たまに良いこと言うわ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ズルいって言うか・・・な、なんでもない わ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、幽霊船でかなり怖い思いをしたみたい だから、二度とあんな目に遭わせたくない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べ、別にあたしは大丈夫だってば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ぁあぁっ、さ、さすがに・・・も、もうだめ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ちゃうっ、で、でちゃうよ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あうっ！！　ま、まだ出ないでぇ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くぅっ、や、やば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こか・・・お、おしっこできるとこ見つけないと 　・・・・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・・・そんな、簡単に言わないでよっ！ばか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・・・っ、ど、どうやったらこの船を抜けられ るのかしら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女の子は・・・いろいろ大変なんだから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ょ、冗談でしょ・・・！　なんでこんな所で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れはノーカンだもん！　こんな状況じゃ しょうがないもん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ト・・・トイレどうしよう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このままずっと我慢してないとダメ・・・ 　かな・・・？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、ところで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ういう状況じゃ水分取るの控えたほうが いいかもね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、どこからどんな敵が襲ってくるか 分からないわ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んな十分注意して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言っておくけど、別にあたし普段騒いで なんてないからね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学者さんって言うから、けっこう高齢の人だと 思ってたわ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さかあんなに若くて奇麗な人だったなん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一部の人たちにしか知られてないってことは、 研究員もすごく少ないんでしょう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さに少数精鋭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本当に天の使いにょち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か、噛んでないわよ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っと早めにトイレ行かないとだめかも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煉絶の姫君に勝つためには、やっぱり 少しずつ精進するしかないの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るからには、しっかりやるわ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めっ、もうだめ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・・・っ、もれちゃう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ぁ、あ、は、はやく・・・しないと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、早乙女っ！！　ねえ、トイレ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もう我慢できないの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んな・・・こんなとこじゃムリよぉ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ろそろトイレ寄ってほしいんだけど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にだって、我慢の限界があるんだから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、あんたねえ！！　なんでそんなに デリカシー無いのよ！！　ばか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っ！！　あんたって本当サイテーね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、と、トイレ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、ちょっと休憩し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べ、別に疲れたわけじゃない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もうっ、察しなさいよ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んたが全然トイレ行かせてくれない から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トイレ・・・行きたくなってきたわね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う少ししたら寄ってもらおうかしら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にしても、煉絶の姫君があんなに小さな 子供だったなんて思わなかったわ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油断しちゃだめよね。　相手は魔族 なんだし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確か、カラットって名乗ったっけ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だまだああいう強い魔物をいっぱい持ってる のかし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敵のアジトって、侵入者迎撃用のトラップとか ありそうよね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べべ、べ別にビビってなんかないし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、これからあたし達が乗り込むのは かつて世界を危機に陥れた魔族の拠点よ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準備はしっかり整えておき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あ、あたし達の目的は調査だし、煉絶の姫君 ってのがどれほど強いか分からないし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ヘタに戦闘になっちゃっても危険かもしれな かったし、一時撤退はいい判断だったと思うわ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。　はむこが、その・・・やっちゃったのは 本当に仕方がなかったんだか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願いだから、忘れてあげて・・・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救助も無事に成功したし、能力の解放もうまく いったみたいだし、順調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雪原調査はきっと危険よ。気を引き締めて いき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極寒の洞窟で遭難だなんて、一刻の猶予も 無いじゃない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急ぐわよ、早乙女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ぁあ・・・ト、トイレ・・・行きたい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・・・が、我慢できないの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っ、す、すぐ戻る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・・・っ！　ト、トイレ・・・まだなの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くしないと・・・やばそうなんだけど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・・・っ、も、もう駄目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いやよ！！　ちゃんとトイレに行きたいの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、ちょっと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い加減トイレ行かせなさいよ・・・！ け、けっこう・・・その・・・我慢してるから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うしよう・・・またトイレ行きたい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、早乙女・・・そ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、少しトイレに行きたいから・・・そのうち寄って くれる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ばか！　今はこっち見ないでよ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。　先を急ぐのもいいけど、適度な 休憩も必要だから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、分かってるなら別にいいわ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雪景色って奇麗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、なによ！　あたしが雪に見とれちゃ 悪いのっ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雪は降ってないみたいね。　よかったわ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にしても、これだけ雪が積もるくらいの 低気温なのに、この薄着でも大丈夫なん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も熾天少女の力なのかしら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雪原で起きた発光現象って、どの程度の規模 だったのかしら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住民に被害とか出てなければいいんだけど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煉絶の姫君が発した邪悪な波動が、先代の 熾天少女さんの力を奪ったのかしら・・・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無事でいてくれればいいんだけど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まさか、ひめまで熾天少女だったなんて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なによ早乙女、女の子ばっかに囲まれて うれしそうじゃない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“少女”だから、仕方ないんだろうけどさ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だ、だめっ！　もう・・・もれちゃうっ！！</text:p>
          </table:table-cell>
          <table:table-cell office:value-type="string" table:style-name="ce1">
            <text:p>Chat – L7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t’s too late! It’s already… starting to leak!!</text:p>
          </table:table-cell>
          <table:table-cell office:value-type="string" table:style-name="ce1">
            <text:p>I-it's too late! I'm already... starting to leak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ほんとにもう、げ、限界っ！！</text:p>
          </table:table-cell>
          <table:table-cell office:value-type="string" table:style-name="ce1">
            <text:p>Chat – L7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’m absolutely at m-my limit!!</text:p>
          </table:table-cell>
          <table:table-cell office:value-type="string" table:style-name="ce1">
            <text:p>I'm absolutely at m-my limit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ぅあっ、でちゃうっ、でちゃうっ！！</text:p>
          </table:table-cell>
          <table:table-cell office:value-type="string" table:style-name="ce1">
            <text:p>Outdoor pee –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Ah, it’s coming out, it’s coming out!!</text:p>
          </table:table-cell>
          <table:table-cell office:value-type="string" table:style-name="ce1">
            <text:p>Ah, it's coming out, it's coming out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ねえ、そ、そろそろトイレ行かせてよ！！</text:p>
          </table:table-cell>
          <table:table-cell office:value-type="string" table:style-name="ce1">
            <text:p>Chat – L6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ey, l-let me go to the bathroom already!</text:p>
          </table:table-cell>
          <table:table-cell office:value-type="string" table:style-name="ce1">
            <text:p>Hey, l-let me go to the bathroom already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最後にトイレ行ってから、どれだけ経つと 思ってんの！？</text:p>
          </table:table-cell>
          <table:table-cell office:value-type="string" table:style-name="ce1">
            <text:p>Chat – L6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Do you have any idea how long it’s been since I last went?!</text:p>
          </table:table-cell>
          <table:table-cell office:value-type="string" table:style-name="ce1">
            <text:p>Do you have any idea how long it's been since I last went?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うぅ・・・っ、な、なによ・・・！　非常事態なんだ からね・・・っ！</text:p>
          </table:table-cell>
          <table:table-cell office:value-type="string" table:style-name="ce1">
            <text:p>Outdoor pee (wet) – L6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Ugh… what…! All right, but only because it’s an emergency…!</text:p>
          </table:table-cell>
          <table:table-cell office:value-type="string" table:style-name="ce1">
            <text:p>Ugh... wh-what...?! Fine, but only because it's an emergency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だ、だから！　トイレに行かせてって言ってる でしょ！！　どこにトイレなんてあるのよ！！</text:p>
          </table:table-cell>
          <table:table-cell office:value-type="string" table:style-name="ce1">
            <text:p>Outdoor pee – L6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’m trying to tell you, take me to a bathroom!! Where do you see a toilet around here!!</text:p>
          </table:table-cell>
          <table:table-cell office:value-type="string" table:style-name="ce1">
            <text:p>I-I'm trying to tell you, take me to a bathroom!! There must be one around here somewher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早乙女、ちょっと・・・</text:p>
          </table:table-cell>
          <table:table-cell office:value-type="string" table:style-name="ce1">
            <text:p>Chat – L5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Saotome, listen…</text:p>
          </table:table-cell>
          <table:table-cell office:value-type="string" table:style-name="ce1">
            <text:p>Saotome, listen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の、トイレ休憩とか・・・し、しない？</text:p>
          </table:table-cell>
          <table:table-cell office:value-type="string" table:style-name="ce1">
            <text:p>Chat – L5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Um, can’t we… stop at a bathroom or something?</text:p>
          </table:table-cell>
          <table:table-cell office:value-type="string" table:style-name="ce1">
            <text:p>Um, can't we... take a toilet break or something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こ、このヘンタイ！！　馬鹿言わないで！！</text:p>
          </table:table-cell>
          <table:table-cell office:value-type="string" table:style-name="ce1">
            <text:p>Outdoor pee – L5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Y-You pervert! Don’t say something so foolish!!</text:p>
          </table:table-cell>
          <table:table-cell office:value-type="string" table:style-name="ce1">
            <text:p>Y-you pervert!! Don't say something so foolish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トイレ・・・行きたい・・・）</text:p>
          </table:table-cell>
          <table:table-cell office:value-type="string" table:style-name="ce1">
            <text:p>Chat – L4 (wet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I have to… go to the bathroom…)</text:p>
          </table:table-cell>
          <table:table-cell office:value-type="string" table:style-name="ce1">
            <text:p>(I have to... go to the bathroom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えっと・・・近くにトイレは・・・）</text:p>
          </table:table-cell>
          <table:table-cell office:value-type="string" table:style-name="ce1">
            <text:p>Chat – L4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Hmm… if there’s a bathroom nearby…)</text:p>
          </table:table-cell>
          <table:table-cell office:value-type="string" table:style-name="ce1">
            <text:p>(Hmm... any nearby bathrooms...?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そろそろ辛くなってきたわ・・・早くトイレ 　行きたい・・・）</text:p>
          </table:table-cell>
          <table:table-cell office:value-type="string" table:style-name="ce1">
            <text:p>Chat – L4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It’s starting to get more difficult… I want to hurry up and pee…)</text:p>
          </table:table-cell>
          <table:table-cell office:value-type="string" table:style-name="ce1">
            <text:p>(It's starting to get more difficult... I want to hurry up and pee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ういや・・・夢だったらいいのに・・・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Oh no… please let this all be a bad dream…</text:p>
          </table:table-cell>
          <table:table-cell office:value-type="string" table:style-name="ce1">
            <text:p>Oh, no... please let this all be a bad dream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少しトイレに行きたいかも・・・）</text:p>
          </table:table-cell>
          <table:table-cell office:value-type="string" table:style-name="ce1">
            <text:p>Chat – L3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I’m starting to feel like I need to go to the bathroom…)</text:p>
          </table:table-cell>
          <table:table-cell office:value-type="string" table:style-name="ce1">
            <text:p>(I'm starting to feel like I need to go to the bathroom, just a little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まあ、この程度なら問題無いわね。）</text:p>
          </table:table-cell>
          <table:table-cell office:value-type="string" table:style-name="ce1">
            <text:p>Chat – L3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Oh well, this small amount should not be a problem.)</text:p>
          </table:table-cell>
          <table:table-cell office:value-type="string" table:style-name="ce1">
            <text:p>(Oh well, this small amount shouldn't be a problem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たし、地図だけはどうしても読めない のよね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な、なによ！　あたしにだって苦手なものくらい あるわよ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姫様の声、とってもいい声だったわね・・・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The princess has such a beautiful voice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・・・やっぱり、早乙女もああいう声が好き・・・？</text:p>
          </table:table-cell>
          <table:table-cell table:number-columns-repeated="2" table:style-name="ce1"/>
          <table:table-cell office:value-type="string" table:style-name="ce1">
            <text:p>...I bet you like that kind of voice too, right, Saotome...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あ、ううん。　何でもないわ、忘れて・・・</text:p>
          </table:table-cell>
          <table:table-cell table:number-columns-repeated="2" table:style-name="ce1"/>
          <table:table-cell office:value-type="string" table:style-name="ce1">
            <text:p>Uh, no. It's nothing, ignore me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ま、なるようになるでしょ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今まで通り、普通に振る舞えばいいのよ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んたの戦闘指示って、けっこう的確で 助かるわ。</text:p>
          </table:table-cell>
          <table:table-cell office:value-type="string" table:style-name="ce1">
            <text:p>Chat – Escorting Sharu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Your combat instructions were quite good.</text:p>
          </table:table-cell>
          <table:table-cell office:value-type="string" table:style-name="ce1">
            <text:p>Your combat instructions are quite precise, thank goodnes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早乙女って、もしかして将棋とか得意なの？</text:p>
          </table:table-cell>
          <table:table-cell office:value-type="string" table:style-name="ce1">
            <text:p>Chat – Escorting Sharu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Saotome, are you really good at Shogi as well?</text:p>
          </table:table-cell>
          <table:table-cell office:value-type="string" table:style-name="ce1">
            <text:p>Saotome, would you happen to be good at Shogi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ぅっく・・・！　もうだめ・・・もれちゃう・・・っ！</text:p>
          </table:table-cell>
          <table:table-cell office:value-type="string" table:style-name="ce1">
            <text:p>Chat - L7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nng…! It’s no use… It’s leaking…!</text:p>
          </table:table-cell>
          <table:table-cell office:value-type="string" table:style-name="ce1">
            <text:p>Kh...! It's no use... it's coming out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お願い、トイレ・・・あったら入らせてっ！！</text:p>
          </table:table-cell>
          <table:table-cell office:value-type="string" table:style-name="ce1">
            <text:p>Chat - L7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Please, let us find a bathroom here… I’ll go in it after all!</text:p>
          </table:table-cell>
          <table:table-cell office:value-type="string" table:style-name="ce1">
            <text:p>Please, if there's a toilet here... let me go in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どこかっ、も、物陰・・・っ！！</text:p>
          </table:table-cell>
          <table:table-cell office:value-type="string" table:style-name="ce1">
            <text:p>Outdoor pee -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Over there, in the shade…!!</text:p>
          </table:table-cell>
          <table:table-cell office:value-type="string" table:style-name="ce1">
            <text:p>Somewhere, i-in the shade...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あぁ・・・っ、トイレ・・・！　トイレ行きたい・・・！）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Aaah… bathroom…! I gotta go right now…!)</text:p>
          </table:table-cell>
          <table:table-cell office:value-type="string" table:style-name="ce1">
            <text:p>(Aahh... toilet...! I wanna use the toilet...!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ト、トイレ見つけたら借りようかしら？ 　だめ・・・よね・・・？）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I-If we do find a bathroom here, should I use it? Definitely not… probably not…)</text:p>
          </table:table-cell>
          <table:table-cell office:value-type="string" table:style-name="ce1">
            <text:p>(I-if we do find a toilet, should I use it? Definitely not... right...?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ぅ・・・っ！　するわよ、その辺で！</text:p>
          </table:table-cell>
          <table:table-cell office:value-type="string" table:style-name="ce1">
            <text:p>Outdoor pee (wet) - L6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Fine…! I’m going over there!</text:p>
          </table:table-cell>
          <table:table-cell office:value-type="string" table:style-name="ce1">
            <text:p>Fine...! I'm going over ther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、それしか方法無いんでしょ・・・っ！</text:p>
          </table:table-cell>
          <table:table-cell office:value-type="string" table:style-name="ce1">
            <text:p>Outdoor pee (wet) - L6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O-Only because there’s no other way…!</text:p>
          </table:table-cell>
          <table:table-cell office:value-type="string" table:style-name="ce1">
            <text:p>O-only because there's no other option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い、いいわよっ！　我慢・・・するからっ！</text:p>
          </table:table-cell>
          <table:table-cell office:value-type="string" table:style-name="ce1">
            <text:p>Outdoor pee - L6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t’s fine! I’ll endure it somehow!</text:p>
          </table:table-cell>
          <table:table-cell office:value-type="string" table:style-name="ce1">
            <text:p>I-it's fine! I'll just... endure it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ト・・・トイレ行きたくなっちゃった・・・）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I… I need to go to the bathroom…)</text:p>
          </table:table-cell>
          <table:table-cell office:value-type="string" table:style-name="ce1">
            <text:p>(I... I need to go to the bathroom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でも、こんなところにトイレを使うわけにも いかないし・・・我慢するしかないわね・・・）</text:p>
          </table:table-cell>
          <table:table-cell office:value-type="string" table:style-name="ce1">
            <text:p>Chat - L5 B (wet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But there’s no way I could use a toilet in a place like this… I’ll just have to wait…)</text:p>
          </table:table-cell>
          <table:table-cell office:value-type="string" table:style-name="ce1">
            <text:p>(But there's no way I could use a toilet in a place like this... I'll just have to hold it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そ、それは気遣いって言わないのっ！！</text:p>
          </table:table-cell>
          <table:table-cell office:value-type="string" table:style-name="ce1">
            <text:p>Outdoor pee - L5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-It’s not something you have to be that concerned about!</text:p>
          </table:table-cell>
          <table:table-cell office:value-type="string" table:style-name="ce1">
            <text:p>Th-th-that's none of your business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でも、こんなところのトイレを使うわけにも いかないし・・・我慢するしかないわね・・・）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But there’s no way I could use a toilet in a place like this… I’ll just have to wait…)</text:p>
          </table:table-cell>
          <table:table-cell office:value-type="string" table:style-name="ce1">
            <text:p>(But there's no way I could use the toilet in a place like this... I'll just have to hold it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・・・え？　な、なんでもないわよ！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...Hm? I-It’s nothing at all, really!</text:p>
          </table:table-cell>
          <table:table-cell office:value-type="string" table:style-name="ce1">
            <text:p>...Eh? I-it's nothing at all, really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これはしょうがない・・・でしょ？　あたしの せいじゃないんだから・・・！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here’s nothing I could do, you know? So it’s not really my fault…!</text:p>
          </table:table-cell>
          <table:table-cell office:value-type="string" table:style-name="ce1">
            <text:p>There's nothing I could've done... got it? So, it's not really my fault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そう言えば、シャルシャルさんもきっと牢屋に 閉じ込められっ放しよね・・・）</text:p>
          </table:table-cell>
          <table:table-cell office:value-type="string" table:style-name="ce1">
            <text:p>Chat - L3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Come to think of it, Sharu has surely been locked up in a cell this whole time…)</text:p>
          </table:table-cell>
          <table:table-cell office:value-type="string" table:style-name="ce1">
            <text:p>(Come to think of it, Sharu's surely been left locked up in a cell this whole time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我慢、してるんじゃないかしら？ 　かわいそうに・・・）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I wonder if she’s getting desperate? Poor thing…)</text:p>
          </table:table-cell>
          <table:table-cell office:value-type="string" table:style-name="ce1">
            <text:p>(I wonder if she's getting desperate? Poor thing..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盗賊団のやつら・・・許さないんだから！</text:p>
          </table:table-cell>
          <table:table-cell office:value-type="string" table:style-name="ce1">
            <text:p>Chat - Escaped Jail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hese damn bandits… I’ll never forgive them!</text:p>
          </table:table-cell>
          <table:table-cell office:value-type="string" table:style-name="ce1">
            <text:p>Those damn bandits... I'll never forgive them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早乙女、あんたもクラスメイトに言いふらしたり したら蹴るからね！！</text:p>
          </table:table-cell>
          <table:table-cell office:value-type="string" table:style-name="ce1">
            <text:p>Chat - Escaped Jail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And Saotome, if you say anything to our classmates, I’m going to kick you!!</text:p>
          </table:table-cell>
          <table:table-cell office:value-type="string" table:style-name="ce1">
            <text:p>And Saotome, if you say anything to our classmates, I'll kick you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も、もう無理ぃっ！　だめ、我慢できないっ！</text:p>
          </table:table-cell>
          <table:table-cell office:value-type="string" table:style-name="ce1">
            <text:p>Chat - L7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 just can’t! I can’t hold it another second!</text:p>
          </table:table-cell>
          <table:table-cell office:value-type="string" table:style-name="ce1">
            <text:p>I, I can't! I can't hold it for another second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ほんとに・・・っ、限界・・・っ！！</text:p>
          </table:table-cell>
          <table:table-cell office:value-type="string" table:style-name="ce1">
            <text:p>Chat - L7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his is really… my limit…!</text:p>
          </table:table-cell>
          <table:table-cell office:value-type="string" table:style-name="ce1">
            <text:p>This really is... my limit...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うぅ・・・っ、さ、早乙女・・・っ！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Nnn. S-Saotome…!</text:p>
          </table:table-cell>
          <table:table-cell office:value-type="string" table:style-name="ce1">
            <text:p>Uu... S-Saotome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たし、ちょっと・・・が、我慢できなくなりそう なんだけど・・・っ！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 don’t think… I can h-hold it any longer…!</text:p>
          </table:table-cell>
          <table:table-cell office:value-type="string" table:style-name="ce1">
            <text:p>I don't think... I can h-hold it any longer, so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、あのさ、もうちょっと女の子に対して気を 遣ってもいいんじゃないの？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-Hey… don’t you think you should have more consideration for us girls?</text:p>
          </table:table-cell>
          <table:table-cell office:value-type="string" table:style-name="ce1">
            <text:p>H-hey, don't you think you should be a bit more considerate of us girls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の・・・た、例えば・・・トイレ・・・とか・・・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 mean.. stuff like… you know… bathroom breaks…</text:p>
          </table:table-cell>
          <table:table-cell office:value-type="string" table:style-name="ce1">
            <text:p>I mean... for example... you know... bathroom breaks, and such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今すぐってわけじゃないんだけど、その・・・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 don’t mean “right this second” or anything, but…</text:p>
          </table:table-cell>
          <table:table-cell office:value-type="string" table:style-name="ce1">
            <text:p>It doesn't have to be right this second or anything, but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のうちトイレに寄ってもらえない・・・？</text:p>
          </table:table-cell>
          <table:table-cell office:value-type="string" table:style-name="ce1">
            <text:p>Chat - L4 C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At some point, could we stop by a bathroom?</text:p>
          </table:table-cell>
          <table:table-cell office:value-type="string" table:style-name="ce1">
            <text:p>At some point, could we stop by a bathroom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ね、ねえ・・・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-Hey…</text:p>
          </table:table-cell>
          <table:table-cell office:value-type="string" table:style-name="ce1">
            <text:p>H-hey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ぐす・・・っ、これは・・・そ、その・・・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*sniff* This is… this is so…</text:p>
          </table:table-cell>
          <table:table-cell office:value-type="string" table:style-name="ce1">
            <text:p>Sniff... this... th-that is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疲れたなら、ちょっと休憩すれば？</text:p>
          </table:table-cell>
          <table:table-cell office:value-type="string" table:style-name="ce1">
            <text:p>Chat - L3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f you’re getting tired, want to take a break?</text:p>
          </table:table-cell>
          <table:table-cell office:value-type="string" table:style-name="ce1">
            <text:p>If you're getting tired, want to take a break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元気なら・・・別にいいけど。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f you’re fine… then never mind.</text:p>
          </table:table-cell>
          <table:table-cell office:value-type="string" table:style-name="ce1">
            <text:p>If you're fine… then never mind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ともっちが無事でほっとしたわ。</text:p>
          </table:table-cell>
          <table:table-cell office:value-type="string" table:style-name="ce1">
            <text:p>Chat - Bandit Hideout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’m relieved that Tomocchi was okay.</text:p>
          </table:table-cell>
          <table:table-cell office:value-type="string" table:style-name="ce1">
            <text:p>I'm glad that Tomocchi's okay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とは、シャルシャルさんに何事もなければ いいんだけど・・・</text:p>
          </table:table-cell>
          <table:table-cell office:value-type="string" table:style-name="ce1">
            <text:p>Chat - Bandit Hideout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 hope that nothing bad has happened to Sharusharu as well…</text:p>
          </table:table-cell>
          <table:table-cell office:value-type="string" table:style-name="ce1">
            <text:p>But I hope that nothing's happened to Sharu, either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ともっちにシャルシャルさん、無事でいるかしら ・・・？</text:p>
          </table:table-cell>
          <table:table-cell office:value-type="string" table:style-name="ce1">
            <text:p>Chat - Lost Forest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omocchi and Sharusharu, will you two be all right…?</text:p>
          </table:table-cell>
          <table:table-cell office:value-type="string" table:style-name="ce1">
            <text:p>Tomocchi, Sharu... will you two be all right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ひどい目にあってなければいいけど・・・</text:p>
          </table:table-cell>
          <table:table-cell office:value-type="string" table:style-name="ce1">
            <text:p>Chat - Lost Forest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 dearly hope that nothing bad has happened to them…</text:p>
          </table:table-cell>
          <table:table-cell office:value-type="string" table:style-name="ce1">
            <text:p>I hope they're not in a bad way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たしたちが、伝承に語られる熾天少女だ なんて・・・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To think we're the Heavenly Maidens of legend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というか、ここがあたしたちの居た世界と 別の世界だなんて、いまだに信じたくないわ。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Or rather, I can't still believe that this is some kind of "other world" from ours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なに？　あたし？　別に怒ってないけど・・・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What? Me? I'm not mad, or anything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あんた、シャルシャルさんにイイとこ見せようと ずいぶん頑張ってなかった？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You seemed like you were trying hard to impress Sharu, right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べ、別にだからどうってわけじゃないわよ・・・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I-it's not like it's a big deal, though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ねえ早乙女。　港町であたしと会ったとき、 あんた、はむこと一緒にいたじゃない？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Hey, Saotome. When we met up in the port town, weren't you alone with Hamuko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ずっと2人で行動してたの・・・？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Was it just the two of you for all that time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ま、まさかあんた、はむこにヘンなこととか してないでしょうね・・・！？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W-wait, you didn't do anything weird to Hamuko, did you...?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もぅだめ・・・もぅだめ・・・もぅだめ・・・っ！！</text:p>
          </table:table-cell>
          <table:table-cell office:value-type="string" table:style-name="ce1">
            <text:p>Chat -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Can't hold it... can't hold it... can't hold it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ちょ、ちょっと済ませてくるからっ！ ここで待ってなさいよ・・・っ！！</text:p>
          </table:table-cell>
          <table:table-cell office:value-type="string" table:style-name="ce1">
            <text:p>Outdoor pee -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'm going to go take care of it! You'd better wait for me...!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（ヤバい・・・っ　すごくオシッコしたいっ！）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This is bad… I'm dying to pee!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（早く・・・トイレ行かないとっ！）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(I have to… go to the toilet, and soon!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の、のぞかないって約束するなら・・・行って あげてもいいけど・・・っ！</text:p>
          </table:table-cell>
          <table:table-cell office:value-type="string" table:style-name="ce1">
            <text:p>Outdoor pee (wet) - L6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f you promise not to peek... I suppose it's fine if I do this for you...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そ、そ、それほど切羽詰まってないから・・・っ 大丈夫・・・よ・・・っ！！</text:p>
          </table:table-cell>
          <table:table-cell office:value-type="string" table:style-name="ce1">
            <text:p>Outdoor pee - L6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-I'm not that full to bursting... I'm... fine...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ね・・・トイレ行かせてもらえない・・・？</text:p>
          </table:table-cell>
          <table:table-cell office:value-type="string" table:style-name="ce1">
            <text:p>Chat (wet) - L5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ey... would you let me use the bathroom...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や、やめてよ！　そんな話し・・・っ！</text:p>
          </table:table-cell>
          <table:table-cell office:value-type="string" table:style-name="ce1">
            <text:p>Outdoor pee (wet) - L5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Sh-shut up! What a thing to say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ね、ねえ・・・その・・・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-hey... um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無理にってわけじゃないけど、トイレ・・・ 寄ってもらえると助かるわね・・・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'm not really desperate, but... it would help if we stopped by a bathroo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、あんたねえ！　女の子に対して言っていい 事と悪い事があんでしょ！！　ばか！！</text:p>
          </table:table-cell>
          <table:table-cell office:value-type="string" table:style-name="ce1">
            <text:p>Outdoor pee - L5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W-why you! There are things you can and can't say to a lady!! Dummy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ねえ・・・ちょっとトイレに行きたいんだけど・・・</text:p>
          </table:table-cell>
          <table:table-cell office:value-type="string" table:style-name="ce1">
            <text:p>Chat (wet) - L4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ey... I'd rather like to go to the bathroo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早乙女・・・あの・・・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Saotome... um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や、やっぱ何でもない・・・</text:p>
          </table:table-cell>
          <table:table-cell office:value-type="string" table:style-name="ce1">
            <text:p>Chat - L4 C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N-no, it's nothing, after all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、あたしのせいじゃないわよ！ 単純に、我慢できなかっただけなのっ！！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t's not my fault! I simply couldn't hold it, that's all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な、何よ！　ただ周りの景色を見てた だけじゃない！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Wh-what?! I was just admiring the scenery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んた、そんなもやしみたいな体で山なんか 歩いて大丈夫なの？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Are you going to be okay, hiking through the mountain with a gangly body like that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別に・・・心配なんかしてるわけじゃないけど、 もし倒れたりしたら、まあ、どうしようかなって・・・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It's... not like I'm worried or anything, but I wouldn't know what to do if you collapsed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だから、その・・・ め、迷惑かけないようにしなさいって話よっ！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So, it's just... I'm telling you not to cause me any trouble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ねえ、早乙女ってさ・・・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Hey, um, Saotom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なんで常夏のこと“はむこ”って呼んでんの？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Why do you call Tokonatsu, "Hamuko"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はあ！？　ち、違うわよ！　別にあたしのことも にゃんこって呼んでほしいわけじゃなくて！！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Haah?! Th-that's not it! It's not like I want you to call me Nyanko, or anything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はむこに対して馴れ馴れしいっていうか、 遠慮が無いっていうか・・・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I just think you're getting a little too familiar with Hamuko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まあ、はむこも嫌がってないみたいだから 別にいいんだけど・・・っ！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Well, I guess it's fine, seeing as she doesn't seem to dislike you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ふ・・・ぅ・・・っ！　と、トイレ・・・行きたい・・・っ！</text:p>
          </table:table-cell>
          <table:table-cell office:value-type="string" table:style-name="ce1">
            <text:p>Chat -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u... uuh...! Need the... t-toilet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ぜ・・・絶対のぞかないでよねっ！！</text:p>
          </table:table-cell>
          <table:table-cell office:value-type="string" table:style-name="ce1">
            <text:p>Outdoor pee - L7 C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D... don't you dare peek, got it?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く・・・で、でも・・・っ！！　こんな・・・っ！</text:p>
          </table:table-cell>
          <table:table-cell office:value-type="string" table:style-name="ce1">
            <text:p>Outdoor pee - L7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Kh... b-but...!! Here's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はぅっ！　ぁ・・・っ</text:p>
          </table:table-cell>
          <table:table-cell office:value-type="string" table:style-name="ce1">
            <text:p>Outdoor pee - L7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au! Ah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ねぇ、ちょっと・・・っ！　トイレに行きたいん だけど・・・！</text:p>
          </table:table-cell>
          <table:table-cell office:value-type="string" table:style-name="ce1">
            <text:p>Chat - L6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ey, listen...! I need to go to the toilet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ひ・・・非常事態なんだから・・・っ！</text:p>
          </table:table-cell>
          <table:table-cell office:value-type="string" table:style-name="ce1">
            <text:p>Outdoor pee (wet) - L6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O-only because it's an emergency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な、なんでこんなとこでっ！</text:p>
          </table:table-cell>
          <table:table-cell office:value-type="string" table:style-name="ce1">
            <text:p>Outdoor pee - L6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Wh-why should I have to go here?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ここでするくらいなら・・・が、ガマンするわよ ・・・っ！！</text:p>
          </table:table-cell>
          <table:table-cell office:value-type="string" table:style-name="ce1">
            <text:p>Outdoor pee - L6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 don't need to go that bad... I'd rather h-hold it in...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早乙女・・・トイレ・・・</text:p>
          </table:table-cell>
          <table:table-cell office:value-type="string" table:style-name="ce1">
            <text:p>Chat (wet) - L5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Saotome... bathroo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い、いやよ・・・こんなとこで・・・！</text:p>
          </table:table-cell>
          <table:table-cell office:value-type="string" table:style-name="ce1">
            <text:p>Outdoor pee (wet) - L5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A-absolutely not... not here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ねえ、そ、そろそろ休憩しない・・・？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ey, a-are we going to take a break anytime soon...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トイレにも・・・行っておきたいし・・・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hen I can... go to the bathroom, as well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はあ！？　な、なにバカ言ってんのよあんた！！</text:p>
          </table:table-cell>
          <table:table-cell office:value-type="string" table:style-name="ce1">
            <text:p>Outdoor pee - L5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uhh?! D-don't be ridiculous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蹴るわよ！？</text:p>
          </table:table-cell>
          <table:table-cell office:value-type="string" table:style-name="ce1">
            <text:p>Outdoor pee - L5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Want me to kick you?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な、なんでもないわ・・・</text:p>
          </table:table-cell>
          <table:table-cell office:value-type="string" table:style-name="ce1">
            <text:p>Chat (wet) - L4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t's nothing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（そわ・・・そわ・・・）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*fidget*... *fidget*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え？　別に焦ってるわけじゃないわよ！ あ、あの子のために急がなくちゃって・・・！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Eh? I'm not losing my cool, or anything! W-we have to hurry to save that girl...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こ、こっち見ないでよ・・・っ！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D-don't look at me...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え？　あたし？</text:p>
          </table:table-cell>
          <table:table-cell office:value-type="string" table:style-name="ce1">
            <text:p>Chat - L3 A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Eh? Me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べ、別にぼーっとなんかしてないわよ！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'm not spacing out, or anything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ま、少しはあんたのこと見直したわ。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My opinion of you has improved, slightly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で、でも、だからって調子に乗らないでよね！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I-I say that, but don't get too excited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早乙女、あんたがリーダーなの？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So, you're the leader, Saotome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ちゃんと務まるんでしょうね・・・？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Are you sure you're up to it...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一応信じてあげるけど、危なくなったら あんた置いて逃げるからね！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I guess I can put my trust in you, but you have to run if it gets too dangerous, okay?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オシッコ、オ、オシッコぉっ！！　もれちゃうぅ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、もうあそこがひくひくして・・・力が入らない よぉ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ここでしないと、で、出ちゃう・・・ほんとに でちゃううぅ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野しょんを許可しない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Don’t allow her to pee outside</text:p>
          </table:table-cell>
          <table:table-cell office:value-type="string" table:style-name="ce1">
            <text:p>Don't let her pee outsi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野しょんを許可する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Allow her to pee outside</text:p>
          </table:table-cell>
          <table:table-cell office:value-type="string" table:style-name="ce1">
            <text:p>Let her pee outsi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だめ、ど、どうしてもガマン・・・でき、なぃ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れちゃうっ、出ちゃうっ、オシッコおぉぉ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う！！　トイレに行きたいんだってばぁ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ここでもらしちゃってもいいのっ！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ていうか、むしろここで野ションしちゃっても いいなら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よ、よくないことだってのは分かってるけどっ！ ガマンできないよぉ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そうだよね！　このままじゃガマンできないし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ううぅ～～！　トイレ、トイレ！！　はやく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たしがあんまり長くオシッコガマンできないの 知ってるでしょ！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せ、背に腹は代えられない・・・か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ねー、のど渇いたよぉ～！　もうフラフラなんだ けど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ねえ、トイレまだ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遠いんだったら、ちょっと急ごうよ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そ、そんなに見られたら、あたしだって 恥ずかしいよ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トイレに行きたいひとー！　はーい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れ・・・？　あたしだけ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よいよラストダンジョーン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最後まで元気よく行くぞー！！ 突き進めー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灼熱の洞窟の後は、極寒の森か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か、風邪ひきそ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う死神との戦いはこりごり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って、速いし痛いし怖いし、気がついたら すっごいダメージ受けてるし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ぱ南部は暑いね～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制服、脱ぎたくなっちゃう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っと、イケナイ想像させちゃったかな～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結局、白カラット用に作った“干渉剤”、 まだ使う機会ない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急に白カラットが現れても、使うの忘れ ちゃいそう・・・ｗｗ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オシッコ・・・でちゃう・・・っ、だめ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ぱ・・・ぱんつ・・・ぬれちゃうよぉ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あっ！　も、もぅげんかいっ！！　そこで してくる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って、も、もぉほんとに・・・もれちゃうよぉ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っ！　あっ！！　出るっ！！　あ、あっち 行っててっ！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れちゃう！！　ねえ、ガマンできないよ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うオシッコでパンパン・・・っ！　トイレ 行かせて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そ、それか・・・この辺で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なんで！？　だ、大丈夫だよここなら！　ねえ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やばいやばい、もうオシッコやばいって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トイレ行こ？　ね？　お願い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で、できれば野ションはしたくないんだけど なぁ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トイレ行きたくなっちゃった・・・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 kinda wanna go to the toilet now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どこかで一度休憩入れようよ？　ガマンは 体に良くないでしょ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こ、今回は油断したの！　ほんとはガマン できたんだもん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（うーん・・・ちょっぴりトイレ行きたいかな？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（ま、いっか。　まだぜんぜん平気だし。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それにしてもあの死神の強さ、反則だよ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だって動きが見えないんだもん！　気が ついたら体中がすっごい痛いし、もう何が 起きたのが全然分かんなかったよ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ねえねえ、霊峰ってなに？　普通の山と どう違うの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“霊”が付くくらいだから心霊スポットな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、そう考えるとイヤだな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ぱりゼリーちゃんの魅力は世界最強だ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ってラスボスにも効くんじゃない？ 最強チートアイテムじゃん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ーし！！　あとはレリグ・イアスをゼリーちゃん の魅力でメロメロにしておびき寄せるだけだ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大丈夫大丈夫！　ゼリーちゃんこんなに かわいいんだから、絶対うまくいくよ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ゼリーちゃん連れてくるのはいいけど、言葉 分かる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に、ゼリーちゃんが嫌がったら無理に 連れていくわけにもいかないよ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は蛾とか全然平気だよ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むしろ好きだ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って、よく見ると頭や体がふわふわの毛で モッコモコなんだもん！　かわいいよ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、はむちゃん・・・ちょっとは手加減して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くん、軟膏とか持ってない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おー！　これが榴鉱石かあ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綺麗な石だね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装置の材料になっちゃうのが残念だなー。 余ったら、少し分けてもらおっかな～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突然ですが、ここでともちゃんクーーイズ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連続で入れるとすっごく気持ちイイ穴があって、 やるにはカタい棒とタマが必要です。 これなーんだ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い！　答えはビリヤードでした～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っと～？　いったいなんて答えるつもり だったのかな～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ダスプ沼だっけ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んなところなのかな？　やっぱ底なし沼とか ある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これ笑い事じゃないわ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、さ、最終警告・・・っ！！　ともちゃんの・・・ にょ、にょうい・・・が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ぅ・・・げ、げんかい・・・で、す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、ぉ、おしっこ・・・っ！　もう、ここで させて・・・っ！！　おねがい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んとに、でちゃぅ・・・っ、うそじゃないのに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、はいすいを・・・かいしっ、します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け、警告を繰り返します・・・っ！　ともちゃんの 尿意が限界です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急に排水措置を講じてください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なら、こ、ここで緊急退避という手段も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、事態は急を要する状況なんです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ょ、協力に感謝します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け、警告！！　ともちゃんの尿意が危険水域に 達しまし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緊急退避も考慮に入れて、すみやかに 尿意解消の措置を講じてください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緊急退避要請を受諾します！　排水の間、 危険ですので近隣住民の方は近くに寄らない よう、お願いします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続報！　ともちゃんの尿意増幅を確認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近隣にトイレを発見した方は、すみやかに 報告ねがいます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学校では、おもらしなんかしたこと無いのに・・・ 信じてくれ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速報！　ともちゃんに微尿警報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めのトイレ対策を推奨します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事件が絶えないね。　まあ、敵勢力が3つも あれば仕方ないのかな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ん？　青カラットと白カラットは協力してるから、 今は赤カラットと青白カラット2つの敵勢力に なる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あどっちでもいいか！　どうせ全部 やっつけるんだし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すがに騎士団長だけあって、タフだね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普段、どんなトレーニングしてる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おっと、想像したらヨダレが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し！！　あたしも何かのアイドルやる！！ 決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うだね～、あたしのトレードマークと言えば ツインテ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“ツインテ☆アイドル”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ーん・・・なんかフツーだ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にしても、あっついね～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日陰にいても水辺にいても、どこにいても 暑いから参っちゃう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ルミィさんのエッチボイス『あぁあんっ////』が 頭から離れないや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・・・忘れてください・・・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ルミィさんの秘密のメモってさ、あたしが 盗賊団に誘拐された時に生徒手帳を落とした 方法とおんなじだよね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ぱあたしの機転ってすごくない！？ ね？　ね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名探偵ひめちゃんの推理によれば、大陸南部の どこかに青白カラットの隠れ家があるんだ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ぷぷぷぷ！　自分で言っててなんだけど、 青白カラットって、なんか不健康そうだよね！ うへへ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オッシーも、犬くらい小さければペットに したいんだけどな～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犬くらい小さくて、毛がもふもふしてて、 飼い主の言うことをちゃんと聞くいい子だったら 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れ？　じゃあ犬でよく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ちゃんの持ってる銃、かっこいいよ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お願いしても撃たせてもらえなかったよ。 あたしって、危なっかしいイメージだから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がほんとの“無鉄砲”なんちゃって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赤カラットの四天王、4人とも全部やっつけた ね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側近のほうも、簡単に倒せるといいんだけど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ふ・・・あぁっ、やだ、もぉ・・・オシッコ・・・っ！！</text:p>
          </table:table-cell>
          <table:table-cell office:value-type="string" table:style-name="ce1">
            <text:p>Chat - L7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Fu... aah, no more... pee... nh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オシッコが・・・で、でる・・・もぉ出ちゃう・・・っ！！</text:p>
          </table:table-cell>
          <table:table-cell office:value-type="string" table:style-name="ce1">
            <text:p>Chat - L7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My pee'll... come out... it's coming out...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お願い・・・さ、させて・・・ここでっ！！</text:p>
          </table:table-cell>
          <table:table-cell office:value-type="string" table:style-name="ce1">
            <text:p>Outdoor pee (asking) - L7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'm begging you... l-let me go... here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そんなこと・・・言っても・・・っ！！　で、 出ちゃうってば・・・ぁ・・・・っ！！</text:p>
          </table:table-cell>
          <table:table-cell office:value-type="string" table:style-name="ce1">
            <text:p>Outdoor pee (refused) - L7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Even if you... say that...!! I'm tellin' ya... I'll pee...ee...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も、もっちゃうもっちゃうううぅぅーーーっ！！！</text:p>
          </table:table-cell>
          <table:table-cell office:value-type="string" table:style-name="ce1">
            <text:p>Outdoor pee (allowed) - L7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, I'm-peeeing-I'm-peeeeeeeeiiing!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み、見てよ！　もうこんなに膀胱パンパン なの！！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L-look! My bladder's already bulging this much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我慢限界だよぉ！！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 can't hold it any mooore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近くにトイレなさそうだし、ちょっと、そこで・・・！</text:p>
          </table:table-cell>
          <table:table-cell office:value-type="string" table:style-name="ce1">
            <text:p>Outdoor pee (asking) -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There are no toilets nearby, so just let me go over there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こ、これ以上我慢できないってばぁ・・・っ！！</text:p>
          </table:table-cell>
          <table:table-cell office:value-type="string" table:style-name="ce1">
            <text:p>Outdoor pee (refused) -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'm tellin' ya, I can't hold it anymore...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生理現象だからしょうがないよねっ！！</text:p>
          </table:table-cell>
          <table:table-cell office:value-type="string" table:style-name="ce1">
            <text:p>Outdoor pee (allowed) -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t's totally natural, so I can't help it, you know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ねえ、もうオシッコ我慢するのキツいよ！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Hey, I can't hold my pee much longer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このままじゃチビっちゃう・・・！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t this rate, I'll pee myself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今回は仕方ないけど、こういうのはあんまり 好きじゃないなぁ・・・////</text:p>
          </table:table-cell>
          <table:table-cell office:value-type="string" table:style-name="ce1">
            <text:p>Outdoor pee - L5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t's just this once, 'kay? I don't really like doing this kind of thing... 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できれば早めに・・・済ませたいんだけど・・・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f I can... I'd like to take care of it pretty soon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つ、次はきっと最後まで我慢するもんっ！！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'll d-definitely hold it in 'til the end, next time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ここいらで、ちょっと休憩とシャレ込もうよ！</text:p>
          </table:table-cell>
          <table:table-cell office:value-type="string" table:style-name="ce1">
            <text:p>Chat - L3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Guys, let's stop here and chat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・・・だ、だめ？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...G-guys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オンドレラ邸の中、なんかお化け屋敷みたいで ちょっと苦手かも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し本当にお化けが出たら、逃げるか気絶する から、あとはヨロシク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騎士団長さんが言ってた「ホールから先へ 進めない」ってセリフが気になるよね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のすっごいツルツルの上り坂で、足が 滑っちゃうとか・・・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たしとひめちゃんの馴れ初め、気になるの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どうしよっかな～？　チョコレートパフェ おごってくれたら、話してあげよっかな～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水鉄砲持ってくればよかったな～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みんなでサバイバル・イン・オンセンやりたかった な～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温泉、男女混浴じゃなかったね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しょうがない、イメージで脳内保管しよう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温泉でのマナー３カ条といえば、 １．まず体をよく洗う ２．タオルを浴槽に入れない ３．ええと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れ？　３つ目って何だっけ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先に言っておくけどね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、温泉は混浴以外認めないから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ただしイケメンに限る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運も実力のうちだよ！　隕石だって あたし達の味方だもん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調子で、何もかも運だけで勝っちゃったり して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か、そういうマンガあったよ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ねえ、電力ジェネレーター室に落ちてきた でっかいモノって何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隕石かな？　割ったら宇宙人入ってるかな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、気のせい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んな、あたしの方を見てない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側近たちと戦うことになっちゃうのかな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話を聞く限りだと、勝てる気がしないんだけど 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無理っむりっ！！　もう無理出ちゃうっ！！ ぁああっ、あ、もう・・・っ！！　あ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願いっ、む、向こう・・・行って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が、我慢できないって・・・言ってるのにぃ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やくっ！！　はやくさせて！！　はやくぅう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、なんでトイレ行かせてくれないの！？ ずっと我慢してるのに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・・・そ、その辺でしてきちゃうよっ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ゃ、じゃあトイレ行かせてよぉ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たしだって・・・外でするの恥ずかしいん だから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ばいやばい！　もうオシッコやばいん だってば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んま余裕無いんだけど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ー・・・？　し、したいけど・・・待っててくれ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ゃあ、ちょっと行ってくるね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行きたい・・・ねえ、トイレ・・・だ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あー・・・オシッコしたい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はやくトイレ休憩にならないかなぁ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・・・ご、ごめ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謝るから許して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んな、トイレ行きたくない？　大丈夫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なみに、あたし行きたい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にしても、カラットの側近たちって ものすごく強いらしい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あ、それ以上にあたし達が強くなっちゃえば 問題ないけど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っきの砂嵐、すごかったね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大自然の前では、人間は無力なんだねぇ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えええ・・・こりゃしっかり水分補給して おかないと、すぐ干からびちゃいそ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くん、どこかに日傘売ってたら 買って～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へぇ、あっついね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やいとこ蜃気楼の谷の場所知ってる人 探して、涼しいとこ行こうよ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青い髪のカラット、「ライバルを邪魔してやる～」 とか言ってたけど、そんなことしたって完全に ひとりよがりだよ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ねえねえ！　前から思ってたんだけど、 “ひとりよがり”って言葉・・・ なんかちょっとエッチじゃ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、飲めばどんな人でも熾天少女になれる 薬が開発されたらさ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くん少女デビューできちゃう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んな服を着せちゃおっかな～？ ふふふ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熾力研究、ちゃんと完成してる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まだ途中だったら、みんなで手伝っちゃう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は足引っ張りそうだから、おとなしく してよっかな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度こそ、お城へ戻れるよ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四天王を一人撃破するたびに、特別ボーナス みたいなの出ないかなぁ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、だめ・・・っ！　オシッコ・・・もれそう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花摘み行ってくるね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でもっ！　でもぉ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にて失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の！　これは、いよいよ・・・ぴ、ぴんち かも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マジで・・・オシッコしたい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か、ゴメンね！　少し待ってて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オシッコ・・・ちょっとキツくなってきちゃった 　なぁ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だ、大丈夫だよね？　そのうち出られるよね？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悲報、ともちゃんオシッコしたくな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や、まだ余裕あるから平気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、ねえ、これ大丈夫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閉じ込められたままで誰も助けに来ないって パターンだったらヤバくない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四天王にも年齢みたいなのがあるっぽい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かして性別もある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性別があるってことは・・・つまりそういうこと だよね・・・？　えへへ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敵の四天王って、やっぱテストとかで 選抜される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と少し成績が足りなかったヤツとか、 次期四天王みたいな感じで予備軍がいたりして 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大阪のおばちゃんって、何で髪を紫に染め たがるんだろう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今の状況とはぜんぜん関係ない話だから 忘れていいよ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る・・・でちゃう・・・っ、はぁ・・・はぁ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オシッコ・・・げんかい・・・ぃ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、こ、ここで・・・させてぇ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、ほんとに・・・っ、だめ、なのぉ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ああーーっ、出ちゃうううぅぅ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め・・・っ　オシッコしたくて限界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ままじゃもっちゃうよおぉ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だめ、ちょ、ちょっといいかなっ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んなぁ！　出ちゃうよ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ん、すぐ戻るね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、どっかトイレ見つけたら行こうよ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ぁ、はやくオシッコしたいぃ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しょ、しょうがないなぁ・・・も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、ほんとはイヤだけど・・・まあ、しょうがない かな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れちゃった・・・。　けっこう頑張って 我慢したんだよ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ー、悪いんだけどさ、トイレ行きたくなって きちゃった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他の四天王ってどんなヤツなんだろう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の予想だと、めっちゃテンション高いの とか、常に敬語使うヤツとか、そういうのが いると思うんだよ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だろう？　な～んか恥ずかしいハプニング のニオイがするんだよね～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んだん、戦う相手が強くなってくる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、その分こっちも強くなっていけばいいん だけど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ねえ！　城下町あたりで、あたし達の オリジナルグッズとか出したら結構儲かりそう じゃ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手始めに魔除けハンカチとか、あと破魔ジュース とかどうかな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港の北にある公道を道なりに進めば、炭鉱の ある山に辿り着くんだ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あたしが目的地ガイドするのって 新鮮でしょ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ねえ！　炭鉱で取れる上質な鉱石って どんなんだと思う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宝石の原石とかだったら、一個くらい持って 帰ってもいいよね！？　ね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、念のために神社でお祓いとかしてもらった ほうがいい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・・・。　こっちの世界に神社とか無い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ぁあ、あっ、も、も、もぅ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ぅ・・・む、むりぃ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ぜ、絶対に・・・近くにいてねっ！　絶対だよ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うぅ・・・っ！　もっちゃう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う・・・ちびりそうだよぉ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む、無理！　無理無理ぃ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ゆ、幽霊が出るんだよ！？　一人にしちゃ やだ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オシッコしたいっ！　でも、トイレ怖い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・・・でもオシッコ・・・っ！　うぅ～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、やだよぉ！　こ、怖いもん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に行きたいけど・・・こ、こわいよ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うう・・・どうしよう・・・オシッコ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ぜ、全部幽霊のせいなんだから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、またトイレ行きたくなってきちゃっ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だな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、ほんとに出たの！　白いワンピースの 女の子の幽霊が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・・・追っかけてきたらどうしよう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れちゃった・・・けっこう頑張って 我慢したんだよ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パーティに船酔いしやすい人がいなくて よかった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は特に乗り物に強いし！　ジェット コースターとか余裕だよ！　えっへん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館長さんの言うとおり、熾力をドドドドド！って 出せたらおもしろいのに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てみたら意外と出るかも？　ドドドドドド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天の使いの力を、科学で解明かあ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か難しい話になってきたら、早乙女くん ヨロシク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話題に困ったときに天気の話をするのは王道 だけどさ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天気の無い宇宙空間で会話のネタに困ったら どうするんだろう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ねえ聞いてよ！　すっごいヘンな虫 見つけたんだ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石をどかしたら、しっぽの先が扇子みたいな 形したナメクジがバックしながら這ってたの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へ？　コウガイビル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何事もなく船旅終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ちょっぴりハプニングを期待してたのって、 　あたしだけかな？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ちゃう、でちゃうっ、でちゃうう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オシッコでちゃうっ、でちゃうよぉ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う限界なのっ、そこでさせて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んなこと・・・言ったってぇ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～～～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ぁ、ど、どうしよ・・・も、もう我慢できないよ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無理、出ちゃう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、そ、その辺でやってきちゃうから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危ないのは分かるけど、で、でも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、見ちゃダメだからね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オシッコ行きたいっ、ねえ、ちょっと行かせて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ぅ～・・・ねえ、はやくぅ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くん、近くにトイレあったら寄ってよぉ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っきから我慢してるんだけど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ぅ・・・最初は温かかったけど、どんどん寒く なっちゃ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、トイレ行か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、ちょっぴり催してきちゃっ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船のトイレ、ちゃんと直ってる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たオシッコ我慢地獄はいやだよ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っきのカニ、ゆでたら食べられる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大味でおいしくなさそうだけど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、そう言えば魔族ってどんな外見なの 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普通にあたし達と同じ見た目だったり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とも身長3メートルを超える巨人だったり して！　・・・まさか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れだね！　ついにラスボスと対面できる かも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か“姫君”って聞くと超ナイスバディな イメージだよね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え、そうでも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て言うかさ、こんだけ寒いんじゃさすがの煉絶の 姫君も凍えちゃって、どっかで遭難してるんじゃ 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それはそれで、ちょっと可哀そうかも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にしても寒いね～！　さすが北部だよ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んだけ寒いと、バナナで釘が打てちゃうんじゃ 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へへ・・・かたぁいバナナで、ね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ビオラちゃん、なかなかかわいい人だった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ちょっとはしゃぎすぎかな？　もう少し 落ち着きを持ったほうがいいと思わない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れ？　なんでそんな冷たい目であたしを 見てるの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～～、寒いね～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女の子はお腹を冷やさないように気を つけなきゃ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、はぁ・・・っ！　ぅ・・・だ・・・だめ・・・かも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ぅ・・・げ、げんかいぃ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願いだから、そ、そのへんで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っ、い、いじわる・・・しないでぇ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っく、もうちょっと・・・ガ、ガマ・・・ン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オシッコ・・・！　オシッコ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うお腹キツキツだよ！！　うぅ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、その辺で出してきちゃっていい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ぅ・・・っ、で、でもぉ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りがと！　すぐしてきちゃうね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ぅ、オシッコしたいよぉ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、はやくトイレしないとヤバいよぉ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ん、じゃあちょっと待っててね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、トイレ行きたいよ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少し飲み過ぎちゃったのかな？　ご、ごめん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、ごめん・・・やっちゃっ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だけトイレ行きたいな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だ大丈夫だけど・・・そのうち、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自治警団長かぁ～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城の騎士団長さんみたいにシブメン なの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引き締まった肉体美にはじける汗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へ・・・えへへ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ねえ！　時間があったら雪合戦しようよ！ あと、かまくらも作ろ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・・・やだな、冗談だってば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ねえ、先代さんからもらった能力って、何 なんだろう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ーもう、気になる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先代さん、声だけで姿が見えないんだ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声から想像すると、めっちゃ美人っぽいのにね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ひめちゃんも加わって、にぎやかにぎやか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、一応言っておくけど、ひめちゃんはあんまり おしゃべりしない子だからね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おとなしいからって、強引にアプローチしちゃ NGだぞ～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あ、あっ、もっちゃう！！　もっちゃうっ！！</text:p>
          </table:table-cell>
          <table:table-cell office:value-type="string" table:style-name="ce1">
            <text:p>Chat – L7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hh, ah, it’s gonna leak!! I’m leaking!!</text:p>
          </table:table-cell>
          <table:table-cell office:value-type="string" table:style-name="ce1">
            <text:p>Ahh, ah, it's gonna leak!! I'm leaking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ガ、ガマンできないっ！！</text:p>
          </table:table-cell>
          <table:table-cell office:value-type="string" table:style-name="ce1">
            <text:p>Chat – L7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-I can’t hold it!!</text:p>
          </table:table-cell>
          <table:table-cell office:value-type="string" table:style-name="ce1">
            <text:p>I-I can't hold it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うだめっ、そ、そこでオシッコさせて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ち、ちがうの！！　ほんとにもうダメなのぉっ！！</text:p>
          </table:table-cell>
          <table:table-cell office:value-type="string" table:style-name="ce1">
            <text:p>Outdoor pee (refused) – L7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Y-You don’t get it!! I really can’t hold it anymore!!</text:p>
          </table:table-cell>
          <table:table-cell office:value-type="string" table:style-name="ce1">
            <text:p>Y-you don't get it!! I really can't hold it anymooor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ーっ！で、で、でちゃうぅうっ！！</text:p>
          </table:table-cell>
          <table:table-cell office:value-type="string" table:style-name="ce1">
            <text:p>Outdoor pee – L7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H— H-H-Here it comes!!</text:p>
          </table:table-cell>
          <table:table-cell office:value-type="string" table:style-name="ce1">
            <text:p>Ah—! H-h-here it comes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さ、早乙女くんっ！　あたし、オ、オシッコっ！！</text:p>
          </table:table-cell>
          <table:table-cell office:value-type="string" table:style-name="ce1">
            <text:p>Chat – L6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S-Saotome-kun! I g-gotta pee!!</text:p>
          </table:table-cell>
          <table:table-cell office:value-type="string" table:style-name="ce1">
            <text:p>S-Saotome-kun! I g-gotta pe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、もう膀胱パンパンだよっ！！</text:p>
          </table:table-cell>
          <table:table-cell office:value-type="string" table:style-name="ce1">
            <text:p>Chat – L6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M-My bladder is bulging!!</text:p>
          </table:table-cell>
          <table:table-cell office:value-type="string" table:style-name="ce1">
            <text:p>M-my bladder's bulging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ちょっとそこでしてきてもいい！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そんな・・・で、でちゃうよぉっ！！</text:p>
          </table:table-cell>
          <table:table-cell office:value-type="string" table:style-name="ce1">
            <text:p>Outdoor pee (refused) –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C’mon… I-I’ll really leak!!</text:p>
          </table:table-cell>
          <table:table-cell office:value-type="string" table:style-name="ce1">
            <text:p>C'mon... I-I'll really leak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い、1分で終わらせるから！！</text:p>
          </table:table-cell>
          <table:table-cell office:value-type="string" table:style-name="ce1">
            <text:p>Outdoor pee –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-I’ll be done in just a minute!!</text:p>
          </table:table-cell>
          <table:table-cell office:value-type="string" table:style-name="ce1">
            <text:p>I-I'll be done in just a minut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い、一分で終わらせるから！！</text:p>
          </table:table-cell>
          <table:table-cell office:value-type="string" table:style-name="ce1">
            <text:p>Outdoor pee –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’I’ll be done in just a minute!!</text:p>
          </table:table-cell>
          <table:table-cell office:value-type="string" table:style-name="ce1">
            <text:p>I-I'll be done in just a minut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ね、ねえ！　ちょっともうムリ！　トイレっ！！</text:p>
          </table:table-cell>
          <table:table-cell office:value-type="string" table:style-name="ce1">
            <text:p>Chat – L5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Hey, hey! It’s almost too much! Toilet!!</text:p>
          </table:table-cell>
          <table:table-cell office:value-type="string" table:style-name="ce1">
            <text:p>H-hey! It's almost too much! Toilet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このままじゃもれちゃうかも・・・っ！！</text:p>
          </table:table-cell>
          <table:table-cell office:value-type="string" table:style-name="ce1">
            <text:p>Chat – L5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t this rate, it’s gonna leak…!!</text:p>
          </table:table-cell>
          <table:table-cell office:value-type="string" table:style-name="ce1">
            <text:p>At this rate, it's gonna drip out...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りょ、りょーかい！　ちょっと待っててね！</text:p>
          </table:table-cell>
          <table:table-cell office:value-type="string" table:style-name="ce1">
            <text:p>Outdoor pee – L5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R-Roger that! Wait here, okay!</text:p>
          </table:table-cell>
          <table:table-cell office:value-type="string" table:style-name="ce1">
            <text:p>R-roger that! Wait here, okay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トイレ・・・トイレ・・・！</text:p>
          </table:table-cell>
          <table:table-cell office:value-type="string" table:style-name="ce1">
            <text:p>Chat – L4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Toilet… toilet…!</text:p>
          </table:table-cell>
          <table:table-cell office:value-type="string" table:style-name="ce1">
            <text:p>Toilet... toilet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早くトイレ～・・・！</text:p>
          </table:table-cell>
          <table:table-cell office:value-type="string" table:style-name="ce1">
            <text:p>Chat – L4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Quickly, a toilet~…!</text:p>
          </table:table-cell>
          <table:table-cell office:value-type="string" table:style-name="ce1">
            <text:p>Quickly, a toilet～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えと・・・こ、これはまあ、その・・・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Err… i-it’s like this, um…</text:p>
          </table:table-cell>
          <table:table-cell office:value-type="string" table:style-name="ce1">
            <text:p>Err... i-it's like this, um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ねえ早乙女くん～、あたしトイレに行きたく なっちゃったんだけど・・・</text:p>
          </table:table-cell>
          <table:table-cell office:value-type="string" table:style-name="ce1">
            <text:p>Chat – L3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Hey Saotome-kun~, I kind of have to go to the bathroom…</text:p>
          </table:table-cell>
          <table:table-cell office:value-type="string" table:style-name="ce1">
            <text:p>Hey Saotome-kun～, I kinda have to go to the bathroom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地下道と言えば、暗くてヌルヌル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なんか、ヘンな想像しちゃわない・・・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昨日のパーティ料理、おいしかったね～！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The grub at last night's party was so tasty～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何ていう食べ物なのかな？</text:p>
          </table:table-cell>
          <table:table-cell table:number-columns-repeated="2" table:style-name="ce1"/>
          <table:table-cell office:value-type="string" table:style-name="ce1">
            <text:p>What kind of food was it, I wonder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ま、おいしければ何でもいっか～！</text:p>
          </table:table-cell>
          <table:table-cell table:number-columns-repeated="2" table:style-name="ce1"/>
          <table:table-cell office:value-type="string" table:style-name="ce1">
            <text:p>Oh well, if it's yummy, it's yummy～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お城、確か町の北側にあるんだっけ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いったい、どんなおもてなしが待ってるん だろうね？　ｼﾞｭﾙﾘ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さっきのカッコいい人、騎士団で一番エラい 人なんでしょ？</text:p>
          </table:table-cell>
          <table:table-cell office:value-type="string" table:style-name="ce1">
            <text:p>Chat – Escorting Sharu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That cool guy just now, isn’t he the greatest man in their whole army?</text:p>
          </table:table-cell>
          <table:table-cell office:value-type="string" table:style-name="ce1">
            <text:p>That cool guy just now, isn't he the greatest man in their whole army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サインとかお願いしたらくれるかな～？</text:p>
          </table:table-cell>
          <table:table-cell office:value-type="string" table:style-name="ce1">
            <text:p>Chat – Escorting Sharu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You think he would give me his autograph~?</text:p>
          </table:table-cell>
          <table:table-cell office:value-type="string" table:style-name="ce1">
            <text:p>You think he'd give me his autograph～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あ、あ、あ！　もぅムリぃ！！</text:p>
          </table:table-cell>
          <table:table-cell office:value-type="string" table:style-name="ce1">
            <text:p>Chat - L7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hh, ha, ah! It’s no use!!</text:p>
          </table:table-cell>
          <table:table-cell office:value-type="string" table:style-name="ce1">
            <text:p>Ahh, ah, ah! I'm gonna blow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、そこの隅っこでしちゃうから、見張ってて！！</text:p>
          </table:table-cell>
          <table:table-cell office:value-type="string" table:style-name="ce1">
            <text:p>Chat - L7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S-Stand watch for me, I’m going to do it over in that corner!!</text:p>
          </table:table-cell>
          <table:table-cell office:value-type="string" table:style-name="ce1">
            <text:p>S-stand watch for me, I'm gonna go do it over in that corner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んなっ！　もうオシッコもっちゃうよぉっ！！</text:p>
          </table:table-cell>
          <table:table-cell office:value-type="string" table:style-name="ce1">
            <text:p>Outside pee (refused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How could you?! I’m just about to pee myself!!</text:p>
          </table:table-cell>
          <table:table-cell office:value-type="string" table:style-name="ce1">
            <text:p>How could you?! I'm just about to pee myself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、あ、ありがとっ！</text:p>
          </table:table-cell>
          <table:table-cell office:value-type="string" table:style-name="ce1">
            <text:p>Outside pee (allowed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Th-Th-Thank you!</text:p>
          </table:table-cell>
          <table:table-cell office:value-type="string" table:style-name="ce1">
            <text:p>Th-th-thanks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こ、これ、ホントにやばいかも・・・！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-I’m really in danger now…!</text:p>
          </table:table-cell>
          <table:table-cell office:value-type="string" table:style-name="ce1">
            <text:p>I-I'm really in danger now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うぅ・・・っ、ね、ちょっと見張りお願いしてもいい？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Ooh… hey, can you just stand guard for me for a minute?</text:p>
          </table:table-cell>
          <table:table-cell office:value-type="string" table:style-name="ce1">
            <text:p>Ooh... hey, can you just stand guard for me for a 'sec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き、危険なのは分かるけどさぁ！ あたし、もぅ・・・っ！</text:p>
          </table:table-cell>
          <table:table-cell office:value-type="string" table:style-name="ce1">
            <text:p>Outside pee (refused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-I know this isn’t a safe place! But I’m really about to…!</text:p>
          </table:table-cell>
          <table:table-cell office:value-type="string" table:style-name="ce1">
            <text:p>I-I know it's dangerous 'n all! But, I'm really gonna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ごめん、すぐ終わらせるね！</text:p>
          </table:table-cell>
          <table:table-cell office:value-type="string" table:style-name="ce1">
            <text:p>Outside pee (allowed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’m sorry, I’ll finish up fast!</text:p>
          </table:table-cell>
          <table:table-cell office:value-type="string" table:style-name="ce1">
            <text:p>I'm sorry, I'll finish up fast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や、やば・・・すっごいオシッコしたい・・・！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Oh no… I have to pee SO bad…!</text:p>
          </table:table-cell>
          <table:table-cell office:value-type="string" table:style-name="ce1">
            <text:p>Oh no... I gotta pee super bad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トイレ・・・どこぉ・・・？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Where is the bathroom…?</text:p>
          </table:table-cell>
          <table:table-cell office:value-type="string" table:style-name="ce1">
            <text:p>Toilet... where are ya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うう・・・や、やっぱそうなるよね・・・？</text:p>
          </table:table-cell>
          <table:table-cell office:value-type="string" table:style-name="ce1">
            <text:p>Telling her to pee outside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Eep… so that’s what it’s come to, huh?</text:p>
          </table:table-cell>
          <table:table-cell office:value-type="string" table:style-name="ce1">
            <text:p>Uuh… s-so that's what it's come to, huh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じゃ、ちょっとタイム！</text:p>
          </table:table-cell>
          <table:table-cell office:value-type="string" table:style-name="ce1">
            <text:p>Telling her to pee outside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'kay, Time Out!</text:p>
          </table:table-cell>
          <table:table-cell office:value-type="string" table:style-name="ce1">
            <text:p>'Kay, time-out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またトイレ行きたくなっちゃったよ・・・</text:p>
          </table:table-cell>
          <table:table-cell office:value-type="string" table:style-name="ce1">
            <text:p>Chat - L4 A (wet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 feel like I have to pee again…</text:p>
          </table:table-cell>
          <table:table-cell office:value-type="string" table:style-name="ce1">
            <text:p>I feel like I hafta pee again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ま、まだガマンできるけど・・・</text:p>
          </table:table-cell>
          <table:table-cell office:value-type="string" table:style-name="ce1">
            <text:p>Chat - L4 B (wet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-I’m all right for now, but…</text:p>
          </table:table-cell>
          <table:table-cell office:value-type="string" table:style-name="ce1">
            <text:p>I-I'm all right for now, but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～・・・トイレ行きたい・・・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h~… I wanna go pee…</text:p>
          </table:table-cell>
          <table:table-cell office:value-type="string" table:style-name="ce1">
            <text:p>Ah～... I wanna go pee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どっかにトイレ無いかなぁ・・・？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Shouldn’t there be a bathroom around here…?</text:p>
          </table:table-cell>
          <table:table-cell office:value-type="string" table:style-name="ce1">
            <text:p>There's gotta be a toilet 'round here, right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た、たまにはこういうこともあるよ・・・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This sort of thing happens every once in a while…</text:p>
          </table:table-cell>
          <table:table-cell office:value-type="string" table:style-name="ce1">
            <text:p>Th-this sorta thing happens every once in a while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はは、トイレ行きたくなってきちゃった。</text:p>
          </table:table-cell>
          <table:table-cell office:value-type="string" table:style-name="ce1">
            <text:p>Chat - L3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haha, I have to go to the toilet.</text:p>
          </table:table-cell>
          <table:table-cell office:value-type="string" table:style-name="ce1">
            <text:p>Ahaha, I need to go to the toilet, now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でも、ここじゃガマンだよね～。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But, I can still hold it for sure~.</text:p>
          </table:table-cell>
          <table:table-cell office:value-type="string" table:style-name="ce1">
            <text:p>But I can still hold it, for sure～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ねえねえ、ここの盗賊たちって、なにげに イケメン率高いと思わない？</text:p>
          </table:table-cell>
          <table:table-cell office:value-type="string" table:style-name="ce1">
            <text:p>Chat - Escaped Jail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Hey hey, I’ve been noticing that these bandits are… a lot of them are hotties, aren’t they?</text:p>
          </table:table-cell>
          <table:table-cell office:value-type="string" table:style-name="ce1">
            <text:p>Hey, hey, don'tcha think a lotta these bandits are actually kinda hot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と、適度に引き締まった筋肉！　いいよね～！</text:p>
          </table:table-cell>
          <table:table-cell office:value-type="string" table:style-name="ce1">
            <text:p>Chat - Escaped Jail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Mmm mmm, just the right amount of muscles! Nice~!</text:p>
          </table:table-cell>
          <table:table-cell office:value-type="string" table:style-name="ce1">
            <text:p>And they have just the right amount of muscle, too! Nice～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、げんかいっ！　だめ、でちゃう、オシッコ！！</text:p>
          </table:table-cell>
          <table:table-cell office:value-type="string" table:style-name="ce1">
            <text:p>Chat - L7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t's already... I can't! My pee, it's going to come out!!</text:p>
          </table:table-cell>
          <table:table-cell office:value-type="string" table:style-name="ce1">
            <text:p>No more! No, my pee—it's all gonna come out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ちょっと待っててっ、してきちゃうから！！</text:p>
          </table:table-cell>
          <table:table-cell office:value-type="string" table:style-name="ce1">
            <text:p>Chat - L7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Wait for me, I'm going to do it right here!!</text:p>
          </table:table-cell>
          <table:table-cell office:value-type="string" table:style-name="ce1">
            <text:p>Wait for me, I'm gonna do it right over ther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なんでぇっ！　さ、させて・・・お願いぃ・・・っ！！</text:p>
          </table:table-cell>
          <table:table-cell office:value-type="string" table:style-name="ce1">
            <text:p>Outside pee (refused) - L7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Why!? Let me do it... please...!!</text:p>
          </table:table-cell>
          <table:table-cell office:value-type="string" table:style-name="ce1">
            <text:p>Whyyy?! L-let me do it... pleeease...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、ああ、は・・・はやくぅ・・・っ！！</text:p>
          </table:table-cell>
          <table:table-cell office:value-type="string" table:style-name="ce1">
            <text:p>Outside pee (allowed) - L7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h, ahh... Quickly...!!</text:p>
          </table:table-cell>
          <table:table-cell office:value-type="string" table:style-name="ce1">
            <text:p>Ah, aah, qu... quickly...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、あたし・・・オシッコ・・・したいんだけどっ！！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, I need... to pee!!</text:p>
          </table:table-cell>
          <table:table-cell office:value-type="string" table:style-name="ce1">
            <text:p>I, I... wanna... go pe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も、もう限界っ！！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'm at my limit already!!</text:p>
          </table:table-cell>
          <table:table-cell office:value-type="string" table:style-name="ce1">
            <text:p>I-I-I'm gonna explod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の辺でしてくるから、待ってて！！</text:p>
          </table:table-cell>
          <table:table-cell office:value-type="string" table:style-name="ce1">
            <text:p>Chat - L6 C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Just wait while I go over there!!</text:p>
          </table:table-cell>
          <table:table-cell office:value-type="string" table:style-name="ce1">
            <text:p>Just wait a sec while I go over ther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え！　で、でも・・・！</text:p>
          </table:table-cell>
          <table:table-cell office:value-type="string" table:style-name="ce1">
            <text:p>Outside pee (refused) - L6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Ehh! But...!</text:p>
          </table:table-cell>
          <table:table-cell office:value-type="string" table:style-name="ce1">
            <text:p>Wha?! B-but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ちょちょっと済ませてくるから！！</text:p>
          </table:table-cell>
          <table:table-cell office:value-type="string" table:style-name="ce1">
            <text:p>Outside pee (allowed) - L6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'll be done in no time!!</text:p>
          </table:table-cell>
          <table:table-cell office:value-type="string" table:style-name="ce1">
            <text:p>I'll be done in no tim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ト、トイレ！　ねえ、もうガマンできないよっ！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T-Toilet! C'mon, I can't hold it much longer!</text:p>
          </table:table-cell>
          <table:table-cell office:value-type="string" table:style-name="ce1">
            <text:p>T-toilet! C'mon, I can't hold it any mor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ごめん、トイレ行きたいんだけど・・・。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Sorry, I have to go to the bathroom...</text:p>
          </table:table-cell>
          <table:table-cell office:value-type="string" table:style-name="ce1">
            <text:p>Sorry, but I gotta use the toilet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みんなも行きたいよね？　ね？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Does everyone else have to go too? Yeah?</text:p>
          </table:table-cell>
          <table:table-cell office:value-type="string" table:style-name="ce1">
            <text:p>Everyone else has to go too, right? Right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ふ、普段はちゃんとガマンできるんだよ？ 今回は、ちょっと・・・油断しちゃったかな・・・</text:p>
          </table:table-cell>
          <table:table-cell office:value-type="string" table:style-name="ce1">
            <text:p>Chat (wet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Normally I don't have any problem holding it. Today was... I was just caught a little off-guard, yeah...</text:p>
          </table:table-cell>
          <table:table-cell office:value-type="string" table:style-name="ce1">
            <text:p>N-normally I can hold it in, y'know? Today was... I guess I was just caught a little off-guard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ちょっぴりトイレに行きたくなってきたな～。</text:p>
          </table:table-cell>
          <table:table-cell office:value-type="string" table:style-name="ce1">
            <text:p>Chat - L3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 kinda feel like I have to go~.</text:p>
          </table:table-cell>
          <table:table-cell office:value-type="string" table:style-name="ce1">
            <text:p>I kinda feel like I have to go, just a liiittle～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トイレがあったら寄ってこうね。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Let's stop at a bathroom if we find one.</text:p>
          </table:table-cell>
          <table:table-cell office:value-type="string" table:style-name="ce1">
            <text:p>Let's stop by a bathroom if we find one, 'kay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んーと、早乙女くんがパーティリーダーって ことでいいのかな？</text:p>
          </table:table-cell>
          <table:table-cell office:value-type="string" table:style-name="ce1">
            <text:p>Chat - Lost Forest A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Hmm, so Saotome is the party leader?</text:p>
          </table:table-cell>
          <table:table-cell office:value-type="string" table:style-name="ce1">
            <text:p>Hmm, so Saotome-kun's the party leader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完全にハーレム状態だね～！　うれしい？</text:p>
          </table:table-cell>
          <table:table-cell office:value-type="string" table:style-name="ce1">
            <text:p>Chat - Lost Forest B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You got yourself a complete harem~! Aren't you lucky?</text:p>
          </table:table-cell>
          <table:table-cell office:value-type="string" table:style-name="ce1">
            <text:p>You've got yourself a complete harem～! Aren't you lucky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（くねくねっ、もじもじっ、きゅううぅぅっ！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、あうぅぅ・・・っ！　も、もぅ・・・だめ・・・ぇ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いやあぁっ！　すみ、ませんっ！　も、もう限界 ですぅぅ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（お手洗い・・・っ、お手洗い・・・っ、お手洗い・・・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（お・・・お、おしっこ・・・したい・・・っ！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いえ、そ、その！！　あの、ええと・・・だ、だ、 大丈夫・・・です・・・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（どうしよう・・・お手洗いに行きたくて・・・ 　もじもじしちゃう・・・っ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（じっとしてるの辛いよぉ・・・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ひゃいっ！？！　な、な、なんですかっ？！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、あの・・・すみません・・・</text:p>
          </table:table-cell>
          <table:table-cell office:value-type="string" table:style-name="ce1">
            <text:p>After outdoor pee - L6 A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U-um... sorry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何か飲み物とかもらえると、うれしい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ぅ・・・すみません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近づくと、におうから・・・は、離れて歩きます・・・ ぐすん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、すみません・・・あの・・・そ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ゅ、休憩は・・・まだ先・・・です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さっきお手洗いに寄っておけばよかったかも 　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し・・・したくなってきちゃった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正直、とっても怖い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みなさんと一緒なら、これまでのように うまく行ける・・・そんな気がします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時空玉って、最後に自爆するんです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もし爆破の衝撃でも門が壊れなかったら どうしましょう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一応、ハンマーみたいなのを持っていった ほうが良いでしょう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にも体が4つあれば、あんなふうに強く なれるんでしょう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そうしたら、制服を4着そろえないと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マ、マ、マグマに落ちないように、足元に 気をつけないと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落ちたらヤケドしちゃいます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時空のひずみを安定させる“時空玉”っ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ったいどういう構造なんでしょう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、私・・・も、もぅ、お手洗い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以上・・・が、我慢・・・でき・・・ません・・・っ！ ぅああっ・・・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しっこっ！！　もう・・・でちゃうぅぅ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じもじ・・・っ、もじもじ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、さ・・・早乙女さん・・・っ//// あの・・・あの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・・・そ、そういうこと言わないでください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・・・ごめんなさい・・・私・・・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休憩が・・・したいです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わわわわわっ！！　そ、そうじゃなくて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わあぁぁん・・・ごめんなさい！　も、もう しません・・・ちゃんと我慢しますから・・・ 許してくださいぃ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・・・い、言いにくいんです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の・・・お、お手洗いに・・・行きたくなって しまいまし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いえ・・・なんでも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う言えば、山の頂上にあった赤カラットの 隠れ家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肝心の赤カラット本人がいませんでした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お出かけ中だったんでしょう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ルミィさんが作ってくれた干渉剤、注射器に 入って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つまり、これをどうにかして白カラットに注入 しないと効果を発揮しないんです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ぱり問題はそこですよ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・・・服にも鱗粉が付いちゃいまし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とでお洗濯しないと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・・・私も・・・私もゼリーちゃんとお話し してみたいな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ずうず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結局のところ、ゼリーちゃんって何者なんで しょう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人でも魔物でもない、不思議な生き物です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遺跡って、何のためにあったものなんでしょう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大昔の人々が、何かの儀式に使ったり、神仏を 祭ったりしていたのでしょうか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みません、あまりこういうことに詳しくなく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・・・私、その・・・つい・・・あまりにも、その かわいすぎて・・・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、恥ずかしいところを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石重くないですか？　大丈夫で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疲れたら言ってくださいね？　台車を探して きますから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ういえば、赤カラット達ってどうなったんで しょうか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れから何もアクションを起こしてきてないよう ですし、ちょっと気がかりです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ルミィさん、いろいろな物を作れてすごい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にも発明の才能があれば、もっとみなさんの お役に立てるの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ぅ・・・だめ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・・・はぁ・・・っ、も、もれちゃう・・・おしっ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ぅぅっ！！！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手洗い行きたい・・・っ、お手洗い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うしよう、もう、我慢が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大丈夫ですっ！　大丈夫じゃないけど、 だいじょうぶ・・・です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、すみません・・・あ、あ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こかに、その・・・お、お手洗いは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は、お、お、お手洗いじゃありません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ぅ・・・っ、ひっく、ぐすん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さん・・・あ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、近くに休憩できる場所があったら、そ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ちょっと休憩したい・・・かも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のところ、赤カラットは沈黙を守っていま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騒ぎに乗じて、奇襲をかけてくるんじゃ ないかと、ちょっと心配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そ、そういえば、ジャングルの隠れ家に潜入 　したとき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通路の奥でしちゃったおしっこ・・・い、今頃 　誰かに見つかっちゃったかな・・・？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あわわわわ・・・っ/////　片付けてくれば 　よかったぁっ！/////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空気が重い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暑い地域に適応した魔物には、きっと冷気が 有効だと思い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れ？　でも、温度変化に強いってことは 低温にも強いのかな？ わかんなくなってきちゃいまし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よく考えてみれば、私・・・大勢の男の人の 　前で、素っ裸で行動してたんだ・・・/////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うわああぁぁ・・・/////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ぇっくし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ぅ・・・太陽がまぶしくて、くしゃみが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！？　わ、わ、私、またぼーっとしてました！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ううぅ・・・気を抜くと、どうしてもぼーっとしちゃう 悪い癖なんです・・・ごめんなさい・・・///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あ・・・オッシー、かわいかったなぁ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ゴハンは何を食べるのかな？　水草かな？ お魚かな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え！？　こ、声に出てました！？ ひいいぃぃ/////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そう言えば、オッシーを見つけることができたと して、どうやって鱗を取ればいいんでしょう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え、えっと！　手荒なことはしちゃだめですよ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さっきの四天王、“熾力の源は精神力”って 言ってました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ながち間違ってはいないと思いますけど、 あの作戦は、ちょっとどうかと思います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ぉしっこ・・・お、しっこ・・・ぅぅぅ・・・っ！</text:p>
          </table:table-cell>
          <table:table-cell office:value-type="string" table:style-name="ce1">
            <text:p>Chat - L7 A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Pee... pee... uuuh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た、たすけ・・・て・・・ぇ・・・っ！！</text:p>
          </table:table-cell>
          <table:table-cell office:value-type="string" table:style-name="ce1">
            <text:p>Chat - L7 B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H-help... mee...ee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み、み、見ないでぇぇっ！！//////</text:p>
          </table:table-cell>
          <table:table-cell office:value-type="string" table:style-name="ce1">
            <text:p>Outdoor pee - L7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D-d-don't looook!! //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は、・・・ぁぅ・・・っ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Hah... aau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の、そのっ、あの・・・私・・・あ、あの・・・っ////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Um, uhh, umm... I... u-um... 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ま、ま、まだ何も言ってません・・・っ！！/////</text:p>
          </table:table-cell>
          <table:table-cell office:value-type="string" table:style-name="ce1">
            <text:p>Outdoor pee - L6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I, I, I haven't said anything...!! /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がんばれ、私・・・！！）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(Keep fighting, Hime...!!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きっと、もうすぐお手洗いに・・・！）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(We'll definitely find a restroom sometime soon...!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ひゃぁう！！　な、な、な、何のことですかっ！？</text:p>
          </table:table-cell>
          <table:table-cell office:value-type="string" table:style-name="ce1">
            <text:p>Outdoor pee - L5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Hyaau!! Wh-wh-what are you saying?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パンツが張り付いて・・・気持ちわるいよぉ・・・）</text:p>
          </table:table-cell>
          <table:table-cell office:value-type="string" table:style-name="ce1">
            <text:p>Chat (wet) - B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(My panties are sticking to me... it feels so gross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お手洗い・・・（ボソッ）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Restroom... (mutte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・・・はっ！　な、な、なんでもないですっ/////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...Ah! N-n-nothing! /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お手洗いがあったら寄ってほしいけど・・・）</text:p>
          </table:table-cell>
          <table:table-cell office:value-type="string" table:style-name="ce1">
            <text:p>Chat - L3 A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(It would be nice to stop by a restroom, if there's one nearby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自分から言うの、恥ずかしいなぁ・・・）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(It's too embarrassing for me to be the one to say it, though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お屋敷のどこかに、誘拐された子供が いるんですよ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しかしたら誘拐犯と一緒かもしれません。 注意して進みましょう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とりあえず、怪しい屋敷の中を調べて みましょう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何か分かるかもしれません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お城に戻って、今後の行動について 話し合うんですよね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（なんか、いつもこの流れの途中で 　事件が起こるような・・・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（うちの家系はシャワー派だから、お風呂って こういう時じゃないと滅多に入らないんだよね。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そう言えば・・・私たちの世界とこちらの 世界で、お風呂の入り方のマナーが違ってたり しないでしょう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だ、大丈夫ですよね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温泉で疲れを癒せる、って思った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だか急に疲れてきたように思い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まで、こんなにあちこち歩き回った事なんて ありませんでしたか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んまり熱いのは苦手ですけど、温泉は 大好き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と、温泉の後のコーヒー牛乳は 外せませんよね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・・・すごくどうでもいい事なんです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普通、あれだけ大きな隕石だったら、もっと すごい衝撃でこのあたり一面クレーターに なってると思うんです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わ、忘れてください！　すみません本当に どうでもいい話で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館長さん、頼れるいい人だと思ってまし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最初から私たちを利用していたんです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目を合わせてくれない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た熾力研究、間に合いませんでした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いえ！　決して館長さんを責めている わけでは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う・・・っ、だ、だめ・・・かも・・・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れちゃうっ、おしっこが・・・っ、もれ・・・ちゃう 　・・・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ぅっ！　あ、あ、ぁ、あっぁ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手洗い・・・っ　お手洗い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こか、お手洗いぃ・・・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、まだ・・・少しなら・・・我慢できます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、実は私・・・さっきから・・・そ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がまん・・・してまして・・・だから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え、べつに、そこまで我慢できないわけでは 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、ちがうんです・・・っ！　普段は、こんな、 粗相なんて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さん・・・あ、あ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じもじ・・・////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こか・・・お手洗いないかしら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しあれば、休憩する流れになるといいな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さんが後方から援護射撃してくれるのは すごくありがたいんです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間違えて私たちに当たったりしないか、 ちょっぴり不安だったりしま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谷底なら、日光が遮られて涼しい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ちろんいつまでもここにいるわけには いきません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暑くて大変ですけど・・・頑張って 蜃気楼の谷を見つけましょ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も・・・努力します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、日光が・・・まぶしいです・・・！ （おろおろ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大陸の南部へ行くためには、途中にある “サンライズ大橋”を渡る必要があるんです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地図にも載ってますので、確認しながら 目指し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未知の力を研究するって、すごく大変だと 思い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私たちが熾力の研究を任せられたとしたら、 何から手をつけていいのかさっぱり分かりま せん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っきお城で戦った男の子、小さいのに すごく戦い慣れしてました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魔界って怖いところ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・・・私の気のせいかもしれませんが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ぱり盗賊団たちの体から、わずかに魔力の ような力を感じたん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相手は人間ですし、そんなはずは無い ですよ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・・・っ、すみま・・せん、私・・・も、もぅ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限界で・・す・・・っ！！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、耳・・・っ　ふさいでて・・・くださ・・・っ、ぁあ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ここにお手洗いが無いのは分かってる・・・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分かってるけど、も、もう我慢が・・・できない 　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ふるふる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そ、そんなあからさまに言われたら・・・い、 　行けないよぉ・・・っ！////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あうぅ・・・お手洗い・・・お手洗い・・・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はやく・・・はやく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、えぁ！　な、な、何も言ってませんよ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、お手洗いに行きたいけど、言ったところで 　どうにもならないし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我慢・・しなくちゃ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あたりまえだけど、ここから出られなくちゃ 　お手洗いに行けないんだよね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怪しい人たちから魔力を感じていた時点で もっと慎重になるべきで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なさい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東部と西部にそれぞれ四天王がいたという ことは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残りの2体は北部と南部にいる可能性が 高いと思い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、でも北部には敵の本拠地があるから、 残りの2体は中央部と南部にいるかもです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たちがこっちで過ごしている間、向こうの 世界の時間も同じように進んでいるとしたら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っとみんな、心配してるでしょう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回はたまたま、四天王の暴虐の場に 私たちが遭遇しましたから、事は収まりました 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たちの手の届かないところで人々が襲われて しまったら、大変なことになってしまい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館長さんには、できるだけ研究を急いで ほしい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、さお・・・とめ・・・さん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ぁぁあ、あぁ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なさい、ごめんなさい！ごめんなさい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の・・・っ、私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だ・・・我慢しないと、だ、だめですか・・・っ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んなの、い、いけないことですよぉ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みません、私・・・あの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て・・・きゅ、休憩がしたくて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んなの・・・っ、そんなの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め、こっち向かないでください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、すみません・・・無理を承知でお願い したいのですが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きれば・・・その・・・お、お手あｒ（ごにょごにょ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がしゃこうべの牙を、熾力研究館の館長さんの ところに持ち帰るんです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で熾力を強力にする研究が成功すれば うれしい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、ほんとに何もなかったですよぉ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が、がしゃこうべの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確かに、すごい魔力がびりびり伝わってき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ういえば、熾天少女って私たち4人で全部 なんでしょう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まま旅を続けていれば、5人、6人と 増えていくのでしょう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っぱいいた方が安心です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炭鉱ってすごく深いイメージがあるんですけど、 道に迷わないようにしないといけません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村長さん、とってもうれしそうでした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っと、私たちに心から期待してるんだと 思いま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、自分で言っておきながら・・・緊張して きました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東部って、もしかしたら日本の文化にかなり 近いのではないでしょうか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、実はちょっと・・・お醤油が恋しく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あぁ・・・っ、で、でちゃ・・・ぅ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・・・もぅ・・・我慢がぁ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、耳をっ！　耳をふさいでくださいぃっ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しっこが・・・っ、し、し・・・したい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こか・・・できるところ・・・っ////　うぅ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、まだ！　まだ大丈夫です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・・・じ、実は、その・・・そ、相談が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ぉ・・・ぉ・・・ぉ手洗ぃのこと・・・なんですけど 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いえ！　そ、そういう話じゃなくて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んな・・・大変な状況なの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、ごめんなさい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きょろきょろ・・・そわそわ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じもじもじ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・・・ひ、ひとつ気になることが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まま幽霊船に閉じ込められ続けたら・・・ 私たち、どうやって、その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以前、とある偉大な教授が言っていました。 「超常現象の一端はプラズマで説明がつく」と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は全力でその説を信じたい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世界には大掛かりな建設機械なんて 無いのに、どうやってこんな立派な船を 組み立てるんでしょう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助手のルミィさんの言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気になります。　どういう意味なんで しょう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さらですけど、煉絶の姫君に付き従っている はずの側近はどこにいるんでしょう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拠点の最深部では見かけませんでしたし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研究って、いったいどんな方法でやってるん でしょうね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ぴり楽しみ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そう言えば、神官さんは北部に残ってるけど、 　加護の儀式はどうなったんだろう・・・？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！？　わ、私・・・ぼーっとしてました・・・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みません・・・・よ、よく言われます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ぅ・・・っ、も、もぅ・・・私・・・もう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め・・・ですぅ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、すみませんっ！　い、い、行って きます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、ごめんなさい・・・っ、その、私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、お手洗い・・・行きたくて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いやですよぉっ！　そんな・・・こんな ところで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、す、すみません・・・あの・・・あ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の・・・お、お・・・お手洗い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なななな、なな、な、何言ってるんですか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ぅ・・・は、早く着替えないと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あ、いえ、その・・・なんでも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しよければ、そ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休憩を挟んでもらえるとうれしい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と暖かい中央部に戻れますね・・・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小さな女の子が煉絶の姫君だとしたら、 魔族というのは、みんなすごく強いん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怖いけど・・・頑張らなくちゃ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、早乙女さんの戦闘指示・・・信じてますから 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煉絶の姫君って人、ものすごく強そう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勝てそうになかったら、逃げたほうがいいと 思いま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なさい・・・。　私、寒いのは苦手で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っと運動して体を鍛えないとダメですよね 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ビオラさんの言うとおり、吹雪が強まった時は 動かずにじっとしていた方がいいと思い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遭難するのはイヤ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北の赤い光の柱が、もし本当に煉絶の姫君の 復活の証だった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怖いけど・・・頑張ります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洞窟の魔物が凶暴化してるって言って ましたけど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赤い光の柱と何か関係があるんでしょうか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・・・はぁ・・・っ　あぁ、あ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、ごめんなさぃ・・・おお、お手洗いにぃ・・・っ 行きたいんです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んとに・・・ご、ごめん・・・なさい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ぅ・・・ぁ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、さ、早乙女さん・・・わ、私・・・その・・・っ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そ、そ、そんなこと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きませんよぉ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え・・・え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、い、今・・・何て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、ご、ごめんなさい・・・ごめんなさい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みません、な、なんでもないです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目的地までは、その・・・かなり 遠いんでしたっけ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途中休憩とか、あるのかな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ろんな組織があって、いろんな責任者が いるんです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ップに立つのって、すごく大変そう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寒いと指が動かなくなって、辛い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でも気になるほどじゃないので、大丈夫 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港町ってことは海が見えるんです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、波の音が大好きなんですよ。　ちょっと 楽しみ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城の姫さまって、どんな人なんだろう・・・？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れからよろしくお願いし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きるだけ足を引っ張らないように・・・が、 がんばります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あぁ、あ、あのぉっ、わた、私・・・っ、お、 おしっこ・・・し、したくて、もぅ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ぅ我慢、で、できま・・・せん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、走ったら、で・・・でちゃ、ぅぅ・・・っ！！ んあぁぁ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、トイレに行きたいですっ！　もう余裕・・・ あんまり・・・無い、です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みません、こんな時に・・・っ！　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・・・っ、そ、そうですよね・・・前もって 済ませておかなかった私が悪いんですし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行ってきます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乙女さん、実は私・・・そ、そ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・・・トイレに行きたいんですけど・・・ だ、だめでしょうか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いやいや！　いくら何でも、それはちょっと 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えと、何と言いますか、そ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休憩を取るなら、ついでにトイレにも 寄っていいでしょうか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できれば早めに衣類を洗たくさせて ください・・・ごめんなさい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誰かがトイレに寄ったら、私も便乗して 　寄らせてもらおうかな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ヴィスティもブロンシュも、一筋縄では いかない相手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私たちが力を合わせれば必ず勝てます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何と言っても、先代の熾天少女であるノア様が 見込んだ皆さんなんですから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白カラットと遭遇しても、ルミィさんが作って くれた干渉剤があれば安心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だ、相手も黙って喰らってはくれないでしょう から、できるだけ不意打ちで干渉剤を打ちこみ ましょ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、またあの死神と戦うことになったら勝算は ありません・・・可能な限り戦いは避けま しょう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あ、頑張ってイオンマテルを探し出し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煉獄洞には多くの魔物が住み着いていますが、 ボスクラスの強力な個体はいないはず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・・・はず、です。　たぶ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煉獄洞と言えば、大陸南部の中でもトップ クラスに危険な場所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ちこちにマグマが噴き出していて、魔物も 強力なものが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って、攻略する前から弱気になっていては だめですよね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・・・でちゃいます・・・もう・・・もう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、だめ・・・もれちゃうぅ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い、行ってきます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ぅ・・・っ（もじもじそわそわ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うしよう・・・が、我慢できなくなってきた・・・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ですよね・・・ここから戻るの、時間 かかりますもんね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の・・・トイレ・・・まだでしょうか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っきから、行きたいの我慢して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え！？　そんな・・・こんなところでなん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みません、今さらの話で申し訳ないん です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の・・・トイレ・・・寄ってもらえたらなっ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れじゃ精霊王失格ですよね・・・ ひっく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しまった・・・トイレ行っておけばよかったかな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でも、私のためにみなさんを引きとめるのも 　悪いし、少し様子を見よう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魔界門についての知識は、ぜんぜん ありません、ごめんなさい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本当に魔界と人間界をつなぐゲートだと したら、すぐに対策を取らないと危険です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世界にある山々の中でも、霊峰天土と 言えばトップクラスの高度を誇る山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のあまりの高さに、昔の人々は“天に空いた 穴からこぼれおちた土がつもってできた”と 言い伝えられているほど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あ、2つの材料を持ってユーリャ教会の 研究室へ急ぎ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で敵の動向を探れる装置が完成する はず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オッシーの鳴き声は解析できなかったけど ゼリーちゃんの言語は解析できたということは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ぱりゼリーちゃんは、ヒトに近い高度な コミュニケーション能力を持っているという ことです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リグ・イアスは、魔物の中でも幻と言われる ほど珍しい存在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当初は、見ることさえ難しいと思っていましたが こんなに簡単に見つかるなんて、運がいい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っき逃げていった魔物がレリグ・イアスです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鱗粉を手に入れるためにも、どうにかして 追い詰めましょ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春風さんがみなさんを目覚めさせてくれな かったら、今も萌えもだえて地面を転げまわって いたかもしれません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感謝しないと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危険種族のいる森は、木々の密度が高くて 道がわかりにくいので、迷わないように注意 しないといけません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できれば通りたくない場所のひとつ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榴鉱石は、紫色で金属質な輝きをしている 鉱物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魔力と敏感に反応しますので、ルミィさんの 言うとおり、うまく加工できれば魔力の発生 地点を特定する装置を作れるかもしれません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危険種族についてで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うですね。　実は心当たりが無いわけでは ないのですが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というか、ある意味危険と言うべきか・・・ すみません、うまく説明できない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、ぁ・・・ぅっ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・・・っ、トイレ・・・っ、ぁああ・・・トイレ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ぅ・・・っ、限界ですぅ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願いです、トイレに・・・っ！　トイレに行かせて ください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んとに、もう、我慢できないんです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う・・・っ、わ、わかりまし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絶対にこっちこないでくださいね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みません、トイレ・・・そろそろ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に行きたいです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れは、そのっ、は、恥ずかしくて無理です 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・・・進行の邪魔をするつもりは無いん です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トイレが近くにあったら、寄ってもらいたい です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が、がんばって我慢したんです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なさい、ダメでした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少し・・・少しだけ、トイレに行きたいかも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でも言いだしづらいし・・・もうちょっと我慢 　しよう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熾天宮は、熾力の起源となった聖なる神殿 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一説には、神が熾天使に命じて造らせたと 言われるほど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としてでも守りましょ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リャ教会の内部なら、先代の熾天少女 だったノア様の力が働いていて、並大抵の 魔物では近づけないはず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だ、ヴィスティやブロンシュクラスの魔族と なると、完全に進入を拒むことは難しいかも しれませ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さか、“破邪の光”があのような女性のこと だったとは知りませんで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箱の中で眠りについていた様子を見る限り、 私のように精霊に近い存在なのかも しれません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金字塔の内部は、侵入者を拒むために 様々な罠が設置されているはず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慎重に進みましょ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金字塔に行くには、まず蜃気楼の谷にある 隠し通路を通らないといけません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が眠っていた祭壇を目指しましょう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ジャングルは木々が生い茂って道が 分かりづらいので、進むには注意が必要 です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敵としては、その地形を有利に利用した隠れ家 と言えるでしょう。　なかなか考えました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大陸南部の地形なら、ある程度把握して いますので、何かあったら聞いてください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ちなみに、特産品はスパイスです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、すみません。　今のはどうでもいい情報 でしたね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長く生きていますが、古代竜族を生で見たのは 初めてです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人も精霊も、日々勉強ですね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一口に銃と言っても、長距離用、中距離用、 近距離用、制圧用、防衛用などいろいろ種類が あるんですよ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たこやきさんが持ってるイオンガンは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んまり連射はできないようですし、 オートエイム機能が付いている上に 弾速もすごく速いようですから、長距離用の ハンドガンという珍しいタイプです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今後の活動方針・・・いったいどうなるんで しょうね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これまでのように、地道に敵戦力を少しずつ 削っていくしかないと思うんですけど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む、むり、むりです・・・ぁ、もぉ・・・だめ・・・</text:p>
          </table:table-cell>
          <table:table-cell office:value-type="string" table:style-name="ce1">
            <text:p>Chat - L7 A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O-oh, oh no... ah, I'm going to... lose i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でちゃぅ・・・おしっこ・・・っ、もぉでちゃうぅっ！！</text:p>
          </table:table-cell>
          <table:table-cell office:value-type="string" table:style-name="ce1">
            <text:p>Chat - L7 B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It's coming out... I'm... gonna pee myseeelf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あぁぁ、だ、だめぇえぇっ！！</text:p>
          </table:table-cell>
          <table:table-cell office:value-type="string" table:style-name="ce1">
            <text:p>Outdoor pee - L7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Aaaaaaahh, n-nooooooo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す、すみません・・・っ、あの、私・・・</text:p>
          </table:table-cell>
          <table:table-cell office:value-type="string" table:style-name="ce1">
            <text:p>Chat - L6 A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E-excuse me... umm, I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ト、トイレ・・・もう、限界で・・・だから・・・っ！</text:p>
          </table:table-cell>
          <table:table-cell office:value-type="string" table:style-name="ce1">
            <text:p>Chat - L6 B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I can't... hold it any more... so, please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うう・・・っ、じゃ、じゃあ・・・あの・・・っ</text:p>
          </table:table-cell>
          <table:table-cell office:value-type="string" table:style-name="ce1">
            <text:p>Outdoor pee - L6 A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Uuuh... w-well then... u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少し、待っててください・・・っ////</text:p>
          </table:table-cell>
          <table:table-cell office:value-type="string" table:style-name="ce1">
            <text:p>Outdoor pee - L6 B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Please wait here a minute... 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の・・・その・・・っ</text:p>
          </table:table-cell>
          <table:table-cell office:value-type="string" table:style-name="ce1">
            <text:p>Chat - L5 A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Um... uhh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こ、この近くに、その・・・</text:p>
          </table:table-cell>
          <table:table-cell office:value-type="string" table:style-name="ce1">
            <text:p>Chat - L5 B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I-is there... um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ト、ト、トイレ・・・ありませんか・・・？</text:p>
          </table:table-cell>
          <table:table-cell office:value-type="string" table:style-name="ce1">
            <text:p>Chat - L5 C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A t-t-toilet... around here...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え、え・・・！？</text:p>
          </table:table-cell>
          <table:table-cell office:value-type="string" table:style-name="ce1">
            <text:p>Outdoor pee - L5 A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E, eh...?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だ、だ、だめですよ、そんなの・・・っ////</text:p>
          </table:table-cell>
          <table:table-cell office:value-type="string" table:style-name="ce1">
            <text:p>Outdoor pee - L5 B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Y-y-you can't just do that...! 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え、ええと・・・あの・・・</text:p>
          </table:table-cell>
          <table:table-cell office:value-type="string" table:style-name="ce1">
            <text:p>Chat - L4 A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Uhh... um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次の休憩って、いつ頃の予定ですか・・・？ （そわそわ・・・）</text:p>
          </table:table-cell>
          <table:table-cell office:value-type="string" table:style-name="ce1">
            <text:p>Chat - L4 B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When do you think we'll take another break? (Rustle, rustle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そ、その・・・あの・・・っ</text:p>
          </table:table-cell>
          <table:table-cell office:value-type="string" table:style-name="ce1">
            <text:p>Chat (wet) - A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U-umm... uhhm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んまり・・・見ないでください・・・っ////</text:p>
          </table:table-cell>
          <table:table-cell office:value-type="string" table:style-name="ce1">
            <text:p>Chat (wet) - B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Please... don't look at me... 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す、少しだけ・・・トイレ・・・行きたいな・・・）</text:p>
          </table:table-cell>
          <table:table-cell office:value-type="string" table:style-name="ce1">
            <text:p>Chat - L3 A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(I need... the toilet... just a little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（休憩にならないかな・・・）</text:p>
          </table:table-cell>
          <table:table-cell office:value-type="string" table:style-name="ce1">
            <text:p>Chat - L3 B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(Maybe we could take a break..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宇宙の技術って、すごいんですね・・・！ 私には、もはや魔法にしか見えません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、今のは何だか精霊王らしくない 発言でしたね・・・えへへ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仮に、今回の誘拐（？）事件が赤か青の どちらかのカラットの仕業だったとして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の子を誘拐してどうするつもりなんでしょうか 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が入ったぬるめのお湯は、みなさんが 入った浴場の隣にありま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みなさんの所から、あの宇宙人さんの 声が聞こえてきたんですけど・・・ 気のせいじゃないですよね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で無事、温泉が復活するはず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秘湯施設へ戻って、確認し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“吸割の滝”といえば、けっこう有名な観光 スポット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その地下洞窟の奥に温泉の湧き出し口が あるなんて知りませんで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秘湯なら、イズモ村に入ってから西の方へ 向かえばいいはず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実際に行くのは初めてなので、どんな所かは 分かりませんが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東部の秘湯、話には聞いたことがありますけど、 実際に行くのは初めて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せっかくですから、思いっきり楽しんでください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、なんと言います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館長さんのような、掴みどころのない性格の 方って、どうも苦手でし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人間が魔力を扱えるようにする研究なん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を成功させて、どうするつもりなんでしょうか 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、みなさん・・・頑張ってください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今回ばかりは、熾力持ってなくて良かった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うやら、お知り合いの方がピンチのよう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助けに行きましょう！　私も力をお貸しします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改めて、よろしくお願いし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カラットや側近のことで何か気になることが あれば、いつでも聞いてください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知らないことや、忘れちゃったことも あります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、レグマぁっ！　もうおしっこが出ちゃうっ！！ どうしても我慢できないヨォォ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っ！！！　あーーっ！！！　無理、 無理・・・限界だヨォーーッ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ぎゅってしながら・・・あ、あの物陰まで・・・ が・・・がまん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、なあ・・・！　いくらワタシが優秀でも 我慢の限界があるネー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、本当にもう満タンでやばいヨ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せ、生理現象だから仕方ないネ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ー！　トイレに行かせてほしいヨー！！ もしかして、わざと我慢させて、おもしろがって いるのカー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はヘンタイだナ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、やっぱりレグマはヘンタイだヨ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おしっこ・・・もらしちゃったヨ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ゃんと我慢できなくて、ごめんナ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あなあ、みんなトイレに行きたくないのカ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ワタシ、膀胱小さいのかナー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アレー？　この辺にトイレって無かったカ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ったら行ってくるから、教えてほしいネ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戦いが終わったら、ワタシ、お姉ちゃんに 会いに行くんダ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ンー？　今のセリフ、そんなに変カー？ 何で言っちゃダメなんダ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ーー！！　背中がかゆいヨ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ー！！　かいテーー！！　もっと左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個そろえば、時空玉もスターシップも 充分動かせるエネルギーになる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もし万が一、足りなかったらどうするカ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、いいカ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やしい岩石を見つけたら、すぐにバイザーで チェックだ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イオンクラスターエネルギーを検出すると、 対象に青いリングが出て知らせてくれる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回も、ワタシのディテクションバイザーが 役に立ちそうだナ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感謝するがいいヨ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ぅ・・・歩けないヨォ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我慢・・・できない・・・ぁ、だめ・・・出そう・・・ 出ちゃう・・・ヨ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ぁっ、ち、力を抜いたら・・・もれちゃうヨォっ！ はやく・・・はやく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れそうだヨー・・・っ！！　ずっとずっと 我慢してて、もう限界ネ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こか・・・トイレ・・・トイレ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いいヨー・・・ここがトイレの中だと思えば いいんだナー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ろそろ我慢の限界が近いヨー・・・！ トイレ行かせてほしい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前にトイレ行ってからずいぶん時間たってる ヨ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や・・・それはその・・・遠慮したいんだナ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ワタシは出すつもりなんてなかったヨー・・・ おしっこが勝手に出てきちゃったのが悪いネ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行きたい・・・トイレどこヨ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くしないと銃の命中精度に影響出てくる ネー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トイレに行きたくなってきたヨ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何かのついでにでも、トイレに寄りたいネ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魔界門を壊すなら、ワタシに任せてナ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撃って壊すのは、一番得意だヨ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直すのは苦手だヨ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峰カー！　いっぱい資源が眠ってそうだナ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あなあ、白カラットをやっつけるついでに、 イオンマテルも探さないカ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発展途上惑星を冒険するのって、おもしろい ナ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統括局に知られたら処罰されちゃうけどナ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ゼリーちゃんが来たからには、もう安心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魔物をキュートなワナにはめるヨ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ゼリーちゃん連れていくことになったら、 ワタシが抱っこしていくヨ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ぷにぷにした感触、忘れられないネ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宇宙にも、アレにそっくりな生き物がいるヨ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“アディゴーン”っていうんだけど、ワタシは 苦手だナ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バルカド遺跡カー、どんなところなんダ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迷路みたいなのかナー？　それともバリアや 重力フィールドで進めない系かナー？ 楽しみだナ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汗かいたヨー！！　シャワー浴びたいヨ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ンー？　どうしたんダ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ワタシに銃の撃ち方を教えてほしいのカ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んなの、握ってトリガーを引くだけだヨー！ ハエトリグサにだってできるヨ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あなあ、もうみんな覚えてないかもしれない けど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第一級イオンマテルを探すことも忘れないで ほしいナ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・・・で、でちゃうヨォ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、ほんとに・・・ワタシ・・・我慢の、限界・・・ だ、ヨォ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の、のぞいたらダメだヨーっ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・・・もれちゃうヨォ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ワタシもう我慢できないヨー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、トイレが無いんじゃ仕方ないネ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待っててほしいヨー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うー、おしっこがしたいヨー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早くトイレに行かせてほしいネー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こでカ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・・・それは恥ずかしいヨ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頑張って我慢したのに・・・情けないネ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あなあ、トイレはまだなのカ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ワタシ、けっこう前から我慢してるヨ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行きたくなってきたナ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ぱりスーツの機能が無いと不便ネ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星って、いつもこんなに慌ただしく事件が 起こってるのカ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統率取れてないんだナ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教会って、未開惑星の文化に多い、宗教関係の 建物のことカ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ワタシの星では、お守りとかお祈りとか、そういう 抽象的なモノはほとんど無いから興味ある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あなあなあ！！　さっきのホータイ女、 なんで箱の中に住んでるんダー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で体にホータイ巻いてるんダー？？ 服を買うお金がないのカー？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呪いに掛かってなくても、この娘の声は 　耳に響くわ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探索だナ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謎解きの準備はバッチリだヨー！！ どーんと任せるがいいネ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ぁん・・・っ！　み・・・耳元で大声・・・出さないで ください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あなあ、体中がビンカンになるって、どういう ことダ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神経が研ぎ澄まされて、戦いやすくなるんじゃ ないカ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とで青カラットに頼んで、ワタシも掛けてもらう 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あなあ、そろそろワタシのこと、たこやきって 呼ぶのやめないカ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銀カラットとか、イオンカラットとか、そういうので いいヨ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だめカー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大陸南部って、暑いんだよナ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スーツの分解消滅機能が壊れてるから、汗を かいたらお風呂に入らないといけないネ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ワタシの活躍、見たカー！？　オッシーと 通じ合うことができたのは、ワタシのおかげ だヨ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もオッシーと会話したいカ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ゃあこうだヨー！　こう！　もっと口を、 きゅーーって、こうするんだ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んなよろしく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戦闘では、ばんばん撃っちゃうから期待してて 欲しいんだナ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 「代金は\V[672]レンになりまーす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回復してもらう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 「ではでは・・・ほいや～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全員のHPが回復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 「残念ながらお金が足りませーん・・・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 「そーですかー。　またのお越しをー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あー、そうそう！　お買い物の前に、お客さんに 　オイシイ話があるんですよー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今回の盗賊騒動で、船の往来がストップした 　ことは知ってますよねー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いやーそりゃ参りましたよー！　こちとら 　商売人は物流が生命線ですからねー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で、改めて実感したんです。　モノを買って 　くれるお客様、モノを運んでくれる運送業者の 　みさなまの大切さをですー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そこで今回、感謝の気持ちを込めて導入した 　お買い物システム、その名も 　“ありがとポイント”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要はポイントカードみたいなモノですねー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お買い物してもらうごとに、商品の値段に応じて 　ありがとゲージが溜まっていきます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ゲージがいっぱいになったら、なんとステキな 　プレゼントが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どうですー？　イイお話ですよねー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それでは早速、ごゆっくりお買い物を 　どうぞー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雑貨屋や行商人からは、お金（レン）を払って アイテムを買うことができ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左側の「商品リスト」から欲しいアイテムを 選択して、【C】キーで購入でき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金が足りなかったり、所持アイテムが いっぱいの状態では買えません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た、店のアイテムを買うことはできても、 自分の持っているアイテムを売ることは できません。　所持アイテムを減らすには 使うか捨てるか、なので注意し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 「それ以上持てないみたいですよー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 「残念ですが、お金がたりませんねー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わあぁーい！！　いっぱいお買い物して 　いただいて、感謝感激ですー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ご覧のとおり、ありがとゲージがMAXに 　なりましたので、【A】キーを押して景品 　を選んでくださいですー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「景品を選んでくださーい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珠欠片×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ドーピングアイテム×2　（ランダム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利尿剤×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つの珠欠片が1つになり、【霊珠】と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さん 「あー残念、持ち物がいっぱいですよー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次ページへ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 「またどうぞー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前ページへ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 「えーっと・・・先にお手洗いを済ませて 　おいては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店員 「あららー、派手にやっちゃいましたねー。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クリーニング代金は\V[702]レンになりまーす。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店員 「はーい！　それでは、しばしお時間 　いただきますねー。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店員 「お待たせしましたー！　きれいになりましたよ 　ー！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店員 「残念ですが、お金が足りないですねー。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店員 「おや、そのままじゃ風邪ひいちゃいますよー？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店員 「おや、その方についてはクリーニングの 　必要はなさそうですねー。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んっ、あ、ぁ・・・っ！　だ・・・め・・・っ！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Nn, ah, aah...! N... no...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はぅっ！　もぉ・・・限・・・っ界ぃっ！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Hau! I'm at... my... limit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、ぁあっ、だめ・・・だめぇ・・・っ！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h, aah, no... noo...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ふえぇ・・・っ　が、我慢できなかったよぉ・・・っ！</text:p>
          </table:table-cell>
          <table:table-cell office:value-type="string" table:style-name="ce1">
            <text:p>After wetting (field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Fueeh... I, I couldn't hold iiit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うう・・・ぐすっ・・・。</text:p>
          </table:table-cell>
          <table:table-cell office:value-type="string" table:style-name="ce1">
            <text:p>After wetting (field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uuh... sniff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お・・・お漏らし・・・しちゃった・・・っ！ ふえぇ・・・っ！</text:p>
          </table:table-cell>
          <table:table-cell office:value-type="string" table:style-name="ce1">
            <text:p>After wetting (field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... totally... wet myself...! Fweehh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はむこの野しょんシーンを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Watch Hamuko's outdoor scene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見る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見ない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その・・・お、お待たせ・・・</text:p>
          </table:table-cell>
          <table:table-cell office:value-type="string" table:style-name="ce1">
            <text:p>After outdoor pee - L5 (&amp; wet)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mm... th-thanks for waiting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ふーっ・・・その・・・お、お待たせ・・・</text:p>
          </table:table-cell>
          <table:table-cell office:value-type="string" table:style-name="ce1">
            <text:p>After outdoor pee - L6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Phew... um... th-thanks for waiting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使用可能なスキルを覚えていない！</text:p>
          </table:table-cell>
          <table:table-cell office:value-type="string" table:style-name="ce1">
            <text:p>No skills available in battle</text:p>
          </table:table-cell>
          <table:table-cell office:value-type="string" table:style-name="ce1">
            <text:p>System</text:p>
          </table:table-cell>
          <table:table-cell office:value-type="string" table:style-name="ce1">
            <text:p>Haven't learned any usable skills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い・・・行くわよ・・・</text:p>
          </table:table-cell>
          <table:table-cell office:value-type="string" table:style-name="ce1">
            <text:p>After Bandits’ toilet (wet) –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L… Let’s get going…</text:p>
          </table:table-cell>
          <table:table-cell office:value-type="string" table:style-name="ce1">
            <text:p>L... let's get going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済んだわよ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い、お待たせ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終わったわよ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じ、じろじろ見ないでよ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（ほ・・・っ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お、お待たせ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な、なによ！　別に切羽つまってたわけじゃ ないから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な、なに見てんのよ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ほ、ほら、終わったわよ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し、仕方ないでしょ！　危なかったんだからっ！</text:p>
          </table:table-cell>
          <table:table-cell office:value-type="string" table:style-name="ce1">
            <text:p>After Bandits’ toilet –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h-There was nothing I could do! I was really in danger!</text:p>
          </table:table-cell>
          <table:table-cell office:value-type="string" table:style-name="ce1">
            <text:p>Th-there was nothing I could do! It was a really close call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、そんなに見ないでよ・・・っ！</text:p>
          </table:table-cell>
          <table:table-cell office:value-type="string" table:style-name="ce1">
            <text:p>After Bandits’ toilet –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here’s n-no need to stare…!</text:p>
          </table:table-cell>
          <table:table-cell office:value-type="string" table:style-name="ce1">
            <text:p>Th-there's no need to stare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、文句あるのっ？</text:p>
          </table:table-cell>
          <table:table-cell office:value-type="string" table:style-name="ce1">
            <text:p>After Bandits’ toilet –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What, you have something to say?</text:p>
          </table:table-cell>
          <table:table-cell office:value-type="string" table:style-name="ce1">
            <text:p>Wh-what, you have something to say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うっ・・・あ、ぁ・・・・っ、だ・・・だめ・・・っ！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Uu... ah, aa... I... I can't...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ん・・・っ、はぁっ！　も、もぅ・・・でちゃ・・・っ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Nn... haah! I-it's... all coming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、ぁ、あ・・・んっ！　あっち・・・向いてぇ・・・っ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Ah, ah, aa...aaah! Look... away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ば・・ばか・・・っ！　見るなぁ・・・っ！</text:p>
          </table:table-cell>
          <table:table-cell office:value-type="string" table:style-name="ce1">
            <text:p>After wetting (field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diot...! Don't look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だ、だって・・・っ、だってぇ・・・っ！</text:p>
          </table:table-cell>
          <table:table-cell office:value-type="string" table:style-name="ce1">
            <text:p>After wetting (field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t's 'cos... you know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こ・・・こんなの・・・うそよぉ・・・っ！</text:p>
          </table:table-cell>
          <table:table-cell office:value-type="string" table:style-name="ce1">
            <text:p>After wetting (field)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h... this can't be... happening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にゃんこの野しょんシーンを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Watch Nyanko's outdoor scene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・・・い、行くわよ。</text:p>
          </table:table-cell>
          <table:table-cell office:value-type="string" table:style-name="ce1">
            <text:p>After outdoor pee - L6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...Le-let's go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何よ・・・っ！　し、仕方なかったんだからねっ！</text:p>
          </table:table-cell>
          <table:table-cell office:value-type="string" table:style-name="ce1">
            <text:p>After outdoor pee -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What...?! Th-there was no other way, all right?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おトイレはもういいから・・・はやく着替えたいよ 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今はおトイレよりも・・・服をなんとかしたいん だけど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着替える前に、ちょっとおトイレ済ませて 来るね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ごめん、ちょっとおトイレ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お、おトイレさせて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ごめん、さ、先におトイレ行かせて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うぅ・・・っ、お、おトイレぇ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え？　おトイレは別に大丈夫だよ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は行きたくないから、平気だよ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たしなら全然平気だから、心配しないで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別に行きたくないけど・・・ 一応行っておこうかな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念のためおトイレ済ませてお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うだね。　今のうちに行っておこうかな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わたしちょっとおトイレ行って来る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行って来るから、ちょっと待ってて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おトイレ済ませてお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たし、ちょっとおトイレ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、おトイレ行って来る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、ちょっと待ってて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、おトイレ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おトイレ行くから、ちょっと待ってて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っ・・・間に合っ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、わたしっ、おトイレ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行きたいの・・・っ！　待ってて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うぅ・・・っ　おトイレ、もうちょっと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っ！　おトイレ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、ごめんっ！　我慢できないの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と・・・っ　おトイレ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、あ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、もれちゃ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出ちゃうっ！　は、早くぅ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は後でいいから、早く着替えさせてよ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は先に着替えたい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んなにトイレ行きたいわけじゃないから、 早く着替えさせてよ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、先にトイレ行ってくるから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っ、着替える前に・・・ちょっと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ぅうっ、ちょ、と、待ってて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？　別にあとでいいわよ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は別にいいわよ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たしは行きたくないわ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んなに行きたくないから、あとでいいわよ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なんて、あとでいいわ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べ、別に行きたくないわ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ゃあ・・・ちょっと行ってく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音聞かないでよ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行ってくるわ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べ、別にそんなに行きたくないけど・・・ 念のため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行くだけよ・・・っ！　じろじろ見ないで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行けって言うなら行ってあげるわよ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・・・行ってくるから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、まだ余裕あるけど・・・一応済ませておくわ 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別にガマンなんてしてないけど、ね、念のため 行っておくだけだから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、ちょっと・・・トイレ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、トイレ行ってくる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、なによ！　あたしだってトイレくらい行く わよ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、ちょっと待ってて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うぅ・・・トイレ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と、トイレ・・・行かないと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く・・・ぅうっ！　あ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・・・早・・・く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で・・・ちゃう・・・ぅ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【癒し系クリスタル】 調べると全員のHPが全快し、セーブも できる便利なクリスタルです。</text:p>
          </table:table-cell>
          <table:table-cell table:number-columns-repeated="2" table:style-name="ce1"/>
          <table:table-cell office:value-type="string" table:style-name="ce1">
            <text:p>【Rejuvenation Crystal】 This is a convenient crystal which fully restores everyone's HP, and can save your ga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使用回数に制限はありませんので、安心して お使いください。</text:p>
          </table:table-cell>
          <table:table-cell table:number-columns-repeated="2" table:style-name="ce1"/>
          <table:table-cell office:value-type="string" table:style-name="ce1">
            <text:p>There's no limit to how much you can use these, so use them to your heart's conten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ヴィスティ 「ここは危険です。　カラット様は後方で大人しく 　見物していてください。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赤カラット 「開始1秒で戦力外通告かよ・・・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ブロンシュ 「えへへ！　ぶっちゃけ、前に出られると邪魔に 　なっちゃうんだよね！！　えへ！　えへ！！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むこ 「家臣からめっちゃディスられてる・・・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にゃんこ 「実際弱いらしいし、仕方ないと思うけど・・・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ともっち 「んじゃ、前の2人の隙を突いて、カラットを 　総攻撃だね！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ヴィスティ 「そうはいきません。　我々の魔力の一部を 　シールド状に展開し、カラット様をお守り 　します。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ブロンシュ 「おお～！　それなら得意技だよ！　えへへ！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ひめ 「そ、それじゃ・・・先にあの2人を何とかしないと 　だめですね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あの陣形は強固です。　うまくやらないと 　突破するのは難しいでしょう・・・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難しいことは良く分からないから、戦略は 　いつもどおりレグマに任せるヨー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よし。　全員、指示をよく聞いて落ちついて 　行動するんだ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そして必ず・・・勝つぞ・・・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全員 「おおおおおおおおーーーーー！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うわぁ・・・アレ絶対やばいヤツだ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未開惑星人にしては、なかなかいいセンス 　してるナー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ど、ど、ど、ど、どうしましょうっ！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破壊力はこれまでの魔物と一線を画すものと 　見込まれる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回復のタイミングを逃すと、一瞬で体力を 　持って行かれるぞ。　気をつけろ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口の中にジュースを含んでおいて、攻撃を 　喰らった瞬間に飲み込む作戦はどうかな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いや、絶対吹くでしょ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青カラット 「魔力増幅の効果はすでに切れているものの、 　わたくし達の力を甘く見てはなりませんわ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サッファ 「熾天少女4人相手はさすがにキツいけど、 　とりあえず全力で頑張るね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これは応戦する以外に手はなさそうだな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何だかよく分かんないけど、敵勢力を削る 　チャンスだもんね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迎え撃ちましょう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ふう、やっと対峙できましたね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このチャンスを逃す手は無い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一気にケリを付けるぞ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ＯＫ！　こっから先はあたし達のお仕事 　だね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全員突撃ーーー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なんでインドア派なのに、わざわざ戦闘で力を 　確かめる必要があるのよ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たぶん、しばらく引きこもった後に急に体を 　動かしたくなるアレじゃないかな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よくわかんないけど、考えるのは苦手だから 　お互いおもいっきり暴れちゃおう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（ちょっと秋空さんと似てるかも・・・）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ミララちゃん 「よーーし、ミララちゃん頑張っちゃうよーー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ミララちゃん 「油断してると、グルグル巻きにしちゃうゾ☆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ど、どうしよ・・・怒らせちゃったかな・・・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もう完全に迎撃態勢に入っちゃいましたね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あまり手荒なマネはしたくないが、こうなっては 　致し方ない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応戦して落ち着かせよう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こんな大きな相手と戦うのはキツいね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こういうときはアレだよ！　“突撃＆グッバイ” 　で行くよ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ヒット＆アウェイね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四天王 灼天狂鬼 「焼ッ！！　吾輩の名は、灼天狂鬼ッ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四天王 灼天狂鬼 「熾天少女どもよッ！！　その身をすべて 　焼き尽くしてくれようぞッ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四天王ディープブルー 「ゎたしゎディープブルーだょ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四天王ディープブルー 「みんなずたずたにしちゃぅょ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（もはや、覚える気にもならん・・・）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おわああ！！　急に出てきた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透明化して潜んでいたのか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なんというか、これはキモカワの部類に入る 　の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うーん、普通にキモいかな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あ、あの・・・戦闘を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サッファ 「小さいからって侮っちゃ駄目だよ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サッファ 「ま、せいぜい頑張ってね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復讐のプリエラ 「あの時は油断してたけどよぉ、今度のオレは 　本気だぜ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復讐のプリエラ 「そっちも全力でかかってきな！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合成で生み出された強力な相手だろうが、 　魔物は魔物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熾力をもってすれば必ず倒せるはずだ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四天王Dr.FLASH 「フォッフォッフォ！！　ワシの光術とルクスの 　戦力を甘く見てはいかんぞ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四天王Dr.FLASH 「戦慄の多重コンボで塵にしてくれようぞ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二刀流か。　いいセンスだ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これはアレだ、かの有名な剣豪のリスペクト 　だね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名前何て言ったっけ？　えーと、みや・・・宮本 　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宮本・・・・・・あ！　『宮本まさし』だ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四天王としひこ 「なんか違くね・・・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あ、がしゃこうべっぽい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ならば好都合。　迎え撃つぞ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さっさと倒して、牙を頂くわよ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で、出たあああぁぁぁぁぁっ！！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ともっち、落ち着いて！　これは幽霊じゃなくて 　たぶん魔物よ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そうですね・・・魔物が持っている特有の 　気配というか、そういうのを感じます・・・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どっちにしても、わたし達に友好的じゃない 　っぽいけどね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熾力が通用する相手なら、この際どちらでも 　構わない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乗客を返してもらうためにも、撃破するのみ 　だ。　行くぞ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うわあぁ！　でっかいカニが出てきたよ！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とりあえず、ドラゴンじゃなさそうね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煉絶の姫君カラット 「いや、ち、ちがうぞ！　あたしはシャイニング 　ドラゴンチック・クラブって言ったのだ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す、すごく強そうです・・・！　みなさん油断 　しないでください・・・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だね！　全力でやっつけるよ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煉絶の姫君カラット 「こしゃくな熾天少女め！　余裕でいられる 　のも、今のうちだぞ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煉絶の姫君カラット 「やれ！！　シャイニングドラゴンチック 　クラブ！！　ボコボコにしてやるのだ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（よく見ると、カニでもないぞ・・・）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お！　何か今までのとは一味違う感じ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最後の試練ってわけね。　上等じゃない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わ、私たちで勝てますでしょうか・・・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だいじょぶ！　“どかっ！”ってやって、 　“むぎゅっ”ってやっちゃうから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レグマ 「各自指令通りに動くこと。　勝機は必ず 　存在する。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レグマ 「迎撃を開始するぞ。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むこ 「おおー！！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盗賊団長 「アンタたちは実に幸運さ！」</text:p>
          </table:table-cell>
          <table:table-cell office:value-type="string" table:style-name="ce1">
            <text:p>Priela boss battle</text:p>
          </table:table-cell>
          <table:table-cell office:value-type="string" table:style-name="ce1">
            <text:p>Priela</text:p>
          </table:table-cell>
          <table:table-cell office:value-type="string" table:style-name="ce1">
            <text:p>Bandit Leader "Consider yourselves lucky!"</text:p>
          </table:table-cell>
          <table:table-cell office:value-type="string" table:style-name="ce1">
            <text:p>Bandit Leader "Consider yourselves lucky!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盗賊団長 「この盗賊団長プリエラ様、自らが相手をして 　あげるんだからね！」</text:p>
          </table:table-cell>
          <table:table-cell table:style-name="ce1"/>
          <table:table-cell office:value-type="string" table:style-name="ce1">
            <text:p>Priela</text:p>
          </table:table-cell>
          <table:table-cell office:value-type="string" table:style-name="ce1">
            <text:p>Bandit Leader "For Priela, the great bandit leader herself, will entertain you personally!"</text:p>
          </table:table-cell>
          <table:table-cell office:value-type="string" table:style-name="ce1">
            <text:p>Bandit Leader "For I, the great Bandit Leader Priella, will face-off against you personally!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レグマ 「我々はお前の前口上を聞きにここまで 　来たんじゃない。」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Reguma "We didn't come here to listen to your intro speech."</text:p>
          </table:table-cell>
          <table:table-cell office:value-type="string" table:style-name="ce1">
            <text:p>Reguma "We didn't come here to listen to your intro speech.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にゃんこ 「あんたを倒して、シャルシャルさんを返して 　もらうわ！」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Nyanko "We'll beat you up and then take back Sharu!"</text:p>
          </table:table-cell>
          <table:table-cell office:value-type="string" table:style-name="ce1">
            <text:p>Nyanko "We'll defeat you and then take back Sharu!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にゃんこ 「そ、それと・・・（ごにょごにょ）の恨みぃっ！！」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Nyanko "A-And then you'll pay for... *murmur*”</text:p>
          </table:table-cell>
          <table:table-cell office:value-type="string" table:style-name="ce1">
            <text:p>Nyanko "A-and then you'll regret... *mumble* *mumble*!!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盗賊団長プリエラ 「何でもいいさ！　オレを楽しませてくれるん 　ならなぁ！！」</text:p>
          </table:table-cell>
          <table:table-cell table:style-name="ce1"/>
          <table:table-cell office:value-type="string" table:style-name="ce1">
            <text:p>Priela</text:p>
          </table:table-cell>
          <table:table-cell office:value-type="string" table:style-name="ce1">
            <text:p>Bandit Leader Priela "Whatever! As long as I get to enjoy myself!!"</text:p>
          </table:table-cell>
          <table:table-cell office:value-type="string" table:style-name="ce1">
            <text:p>Bandit Leader Priella "Whatever! As long as you amuse me well!!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盗賊団長プリエラ 「いくぜオラァッ！！！」</text:p>
          </table:table-cell>
          <table:table-cell table:style-name="ce1"/>
          <table:table-cell office:value-type="string" table:style-name="ce1">
            <text:p>Priela</text:p>
          </table:table-cell>
          <table:table-cell office:value-type="string" table:style-name="ce1">
            <text:p>Bandit Leader Priela "Here I come!!!"</text:p>
          </table:table-cell>
          <table:table-cell office:value-type="string" table:style-name="ce1">
            <text:p>Bandit Leader Priella "Here I come!!!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にゃんこ 「な・・・なによコイツ・・・っ！？」</text:p>
          </table:table-cell>
          <table:table-cell table:number-columns-repeated="2" table:style-name="ce1"/>
          <table:table-cell office:value-type="string" table:style-name="ce1">
            <text:p>Nyanko "Wh... what is that thing...?!"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はむこ 「うえぇ、めちゃくちゃ強そうだよぉっ！！」</text:p>
          </table:table-cell>
          <table:table-cell table:number-columns-repeated="2" table:style-name="ce1"/>
          <table:table-cell office:value-type="string" table:style-name="ce1">
            <text:p>Hamuko "Uweeh, it looks super strong!!"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レグマ 「だが道をふさがれている以上、やるしか 　あるまい。」</text:p>
          </table:table-cell>
          <table:table-cell table:number-columns-repeated="2" table:style-name="ce1"/>
          <table:table-cell office:value-type="string" table:style-name="ce1">
            <text:p>Reguma "Since it's blocking the way, we have no choice but to fight it."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レグマ 「2人とも、俺の指示に従い的確に動け。」</text:p>
          </table:table-cell>
          <table:table-cell table:number-columns-repeated="2" table:style-name="ce1"/>
          <table:table-cell office:value-type="string" table:style-name="ce1">
            <text:p>Reguma "Follow my instructions to the letter, you two."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はむこ 「わ、分かった・・・んじゃ、お願いね！」</text:p>
          </table:table-cell>
          <table:table-cell table:number-columns-repeated="2" table:style-name="ce1"/>
          <table:table-cell office:value-type="string" table:style-name="ce1">
            <text:p>Hamuko "G-got it... welp, I'm counting on you!"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にゃんこ 「命令されるのは納得いかないけど・・・ 　仕方ないわね・・・！」</text:p>
          </table:table-cell>
          <table:table-cell table:number-columns-repeated="2" table:style-name="ce1"/>
          <table:table-cell office:value-type="string" table:style-name="ce1">
            <text:p>Nyanko "I can't accept being ordered around, but... if there's no other choice...!"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トイレより、この服装をどうにかしたいな～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先に着替えたい・・・かも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トイレ行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、先にトイレ行かせて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、またしたくなっちゃっ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、トイレ行きたい・・・っ！　先にオシッコさせて 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オ、オシッコしてくるっ！　待ってて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れ・・・もれちゃう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トイレ？　行きたくないよ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ぜんぜん行きたくないから、あとでいいよ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はしたくないから平気だよ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んじゃ、一応しとくね～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、今のうちに出しておくのもアリだ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のぞいちゃダメだぞ～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あたしトイレ行ってくる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、ちょっとトイレタイム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かった～。　実はちょっとガマンしてたん だよ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トイレ行ってくる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タイムいい？　したくなっちゃっ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、トイレ！　ちょっと待ってて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、けっこうガマンしてたの！　してくる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、助かった～！　やっとできるよ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っ、はやくトイレ！　オシッコ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ー・・・、もっちゃう！　もっちゃう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、ちょっとオシッコさせて！　もうガマン できないよ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、やばぃっ、もれ・・・ちゃう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、オシッコ出ちゃう！　出ちゃうぅ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、あの、あたしっ、オ、オシッコ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っ！　・・・っ！！　・・・っ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と・・・ちょっと・・・・っ！　ォシッ・・・コ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・・・っ！　オシッコ・・・っ！　トイレ・・・っ！！ オシッコ・・・っ！！　オシッコぉ・・・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い、おまた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待たせ～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終了！　行こっか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ふ～、スッキリ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スッキリしちゃった♪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ほっ、スッキリした～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ふぇ～、危なかった～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ふ～・・・スッキリしたぁ！</text:p>
          </table:table-cell>
          <table:table-cell office:value-type="string" table:style-name="ce1">
            <text:p>After Bandits’ toilet – L5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Hafu~… What a relief!</text:p>
          </table:table-cell>
          <table:table-cell office:value-type="string" table:style-name="ce1">
            <text:p>Hafuu～... what a relief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ほっ・・・もれちゃうかと思ったよ～・・・</text:p>
          </table:table-cell>
          <table:table-cell office:value-type="string" table:style-name="ce1">
            <text:p>After Bandits’ toilet – L5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Whew… I think it was about to leak~…</text:p>
          </table:table-cell>
          <table:table-cell office:value-type="string" table:style-name="ce1">
            <text:p>Whew... I thought I was about to leak～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ほ・・・ほんとにもっちゃうとこだったよ～・・・</text:p>
          </table:table-cell>
          <table:table-cell office:value-type="string" table:style-name="ce1">
            <text:p>After Bandits’ toilet –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...I was really on the verge of wetting myself~…</text:p>
          </table:table-cell>
          <table:table-cell office:value-type="string" table:style-name="ce1">
            <text:p>I... I really was just about to pee myself～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はぁ～！　スッキリしたぁ～！！</text:p>
          </table:table-cell>
          <table:table-cell office:value-type="string" table:style-name="ce1">
            <text:p>After Bandits’ toilet –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Haa~! I needed that~!!</text:p>
          </table:table-cell>
          <table:table-cell office:value-type="string" table:style-name="ce1">
            <text:p>Haa～! All better～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危うくガマンできなくなるとこだったぁ・・・！</text:p>
          </table:table-cell>
          <table:table-cell office:value-type="string" table:style-name="ce1">
            <text:p>After Bandits’ toilet –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 almost couldn’t hold it anymore…!</text:p>
          </table:table-cell>
          <table:table-cell office:value-type="string" table:style-name="ce1">
            <text:p>I almost couldn't hold it anymore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はぁ・・・はぁ・・・ま、間に合ったぁ～・・・！</text:p>
          </table:table-cell>
          <table:table-cell office:value-type="string" table:style-name="ce1">
            <text:p>After Bandits’ toilet – L7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*pant* *pant* I-I made it just in time~…</text:p>
          </table:table-cell>
          <table:table-cell office:value-type="string" table:style-name="ce1">
            <text:p>Haah... haah... I-I made it～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め、めちゃくちゃいっぱい出てビックリしたぁ！</text:p>
          </table:table-cell>
          <table:table-cell office:value-type="string" table:style-name="ce1">
            <text:p>After Bandits’ toilet – L7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Wow, I can’t believe how much just came out!</text:p>
          </table:table-cell>
          <table:table-cell office:value-type="string" table:style-name="ce1">
            <text:p>Wow, I-I can't believe how much just came out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こ、こんなにガマンしたの、初めてかも・・・！</text:p>
          </table:table-cell>
          <table:table-cell office:value-type="string" table:style-name="ce1">
            <text:p>After Bandits’ toilet – L7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Th-That might have been a new record hold for me…!</text:p>
          </table:table-cell>
          <table:table-cell office:value-type="string" table:style-name="ce1">
            <text:p>Th-that might have been a record hold for me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・・・ま、また・・・っ！</text:p>
          </table:table-cell>
          <table:table-cell office:value-type="string" table:style-name="ce1">
            <text:p>About to wet again (field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h... n-not again...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も・・・ガマン・・・む、りぃ・・・っ！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Can't... hold it... anymooore...!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あ、あっ！　だ、だめだめぇ・・・っ！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a-aah! N-no, no, no...!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ご、ごめん・・・っ、もぅ・・・だめ・・・っ！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S-sorry... nh, I... can't...!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しょ、しょうがないよ・・・ずっとガマンしてたんだ もん・・・</text:p>
          </table:table-cell>
          <table:table-cell office:value-type="string" table:style-name="ce1">
            <text:p>After wetting (field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, I couldn't help it... I've been holding it forever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あうぅ・・・やっちゃったぁ・・・</text:p>
          </table:table-cell>
          <table:table-cell office:value-type="string" table:style-name="ce1">
            <text:p>After wetting (field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u... I really did it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も・・・もれちゃったぁ・・・</text:p>
          </table:table-cell>
          <table:table-cell office:value-type="string" table:style-name="ce1">
            <text:p>After wetting (field)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... I peed myself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ともっちの野しょんシーンを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Watch Tomocchi's outdoor scene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ふぅ～・・・スッキリした・・・</text:p>
          </table:table-cell>
          <table:table-cell office:value-type="string" table:style-name="ce1">
            <text:p>After outdoor pee - L5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Fuu～... much better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ふぅ～・・・スッキリ♪</text:p>
          </table:table-cell>
          <table:table-cell office:value-type="string" table:style-name="ce1">
            <text:p>After outdoor pee -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Fuu～... better ♪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えっと・・・男の人のだよね・・・？</text:p>
          </table:table-cell>
          <table:table-cell office:value-type="string" table:style-name="ce1">
            <text:p>Bandits’ toilet (wet) – L1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m… It’s the mens’ room…?</text:p>
          </table:table-cell>
          <table:table-cell office:value-type="string" table:style-name="ce1">
            <text:p>Um... it's the men's room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えっと・・・お、男の人のだよね・・・？</text:p>
          </table:table-cell>
          <table:table-cell office:value-type="string" table:style-name="ce1">
            <text:p>Bandits’ toilet (wet) – L6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Um… It is the mens’ room, huh…?</text:p>
          </table:table-cell>
          <table:table-cell office:value-type="string" table:style-name="ce1">
            <text:p>Um... i-it's the men's room, huh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くぅ・・・っ、お、男の人のだけど・・・っ！</text:p>
          </table:table-cell>
          <table:table-cell office:value-type="string" table:style-name="ce1">
            <text:p>Bandits’ toilet (wet) –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Khh… E-Even though it’s the men’s room…!</text:p>
          </table:table-cell>
          <table:table-cell office:value-type="string" table:style-name="ce1">
            <text:p>Khh... e-even though it's the men's room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も、もう我慢できないっ！！</text:p>
          </table:table-cell>
          <table:table-cell office:value-type="string" table:style-name="ce1">
            <text:p>Bandits’ toilet (wet) –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I-I-I can’t possibly hold it anymore!!</text:p>
          </table:table-cell>
          <table:table-cell office:value-type="string" table:style-name="ce1">
            <text:p>I-I-I can't possibly hold it anymor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いや、その・・・男の人のじゃ・・・ちょっと・・・</text:p>
          </table:table-cell>
          <table:table-cell office:value-type="string" table:style-name="ce1">
            <text:p>Bandits’ toilet – L4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Nope, I mean… in the mens’ room… that’s kinda…</text:p>
          </table:table-cell>
          <table:table-cell office:value-type="string" table:style-name="ce1">
            <text:p>Nope, I mean... it's the men's room... that's kinda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お、男の人のじゃ入れないよ・・・っ！</text:p>
          </table:table-cell>
          <table:table-cell office:value-type="string" table:style-name="ce1">
            <text:p>Bandits’ toilet – L5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O-Only men are supposed to go in there…!</text:p>
          </table:table-cell>
          <table:table-cell office:value-type="string" table:style-name="ce1">
            <text:p>O-only men are supposed to go in there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お、男の・・・人のじゃ・・・っ！　やだけど・・・っ！</text:p>
          </table:table-cell>
          <table:table-cell office:value-type="string" table:style-name="ce1">
            <text:p>Bandits’ toilet – L6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B-But… I’m not a… boy… so… shouldn’t…!</text:p>
          </table:table-cell>
          <table:table-cell office:value-type="string" table:style-name="ce1">
            <text:p>B-but... I'm not a boy... so...! I shouldn't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ー・・・っ、だめ・・・もう我慢できない・・・っ！</text:p>
          </table:table-cell>
          <table:table-cell office:value-type="string" table:style-name="ce1">
            <text:p>Bandits’ toilet – L6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h— No… I can’t hold it anymore…!</text:p>
          </table:table-cell>
          <table:table-cell office:value-type="string" table:style-name="ce1">
            <text:p>Ah—... no... I can't hold it anymore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うだめっ、もうだめぇっ！</text:p>
          </table:table-cell>
          <table:table-cell office:value-type="string" table:style-name="ce1">
            <text:p>Bandits’ toilet –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Oh no, it’s no use!</text:p>
          </table:table-cell>
          <table:table-cell office:value-type="string" table:style-name="ce1">
            <text:p>I can't hold it, I can't hold it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な、なんでもいいからっ、おトイレ行かせてっ！</text:p>
          </table:table-cell>
          <table:table-cell office:value-type="string" table:style-name="ce1">
            <text:p>Bandits’ toilet – L7</text:p>
          </table:table-cell>
          <table:table-cell office:value-type="string" table:style-name="ce1">
            <text:p>Hamuko</text:p>
          </table:table-cell>
          <table:table-cell office:value-type="string" table:style-name="ce1">
            <text:p>Anything is okay at this point, let me in that bathroom!</text:p>
          </table:table-cell>
          <table:table-cell office:value-type="string" table:style-name="ce1">
            <text:p>I-I'll take anything, just let me use a toilet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ここ、男子トイレじゃない！</text:p>
          </table:table-cell>
          <table:table-cell office:value-type="string" table:style-name="ce1">
            <text:p>Bandits’ toilet (wet) – L1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Not the men’s bathroom!</text:p>
          </table:table-cell>
          <table:table-cell office:value-type="string" table:style-name="ce1">
            <text:p>This is the men's bathroom, see?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だ、男子トイレに入れるわけないでしょ！</text:p>
          </table:table-cell>
          <table:table-cell office:value-type="string" table:style-name="ce1">
            <text:p>Bandits’ toilet (wet) – L4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Of course I w-won’t go in the mens’ bathroom!</text:p>
          </table:table-cell>
          <table:table-cell office:value-type="string" table:style-name="ce1">
            <text:p>Th-there's no way I'm going into the men's bathroom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ちょっと、冗談でしょ？　なんで男子トイレ なんかに・・・！</text:p>
          </table:table-cell>
          <table:table-cell office:value-type="string" table:style-name="ce1">
            <text:p>Bandits’ toilet (wet) – L5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ey, you trying to be funny? Why the mens’ bathroom…!</text:p>
          </table:table-cell>
          <table:table-cell office:value-type="string" table:style-name="ce1">
            <text:p>Wait, are you joking? Why should I have to use the men's bathroom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、そんな・・・無理よ・・・っ！</text:p>
          </table:table-cell>
          <table:table-cell office:value-type="string" table:style-name="ce1">
            <text:p>Bandits’ toilet (wet) – L6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h-there’s… no way I could…!</text:p>
          </table:table-cell>
          <table:table-cell office:value-type="string" table:style-name="ce1">
            <text:p>Th-there's... no way I could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男子トイレに入るくらいなら・・・が、我慢する わ・・・っ！</text:p>
          </table:table-cell>
          <table:table-cell office:value-type="string" table:style-name="ce1">
            <text:p>Bandits’ toilet (wet) – L6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f you want me to use the mens’ bathroom… I-I will hold it…!</text:p>
          </table:table-cell>
          <table:table-cell office:value-type="string" table:style-name="ce1">
            <text:p>I'd rather... h-hold it than use the men's bathroom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ふぅっ、ん・・・っ！　ごめんなさい、あ、あたし・・・</text:p>
          </table:table-cell>
          <table:table-cell office:value-type="string" table:style-name="ce1">
            <text:p>Bandits’ toilet (wet) –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Ngh…! Sorry, I… I…</text:p>
          </table:table-cell>
          <table:table-cell office:value-type="string" table:style-name="ce1">
            <text:p>Huu, nn...! Sorry, I... I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、もぅ・・・出ちゃう・・・っ！！</text:p>
          </table:table-cell>
          <table:table-cell office:value-type="string" table:style-name="ce1">
            <text:p>Bandits’ toilet (wet) –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… It’s… coming…!!</text:p>
          </table:table-cell>
          <table:table-cell office:value-type="string" table:style-name="ce1">
            <text:p>It.... it's coming out...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ちょっと早乙女、男子トイレであたしに何を しろって言うの？</text:p>
          </table:table-cell>
          <table:table-cell office:value-type="string" table:style-name="ce1">
            <text:p>Bandits’ toilet – L1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Saotome, what’s the big idea, pointing out the mens’ room to me?</text:p>
          </table:table-cell>
          <table:table-cell office:value-type="string" table:style-name="ce1">
            <text:p>What's the big idea, Saotome? What exactly are you telling me to do in there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だ、男子トイレなんて使えるわけないでしょ！</text:p>
          </table:table-cell>
          <table:table-cell office:value-type="string" table:style-name="ce1">
            <text:p>Bandits’ toilet – L3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 have no intention of g-going into the mens’ bathroom!</text:p>
          </table:table-cell>
          <table:table-cell office:value-type="string" table:style-name="ce1">
            <text:p>I-I have no intention of using the men's bathroom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ば、ばか！　ここ男子トイレでしょ！</text:p>
          </table:table-cell>
          <table:table-cell office:value-type="string" table:style-name="ce1">
            <text:p>Bandits’ toilet – L4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diot! This is the mens’ bathroom!</text:p>
          </table:table-cell>
          <table:table-cell office:value-type="string" table:style-name="ce1">
            <text:p>I-idiot! This is the men's bathroom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そ、そりゃトイレ・・・行きたい、けど・・・！</text:p>
          </table:table-cell>
          <table:table-cell office:value-type="string" table:style-name="ce1">
            <text:p>Bandits’ toilet – L4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Even if I d-do have to go, it’s kind of…!</text:p>
          </table:table-cell>
          <table:table-cell office:value-type="string" table:style-name="ce1">
            <text:p>E-even if I do have to go... this is kind of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じょ、女子トイレ・・・無いの・・・っ？</text:p>
          </table:table-cell>
          <table:table-cell office:value-type="string" table:style-name="ce1">
            <text:p>Bandits’ toilet – L5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s there not a… a girls’ bathroom…?</text:p>
          </table:table-cell>
          <table:table-cell office:value-type="string" table:style-name="ce1">
            <text:p>I-is there not a... a ladies' bathroom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いや、まあ、あっても入るのは危ないと思う けど・・・っ！</text:p>
          </table:table-cell>
          <table:table-cell office:value-type="string" table:style-name="ce1">
            <text:p>Bandits’ toilet – L5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No, I, I think it would be dangerous for me to risk going in…!</text:p>
          </table:table-cell>
          <table:table-cell office:value-type="string" table:style-name="ce1">
            <text:p>No, well, I think it would be too risky for me to go in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トイレ・・・！　なんで女子トイレが無いのよ・・・！</text:p>
          </table:table-cell>
          <table:table-cell office:value-type="string" table:style-name="ce1">
            <text:p>Bandits’ toilet – L6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Toilet…! Why isn’t there a girls’ toilet here…!</text:p>
          </table:table-cell>
          <table:table-cell office:value-type="string" table:style-name="ce1">
            <text:p>Toilet...! Why isn't there a girl's toilet here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はぁ・・・っ、が、我慢しないと・・・っ！</text:p>
          </table:table-cell>
          <table:table-cell office:value-type="string" table:style-name="ce1">
            <text:p>Bandits’ toilet – L6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Hah… I-I can’t hold it…!</text:p>
          </table:table-cell>
          <table:table-cell office:value-type="string" table:style-name="ce1">
            <text:p>Hah... I-I can't hold it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んあぁっ！！　限・・・界・・・っ！</text:p>
          </table:table-cell>
          <table:table-cell office:value-type="string" table:style-name="ce1">
            <text:p>Bandits’ toilet –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Nghhh!! No… more…!</text:p>
          </table:table-cell>
          <table:table-cell office:value-type="string" table:style-name="ce1">
            <text:p>Nnghaa!! No... more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で、出ちゃう！　もうだめっ！！　トイレっ！！</text:p>
          </table:table-cell>
          <table:table-cell office:value-type="string" table:style-name="ce1">
            <text:p>Bandits’ toilet – L7</text:p>
          </table:table-cell>
          <table:table-cell office:value-type="string" table:style-name="ce1">
            <text:p>Nyanko</text:p>
          </table:table-cell>
          <table:table-cell office:value-type="string" table:style-name="ce1">
            <text:p>I-I’m peeing! I can’t help it!! Toilet!!</text:p>
          </table:table-cell>
          <table:table-cell office:value-type="string" table:style-name="ce1">
            <text:p>I-I'm wetting myself! I can't help it!! Toilet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男子トイレは抵抗あるかな～・・・？</text:p>
          </table:table-cell>
          <table:table-cell office:value-type="string" table:style-name="ce1">
            <text:p>Bandits’ toilet (wet) – L1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Shouldn’t I stay out of the mens’ bathroom~…?</text:p>
          </table:table-cell>
          <table:table-cell office:value-type="string" table:style-name="ce1">
            <text:p>I think I'd better stay out of the boy's room～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う～ん・・・だ、男子トイレかぁ・・・</text:p>
          </table:table-cell>
          <table:table-cell office:value-type="string" table:style-name="ce1">
            <text:p>Bandits’ toilet (wet) – L3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Yup… Th-That’s the mens’ bathroom…</text:p>
          </table:table-cell>
          <table:table-cell office:value-type="string" table:style-name="ce1">
            <text:p>Sooo... the men's toilets, huh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男子トイレ・・・</text:p>
          </table:table-cell>
          <table:table-cell office:value-type="string" table:style-name="ce1">
            <text:p>Bandits’ toilet (wet) – L4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Mens’ bathroom…</text:p>
          </table:table-cell>
          <table:table-cell office:value-type="string" table:style-name="ce1">
            <text:p>The men's toilets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ど、どうしよっかな・・・？</text:p>
          </table:table-cell>
          <table:table-cell office:value-type="string" table:style-name="ce1">
            <text:p>Bandits’ toilet (wet) – L4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Should I, maybe…?</text:p>
          </table:table-cell>
          <table:table-cell office:value-type="string" table:style-name="ce1">
            <text:p>Sh-should I, or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うぅ・・・、も、もうこの際男子トイレでもいいよ！</text:p>
          </table:table-cell>
          <table:table-cell office:value-type="string" table:style-name="ce1">
            <text:p>Bandits’ toilet (wet) – L5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Uu… Just this once, it’s okay even if it’s the mens’ room!</text:p>
          </table:table-cell>
          <table:table-cell office:value-type="string" table:style-name="ce1">
            <text:p>Uu... j-just this once, I'll take it even if it's the men's room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ちょっと行ってくる！</text:p>
          </table:table-cell>
          <table:table-cell office:value-type="string" table:style-name="ce1">
            <text:p>Bandits’ toilet (wet) – L5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’ll be right back!</text:p>
          </table:table-cell>
          <table:table-cell office:value-type="string" table:style-name="ce1">
            <text:p>Be right back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え、男子トイレ？　べ、別にいいよ！</text:p>
          </table:table-cell>
          <table:table-cell office:value-type="string" table:style-name="ce1">
            <text:p>Bandits’ toilet (wet) –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Eh, the mens’ bathroom? Th-that’s fine with me!</text:p>
          </table:table-cell>
          <table:table-cell office:value-type="string" table:style-name="ce1">
            <text:p>Eh, the men's toilets? Wh-whatever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オシッコしてくるっ！　待ってて！！</text:p>
          </table:table-cell>
          <table:table-cell office:value-type="string" table:style-name="ce1">
            <text:p>Bandits’ toilet (wet) –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’m gonna pee! Wait for me!!</text:p>
          </table:table-cell>
          <table:table-cell office:value-type="string" table:style-name="ce1">
            <text:p>I'm gonna go pee! Wait for me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ト、トイレ！　トイレぇっ！！　もっちゃうぅっ！！</text:p>
          </table:table-cell>
          <table:table-cell office:value-type="string" table:style-name="ce1">
            <text:p>Bandits’ toilet (wet) – L7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T-Toilet! Toilettt!! Gonna leak!!</text:p>
          </table:table-cell>
          <table:table-cell office:value-type="string" table:style-name="ce1">
            <text:p>T-toilet! Toileeett!! I'm peeing myseeeelf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男子トイレかぁ・・・ちょっと抵抗あるかも。</text:p>
          </table:table-cell>
          <table:table-cell office:value-type="string" table:style-name="ce1">
            <text:p>Bandits’ toilet – L1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Hm, the mens’ bathroom… I just might have a problem going in there.</text:p>
          </table:table-cell>
          <table:table-cell office:value-type="string" table:style-name="ce1">
            <text:p>The men's toilets... I'm not so sure about going in ther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男子トイレかぁ・・・ちょっと抵抗あるけど、どう しよっかな・・・？</text:p>
          </table:table-cell>
          <table:table-cell office:value-type="string" table:style-name="ce1">
            <text:p>Bandits’ toilet – L3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Hm, the mens’ bathroom… I’m a bit hesitant, what should I do…?</text:p>
          </table:table-cell>
          <table:table-cell office:value-type="string" table:style-name="ce1">
            <text:p>The men's toilets... I'm a little hesitant, but what should I do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トイレ、い、行きたいけど・・・男子トイレしか 無いの・・・？</text:p>
          </table:table-cell>
          <table:table-cell office:value-type="string" table:style-name="ce1">
            <text:p>Bandits’ toilet – L4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, I do need the toilet but… is there only a mens’ toilet?</text:p>
          </table:table-cell>
          <table:table-cell office:value-type="string" table:style-name="ce1">
            <text:p>I d-do need to go, but... is there only a men's bathroom...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男子トイレかぁ・・・うぅ・・・</text:p>
          </table:table-cell>
          <table:table-cell office:value-type="string" table:style-name="ce1">
            <text:p>Bandits’ toilet – L5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The mens’ toilet, huh… err…</text:p>
          </table:table-cell>
          <table:table-cell office:value-type="string" table:style-name="ce1">
            <text:p>The men's toilets, huh... oooh..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い、いいや！　ちょっとガマンできないし・・・！</text:p>
          </table:table-cell>
          <table:table-cell office:value-type="string" table:style-name="ce1">
            <text:p>Bandits’ toilet – L5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’m afraid I can’t hold it much longer, so…!</text:p>
          </table:table-cell>
          <table:table-cell office:value-type="string" table:style-name="ce1">
            <text:p>Wh-whatever! I can't really hold it anyway...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あぁ、もう男子トイレでも何でもいいよっ！！</text:p>
          </table:table-cell>
          <table:table-cell office:value-type="string" table:style-name="ce1">
            <text:p>Bandits’ toilet –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h, I know it’s the men’s bathroom but I don’t care at this point!!</text:p>
          </table:table-cell>
          <table:table-cell office:value-type="string" table:style-name="ce1">
            <text:p>Aah, I don't care if it's the men's bathroom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オ、オシッコ行かせてっ！！！</text:p>
          </table:table-cell>
          <table:table-cell office:value-type="string" table:style-name="ce1">
            <text:p>Bandits’ toilet – L6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Let me p-pee here!!!</text:p>
          </table:table-cell>
          <table:table-cell office:value-type="string" table:style-name="ce1">
            <text:p>L-let me go pee in there!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も、もっちゃうっ！！　トイレ！　もう何でも いいから行かせてっ！！！</text:p>
          </table:table-cell>
          <table:table-cell office:value-type="string" table:style-name="ce1">
            <text:p>Bandits’ toilet – L7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I-It’s coming out!! Toilet! Anywhere is fine, I’m going right now!!</text:p>
          </table:table-cell>
          <table:table-cell office:value-type="string" table:style-name="ce1">
            <text:p>I-it's coming out!! Toilet! Anywhere's fine, so just let me go in!!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んん・・・っ、ぁ・・・ぁ・・・っ！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Nnn... ah... ah...!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ご・・・ごめん・・・なさ・・・ぃ・・・っ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I... I'm... sorr... ry...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も・・・もぅ・・・だ、め・・・っ！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N-no... I... can't...!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お願い、です・・・見ないで・・・ください・・・っ！</text:p>
          </table:table-cell>
          <table:table-cell office:value-type="string" table:style-name="ce1">
            <text:p>After wetting (field)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Please, no... don't... look...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ぅ・・・ぐすっ・・・ひぐ・・・っ</text:p>
          </table:table-cell>
          <table:table-cell office:value-type="string" table:style-name="ce1">
            <text:p>After wetting (field)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Uu... sniff... sob..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が・・・我慢・・・できなかったんです・・・ ごめんなさい・・・っ！</text:p>
          </table:table-cell>
          <table:table-cell office:value-type="string" table:style-name="ce1">
            <text:p>After wetting (field)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I... couldn't... hold it anymore... I'm sorry...!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あの・・・あの・・・お手洗いより、今は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お手洗い・・・行って来ます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す、すみません・・・私、ちょっと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ごめんなさい、お手洗い・・・行きたいんです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くぅぅ・・・んっ！　あぁ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お、お手洗いですか？　いえ・・・大丈夫です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わ、私は大丈夫ですから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は・・・行きたくないから大丈夫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へ、平気です・・・！　大丈夫です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手洗い・・・行きたくないですか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、私なら後で大丈夫で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、えと・・・それじゃあ・・・ちょっと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の・・・お手洗い、行って来ます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、ごめんなさい・・・ちょっと行って来ます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、ごめんなさい・・・あの、ちょっといいで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・・・お、お手洗い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、すみません、ちょっとだけ待ってもらって いいですか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、その・・・っ、ごめんなさい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、私・・・っ、ちょっとお手洗いに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、すみません・・・っ、少しだけ時間をください 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お、お手洗い・・・っ！　ごめんなさい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ぁ・・・は、はやく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、あのっ！　お手洗いに・・・い、行って きます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ぁ、あ・・・っ、ぁぁ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だめ・・・っ、もうだめぇ・・・っ！！　でちゃうぅ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んぅっ！　ふ・・・ぁ・・・ん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・・・すみませんでし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お待たせしまし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終わりまし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、すみませんでし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っと・・・お、終わりまし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う大丈夫です・・・。　ごめんなさい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、き、聞こえて・・・なかったですよね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お待たせしました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、その、すみませんでした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・・・もうだめかと思いまし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りがとうございます。　なんとか・・・その ・・・間に合いました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みません、み、見苦しいところを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野しょんシーンを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Watch Hime's outdoor scene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お・・・お待たせしました・・・っ/////</text:p>
          </table:table-cell>
          <table:table-cell office:value-type="string" table:style-name="ce1">
            <text:p>After pee (field) - L7</text:p>
          </table:table-cell>
          <table:table-cell office:value-type="string" table:style-name="ce1">
            <text:p>Hime</text:p>
          </table:table-cell>
          <table:table-cell office:value-type="string" table:style-name="ce1">
            <text:p>Th... thank you for waiting... /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あ～んな機能やこ～んな機能が解禁できる のよん♪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解禁したい項目を↑↓で選んで、【C】キーを 押してね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ひとつの項目につき霊珠を1つ消費するわよん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一度解禁した機能は元に戻せないから注意 してね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画面を終了する時は【X】キーよん♪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霊珠を1つ消費して、はむこのフェイスアイコン 機能を解禁し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むこのフェイスアイコンが表示されるように なりまし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霊珠を1つ消費して、にゃんこのフェイスアイコン 機能を解禁し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にゃんこのフェイスアイコンが表示されるように なりまし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霊珠を1つ消費して、ともっちのフェイスアイコン 機能を解禁し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ともっちのフェイスアイコンが表示されるように なりまし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霊珠を1つ消費して、ひめのフェイスアイコン 機能を解禁し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ひめのフェイスアイコンが表示されるように なりまし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霊珠を1つ消費して、はむこのおもらしカット 機能を解禁し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むこのおもらしカットが挿入されるように なりま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1つ消費して、にゃんこのおもらしカット 機能を解禁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おもらしカットが挿入されるように なりま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1つ消費して、ともっちのおもらしカット 機能を解禁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おもらしカットが挿入されるように なりま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1つ消費して、ひめのおもらしカット 機能を解禁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おもらしカットが挿入されるように なりま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1つ消費して、はむこのおトイレシーン 機能を解禁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おトイレシーンが 見られるようになりま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1つ消費して、にゃんこのおトイレシーン 機能を解禁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おトイレシーンが 見られるようになりま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1つ消費して、ともっちのおトイレシーン 機能を解禁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おトイレシーンが 見られるようになりま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1つ消費して、ひめのおトイレシーン 機能を解禁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おトイレシーンが 見られるようになりま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1つ消費して、はむこの野しょんシーン 機能を解禁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野しょんシーン（ドットアニメ）が 見られるようになりま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1つ消費して、にゃんこの野しょんシーン 機能を解禁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野しょんシーン（ドットアニメ）が 見られるようになりま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1つ消費して、ともっちの野しょんシーン 機能を解禁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野しょんシーン（ドットアニメ）が 見られるようになりま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1つ消費して、ひめの野しょんシーン 機能を解禁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野しょんシーン（ドットアニメ）が 見られるようになりま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が1つも無い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を【ノーマル】に変更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を【ファイター】に変更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前に解放したクラスLv5以上にしないと、次の クラスを解放できません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を【華龍】に変更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を【トロピカル】に変更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を【パイアン】に変更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を【タナトス】に変更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を【くノ一】に変更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を【チアリーダー】に変更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ノーマル】にクラスチェンジし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ファイター】にクラスチェンジし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華龍】にクラスチェンジし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トロピカル】にクラスチェンジし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パイアン】にクラスチェンジし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タナトス】にクラスチェンジし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くノ一】にクラスチェンジし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チアリーダー】にクラスチェンジし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ファイター】が レベル\V[1186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パワースラ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ソニックブレード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EXPが一定値に達した！ ボーナスパラメータ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ヒートスラ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コールドスラスト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ファイター】が レベル\V[1186]になった！ 【ファイター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バスターブレード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華龍】が レベル\V[1187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炎龍撃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烈煌砕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天爆断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翔雷陣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華龍】が レベル\V[1187]になった！ 【華龍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朱雀凛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トロピカル】が レベル\V[1188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スプラ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サンシャイン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バーストバブル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レーザーブライト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トロピカル】が レベル\V[1188]になった！ 【トロピカル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ビッグウェーブ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パイアン】が レベル\V[1189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イグニスフレア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プリズムリアクト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ラスアルゲティ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ケイオスドライヴ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パイアン】が レベル\V[1189]になった！ 【パイアン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イクリプス キッ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タナトス】が レベル\V[1190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イビルエッジ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アサルトガ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ダークグロリア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スケイルクリーヴァ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タナトス】が レベル\V[1190]になった！ 【タナトス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シュバルツローゼ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くノ一】が レベル\V[1191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連翹・歪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冥焔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涅槃落念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飾千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くノ一】が レベル\V[1191]になった！ 【くノ一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鬼脈ノ兇歌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チアリーダー】が レベル\V[1192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パッション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チリー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シャイニング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ナイト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クラス【チアリーダー】が レベル\V[1192]になった！ 【チアリーダー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、スキル【ルナティック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ファイター】が レベル\V[1193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パワースラ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ソニックブレード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EXPが一定値に達した！ ボーナスパラメータ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ヒートスラ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コールドスラスト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ファイター】が レベル\V[1193]になった！ 【ファイター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バスターブレード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華龍】が レベル\V[1194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炎龍撃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烈煌砕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天爆断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翔雷陣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華龍】が レベル\V[1194]になった！ 【華龍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朱雀凛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トロピカル】が レベル\V[1195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スプラ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サンシャイン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バーストバブル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レーザーブライト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トロピカル】が レベル\V[1195]になった！ 【トロピカル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ビッグウェーブ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パイアン】が レベル\V[1196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イグニスフレア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プリズムリアクト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ラスアルゲティ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ケイオスドライヴ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パイアン】が レベル\V[1196]になった！ 【パイアン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イクリプス キッ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タナトス】が レベル\V[1197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イビルエッジ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アサルトガ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ダークグロリア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スケイルクリーヴァ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タナトス】が レベル\V[1197]になった！ 【タナトス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シュバルツローゼ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くノ一】が レベル\V[1198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連翹・歪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冥焔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涅槃落念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飾千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くノ一】が レベル\V[1198]になった！ 【くノ一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鬼脈ノ兇歌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チアリーダー】が レベル\V[1199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パッション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チリー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シャイニング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ナイト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クラス【チアリーダー】が レベル\V[1199]になった！ 【チアリーダー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、スキル【ルナティック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ファイター】が レベル\V[1200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パワースラ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ソニックブレード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EXPが一定値に達した！ ボーナスパラメータ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ヒートスラ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コールドスラスト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ファイター】が レベル\V[1200]になった！ 【ファイター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バスターブレード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華龍】が レベル\V[1201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炎龍撃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烈煌砕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天爆断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翔雷陣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華龍】が レベル\V[1201]になった！ 【華龍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朱雀凛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トロピカル】が レベル\V[1202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スプラ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サンシャイン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バーストバブル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レーザーブライト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トロピカル】が レベル\V[1202]になった！ 【トロピカル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ビッグウェーブ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パイアン】が レベル\V[1203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イグニスフレア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プリズムリアクト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ラスアルゲティ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ケイオスドライヴ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パイアン】が レベル\V[1203]になった！ 【パイアン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イクリプス キッ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タナトス】が レベル\V[1204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イビルエッジ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アサルトガ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ダークグロリア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スケイルクリーヴァ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タナトス】が レベル\V[1204]になった！ 【タナトス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シュバルツローゼ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くノ一】が レベル\V[1205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連翹・歪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冥焔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涅槃落念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飾千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くノ一】が レベル\V[1205]になった！ 【くノ一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鬼脈ノ兇歌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チアリーダー】が レベル\V[1206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パッション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チリー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シャイニング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ナイト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クラス【チアリーダー】が レベル\V[1206]になった！ 【チアリーダー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、スキル【ルナティック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ファイター】が レベル\V[1207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パワースラ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ソニックブレード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EXPが一定値に達した！ ボーナスパラメータ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ヒートスラ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コールドスラスト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ファイター】が レベル\V[1207]になった！ 【ファイター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バスターブレード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華龍】が レベル\V[1208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炎龍撃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烈煌砕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天爆断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翔雷陣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華龍】が レベル\V[1208]になった！ 【華龍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朱雀凛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トロピカル】が レベル\V[1209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スプラ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サンシャイン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バーストバブル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レーザーブライト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トロピカル】が レベル\V[1209]になった！ 【トロピカル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ビッグウェーブ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パイアン】が レベル\V[1210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イグニスフレア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プリズムリアクト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ラスアルゲティ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ケイオスドライヴ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パイアン】が レベル\V[1210]になった！ 【パイアン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イクリプス キッ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タナトス】が レベル\V[1211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イビルエッジ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アサルトガッシ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ダークグロリア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スケイルクリーヴァ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タナトス】が レベル\V[1211]になった！ 【タナトス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シュバルツローゼ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くノ一】が レベル\V[1212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連翹・歪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冥焔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涅槃落念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飾千鳥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くノ一】が レベル\V[1212]になった！ 【くノ一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鬼脈ノ兇歌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チアリーダー】が レベル\V[1213]にな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パッション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チリー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シャイニング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ナイトダンス】 を習得し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クラス【チアリーダー】が レベル\V[1213]になった！ 【チアリーダー】を極めた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、スキル【ルナティックダンス】 を習得し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フィールドで黄金に輝くこのオブジェは 【マネークリスタル】です。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These golden, sparking objects which can be found in the field are called 【Money Crystals】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触れることで、その名の通りお金を入手する ことができます。見つけたら積極的にゲット しましょう。</text:p>
          </table:table-cell>
          <table:table-cell table:number-columns-repeated="2" table:style-name="ce1"/>
          <table:table-cell office:value-type="string" table:style-name="ce1">
            <text:p>Just as the name implies, you can collect money by touching them. Let's be proactive and take whatever we fin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たまにレアアイテムが出てくることもあります。 （ただし、持ち物がいっぱいだと拾えずに 　消滅するアイテムもあるので注意です。）</text:p>
          </table:table-cell>
          <table:table-cell table:number-columns-repeated="2" table:style-name="ce1"/>
          <table:table-cell office:value-type="string" table:style-name="ce1">
            <text:p>Occasionally, they will come with a rare item. (However, be careful that your inventory isn't full, or else the item will vanish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【珠欠片】×1 を見つけたが、持ち物がいっぱいだ！ 残念ながら珠欠片は消滅してしまっ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Pキャンディをすぐに使い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すぐに使う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入手をあきらめる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攻撃チョコをすぐに使い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防御クッキーをすぐに使い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技術チュロスをすぐに使い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敏捷チップスをすぐに使い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むこはトイレに行かなかった・・・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むこはトイレに入ってすっきりした♪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むこは慌ててトイレに入ってすっきりした♪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むこはなんとかトイレに間に合ってすっきり した♪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むこはギリギリトイレに間に合ってすっきり 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トイレに行かなかった・・・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トイレに入ってすっきり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慌ててトイレに入ってすっきり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なんとかトイレに間に合ってすっきり 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ギリギリトイレに間に合ってすっきり 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トイレに行かなかった・・・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トイレに入ってすっきり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慌ててトイレに入ってすっきり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なんとかトイレに間に合ってすっきり 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ギリギリトイレに間に合ってすっきり 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トイレに行かなかった・・・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トイレに入ってすっきり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慌ててトイレに入ってすっきり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なんとかトイレに間に合ってすっきり 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ギリギリトイレに間に合ってすっきり 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はトイレに行かなかった・・・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はトイレに入ってすっきり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は慌ててトイレに入ってすっきり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はなんとかトイレに間に合ってすっきり 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はギリギリトイレに間に合ってすっきり 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はトイレに行かなかった・・・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はトイレに入ってすっきり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は慌ててトイレに入ってすっきり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はなんとかトイレに間に合ってすっきり 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はギリギリトイレに間に合ってすっきり した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チェンジする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チェンジの説明を聞く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憑依精霊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水とアイテムを交換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とは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レベルについて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他のクラスにチェンジしたい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のクラスがオススメ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普段の自分とは異なる戦闘スタイル、それが 【クラス】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を変更することによって、パラメータが 増減したり、新たなスキルを使うことができる ようになり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は全部で7種類あります。よく考えて 選択し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各クラスには【クラスレベル】が存在し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レベルは、そのクラスに就いた状態で 魔物を倒すことによって手に入る【クラスEXP】を 溜めることでレベルアップします。 レベルは最大で9まで上がり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EXPは目で確認することはできませんが、 自分と同等以上の強さの魔物を倒すことで 多くもらうことができ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クラスレベルが上がると、以下の利点が あります。 1.奇数レベルごとにスキルを習得できる。 2.偶数レベルごとに任意の能力を強化可能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積極的にクラスレベルを上げておいて損は ないで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一度クラスチェンジをすると、すぐに新しい クラスを解放することはできません。 （ノーマルや一度就いたクラスにはいつでも 戻せます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新しいクラスを解放するためには、直前に 解放したクラスのレベルを5以上にしないと いけません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ずはそのクラスで戦って、クラスレベルを 5以上にしてから他のクラスを解放し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各クラスにはすべて一長一短があり、どの クラスが最強であるとは言えません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伸びるパラメータや下がるパラメータ、覚える スキルなどを考慮し、自分に合ったクラスに 就く事が大事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残念ながら、まだ霊水ビンが満タンではない よう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一度クラスチェンジをすると、すぐに他のクラス を解放することはできません。 （ノーマルや一度就いたクラスにはいつでも 戻せます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新たなクラスを解放するためには、直前に 解放したクラスのレベルを5以上にしないと いけません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ずはそのクラスで戦って、クラスレベルを 5以上にしてから他のクラスに変え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能力を強化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能力が強化された！ 攻撃力＋\V[1361]、　防御力＋\V[1362]、 技術力＋\V[1363]、　敏捷性＋\V[1364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能力が強化された！ 攻撃力＋\V[1361]、　防御力＋\V[1362]、 技術力＋\V[1363]、　敏捷性＋\V[1364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能力が強化された！ 攻撃力＋\V[1361]、　防御力＋\V[1362]、 技術力＋\V[1363]、　敏捷性＋\V[1364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能力が強化された！ 攻撃力＋\V[1361]、　防御力＋\V[1362]、 技術力＋\V[1363]、　敏捷性＋\V[1364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こで使うのは、ちょっと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え？　別におトイレしたくないから平気なん 　だけど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そ、そんなの使うほどじゃないから大丈夫 　だよ・・・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う、うーん・・・近くにおトイレ無さそうだし・・・ 　じゃあ、ちょっと待っててくれる・・・？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あ、ありがと・・・っ！　ちょっと使ってくるから 　待っててね・・・っ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く・・・ぅ・・・っ　やばい、もれちゃうぅっ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ふー・・・スッキリしたぁ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\V[1366]mlのおしっこをした！】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トイレ？　今は別行きたくないわよ・・・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そんなの使うほどトイレ行きたくないってば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しょ・・・しょうがないわね・・・近くにトイレ 　無いみたいだし・・・っ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ま、まあ・・・使える物は使っておかないとね 　・・・っ！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ぅあ、は、早く貸してぇっ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はぁ・・・こ、こんなところでやっちゃうなんて 　・・・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ほえ？　トイレは大丈夫だよ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やだなー！　そんなに切羽詰ってないよ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あ、そんないいモノがあるんだ！　使う使う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そ、それ使う！　もう我慢できないっ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も、もっちゃうぅっ！　はや・・・く・・・っ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ふー・・・気持ちよかったぁ・・・☆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す、済ませてありますから・・・！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だ、だ、大丈夫ですぅ・・・っ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うぅ・・・早乙女さんが使えと言うなら・・・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わ・・・分かりました・・・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もぅ・・・だめ・・・ですぅ・・・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お、お、音・・・聞こえなかったかな・・・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そ、それはトイレに行きたい人が使うもの 　なのでは・・・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いえ、わ、私はまだ、ぜんぜん・・・大丈夫 　なので・・・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そ、その・・・いいんですか？　それ、使っても 　・・・？　ありがとうございます/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はうっ、た、助かります・・・！　それでは 　お言葉に甘えて・・・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もれ・・るぅ・・・っ！　も、もうだめぇぇっ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はぁ・・・た、助かりましたぁ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なんだソレー？　今のワタシには不要 　だヨー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それの中におしっこするのカー！？ 　ちょっと恥ずかしいから、まだいいヨー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我慢できなくなってきたヨ・・・そ、それ使っても 　いいカー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あー！　それワタシ使うヨー！　そろそろ限界 　だったネー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やばいっ、で、出ちゃいそうだヨッ！！　はやく、 　それ、はやく貸してエーッ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ふー・・・！　おなかカラッポ！　すっきりした 　ヨー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人目につく所では、さすがに使えない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ご、ごめん・・・っ、今は先におトイレ行きたい 　のっ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あ、ありがと・・・向こうで着替えてくるね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おもらしなんてしてないよ！　い、今はおトイレ 　行きたいのっ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お、おもらしなんてしてないよっ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 「はぅ・・・恥ずかしぃ・・・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はむこはお着替えを済ませた！】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さ、先にトイレ行かせて・・・っ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ぜ、絶対にのぞかないでよね・・・っ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まだ漏らしてないしっ！！　そうなる前に 　トイレ行かせてっ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ちょっと！　漏らしてなんかないわよっ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 「み、見られちゃう前に・・・早く・・・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にゃんこはお着替えを済ませた！】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だ、だめ・・・オシッコ出ちゃいそうだよぉっ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すぐ着替えてくるから待っててね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まだ出てないけど・・・はやくオシッコしないと 　ほんとにもっちゃうよっ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え？　おもらししてないんだけど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 「ふえぇ・・・パンツびしょびしょ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ともっちはお着替えを済ませた！】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できれば、お、お手洗いを先に・・・っ！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は・・・はぃ・・・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あの、あの・・・！　今はお手洗いに・・・っ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も、も、もも漏らしてなんか・・・っ！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 「は、早く済ませないと誰かに見られちゃう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ひめはお着替えを済ませた！】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あ、あ、あの・・・言いづらいんですけど・・・っ 　先にトイレ・・・行きたいですっ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ご迷惑おかけして、本当にごめんなさい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え！？　あの、私、まだおもらしなんて・・・っ！ 　それより、ト、トイレ・・・トイレに・・・っ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いえ、あの、私・・・特にそういうのは必要 　ないんですけど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 「精霊王なのに・・・こんな、恥ずかしい・・・////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こむはお着替えを済ませた！】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今着替えても、また漏らしちゃうヨーッ！！ 　トイレ！　トイレはどこなノーッ！？！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おー！　いいもの持ってるナー！！ 　パンツ換えてくるから待っててナー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ワタシがほしいのはトイレだヨー！！　あー！ 　もれちゃうヨォォ！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ンー？　ワタシのパンツはキレイだゾー！ 　本当だゾ！　見てみるカー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 「ううー・・・装置さえ故障しなければ、こんな 　ことにはならなかったのニー・・・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たこやきはお着替えを済ませた！】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はもういいから・・・はやく着替えたいよ ・・・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はおトイレよりも・・・服をなんとかしたいん だけど・・・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行きたいのはやまやま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・・・こ、怖いし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でも・・・このおトイレ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怖いから・・・が、我慢しよっかな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ぁー、だ、だめ・・・おトイレ行ってくる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もそも、こんなとこのおトイレ使いたく ない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ー・・・？　こんなとこのおトイレ使いたく ない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・・・ちょっと行きたい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んなとこのおトイレ使いたくない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・・・行きたい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こ、怖いから・・・まだ我慢する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・・・うん、おトイレ行きたいよっ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けど・・・こ、こんなとこのおトイレ・・・ 怖いよ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、ほんとは・・・こんなとこのおトイレ 使いたくないけど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、もう・・・我慢できない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は先に着替えたいんだけど・・・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嫌よ・・・こんなトイレ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しょ、しょうがないわね・・・ちょっと済ませてくる わ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ぅっ、しょうがないわね・・・ちょ、ちょっと 済ませてくるわ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て言うか、こんなボロボロのトイレ嫌だし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・・・こんなトイレ使うくらいなら、さっさと ここを抜けましょう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りゃ・・・ちょっとトイレ行きたい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を使うくらいなら、まだ我慢するわ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べ、別に怖くないし！　平気よ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より、この服装をどうにかしたいな～・・・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、やだ・・・怖いも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し、したいけど・・・やだ・・・怖いもん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オシッコ・・・オシッコしたい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でも・・・怖いから我慢する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あぁっ、も、も、もっちゃううぅ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やだぁ！！　怖い！　怖いよぉ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怖いっ！　もっちゃうぅっ！！　ああぁあ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ぇっ！　やっぱ怖いいぃ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？　行きたくないからいい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・・・行きたい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怖いから我慢す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、まだ平気だよ！　我慢できるもん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大丈夫・・・っ、が、我慢する・・・から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、やだよぉ！　幽霊が出るんだよっ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、閉じ込められちゃうかもしれないし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オシッコしたいっ、したいぃぃ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怖いっ！！　ぁあぁっ、したいけど 怖いよおぉ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のお手洗いは・・・ちょっと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・・・す、すみません・・・私・・・ちょっと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、私は遠慮します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でも・・・このお手洗いはちょっと、抵抗が 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、お手洗い・・・行きたい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で、でも・・・でも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、お、お手洗い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う・・・我慢・・・できない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トイレを我慢してい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はトイレを必死に我慢してい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はトイレを我慢してい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トイレを我慢してい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トイレを必死に我慢してい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トイレに行きたくてたまらなそうだが、 怖くて行けないようだ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は今にも漏れそうだが怖くてトイレに 行けず、身をよじって我慢してい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トイレを我慢してい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はトイレを必死に我慢してい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ず、画面左に並んでいるのが各精霊の ネームプレート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回、あなた方が入手したのは、一番下にある “ファントム”という精霊の結晶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ネームプレートの右にあるアイコンを ご覧ください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結晶のアイコンが表示されていると 思い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は、「精霊結晶を入手したが、まだ封印を 解放していない」という状態を表し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封印を解くためには、ネームプレートにカーソル を合わせて【Ｃ】キーを押し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実際にやってみてください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だ精霊結晶を入手していません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1つ消費してこの精霊を解放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を持っていない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で、精霊ファントムを憑依させることが できま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憑依する際には霊珠を消費する必要は ありませんので、何度でも憑依し直すことが でき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て、ここで重要なことを説明しま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はみな、時間とともに空気中の霊気を 体内に取り込んで、“霊水”を蓄積していき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人間に例えるなら、その・・・あ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ぉ小水・・・のような感じです・・・はい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は精霊にとって力の源であり、蓄積量が 多いほど、力が増していき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きほど、どのパラメータを強化するか選んで いただいたと思いますが、強化される数値は 霊水の蓄積量に比例して大きくなっていくの 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つまり、憑依している精霊が霊水を我慢すれば するほど、憑依者が大きな力を受け取ることが できるの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だ、精霊にも我慢の限界があり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解説ウィンドウの【我慢力】を超える量の霊水が 蓄積すると、我慢しきれずに霊水を漏らして しまうで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うなれば、パラメータのボーナス値も最小に 戻ってしまうので、ご注意ください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なみに、霊水の蓄積を繰り返せば、この 我慢力は徐々に高くなっていき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気に入りの精霊がいれば、なるべく多くの時間 憑依させ続けることによって、我慢力も高くなり、 より高いパラメータボーナスを受けることが 可能になるで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りあえず、私からの解説は以上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メニューを終了するには、【Ｘ】キーを押して ください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で精霊ファントムが解放されま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下にある解説ウィンドウをご覧ください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アビリティ】という項目に、その精霊を憑依 させた時に受けることができる能力が表示されて い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次に、この精霊を憑依させてみ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のネームプレートにカーソルを合わせた まま、もう一度【Ｃ】キーを押し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うすると、誰に憑依させるのか、どの パラメータを強化するのか選択肢が出ますので 選んで【Ｃ】キーを押してください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憑依している精霊がいません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ビンに霊水を出させてあげる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つんつんしちゃう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憑依を解除する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何もしない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だ出したくないようだ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水ビンがいっぱいで出せない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憑依を解除しますか？（再び憑依させるには シスターに頼む必要があります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解除する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ぱり憑依させておく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が霊水をもらしてしまいま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が霊水をもらしてしまいました。 （霊水を少しビンに収めました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ワルキューレ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フウラ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ペレ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ナナハ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アサヒ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ユウヒ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サンタ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プロメテウス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ネプチューン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リア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シイコ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フェアリー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マンドラゴラ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ネコマタ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フェニックス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オモリ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ペガサス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テクト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マジカル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コマイヌ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ミカン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ダンサー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マール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ハノン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コトブキ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サキュバス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カーマイン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イカホ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エンジェル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精霊【ファントム】の精霊結晶をゲッ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に憑依している精霊が霊水を我慢 できなくなってもらしてしまいま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に憑依している精霊が霊水を我慢 できなくなってもらしてしまいま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に憑依している精霊が霊水を我慢 できなくなってもらしてしまいま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に憑依している精霊が霊水を我慢 できなくなってもらしてしまいま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換金（500レン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失礼ながら、持ち物がいっぱいのようで お渡しできません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0レンを手に入れ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最大HPが2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攻撃力が1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防御力が1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技術力が1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敏捷性が1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最大HPが2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攻撃力が1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防御力が1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技術力が1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敏捷性が1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最大HPが2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攻撃力が1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防御力が1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技術力が1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敏捷性が1ポイント上がっ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最大HPが2ポイント上がっ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ひめの攻撃力が1ポイント上がっ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ひめの防御力が1ポイント上がっ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ひめの技術力が1ポイント上がっ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ひめの敏捷性が1ポイント上がっ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こむの野しょんシーンを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Watch Komu's outdoor scene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ご迷惑をおかけしました・・・っ////</text:p>
          </table:table-cell>
          <table:table-cell office:value-type="string" table:style-name="ce1">
            <text:p>After outdoor pee - L6 B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I'm such a bother... 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サポートキャラ“こむ”はメインキャラと違い、 ターゲットをランダムに選び、自動で攻撃 します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ただし、こむは熾天少女ではないので、敵の HPを減らすことはできても、トドメを刺すことは できません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また、後方支援なので敵の攻撃を受けることは ありません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基本的に百発百中のスゴ腕ですが、 コンディションが悪くなるにつれて命中率が 落ちてきますので、注意しましょう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や、ぁ・・・あ・・・っ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No, aa... aaah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もぉ・・・げんかいぃ・・・っ！　だ、だめ・・・っ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I'm... at my limit...! N-no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ご・・・ごめん・・・な、さ・・・ぁ・・・っ！</text:p>
          </table:table-cell>
          <table:table-cell office:value-type="string" table:style-name="ce1">
            <text:p>About to wet (field)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I... I'm... really... sorr... ry...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す、す・・・すみませんっ、すみません・・・っ///</text:p>
          </table:table-cell>
          <table:table-cell office:value-type="string" table:style-name="ce1">
            <text:p>After wetting (field) 1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P-pl... please, forgive me...! 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う、ぅ・・・</text:p>
          </table:table-cell>
          <table:table-cell office:value-type="string" table:style-name="ce1">
            <text:p>After wetting (field) 2A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Uu, uuu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うわああぁぁぁああんっ///////</text:p>
          </table:table-cell>
          <table:table-cell office:value-type="string" table:style-name="ce1">
            <text:p>After wetting (field) 2B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Uwaaaaaaaaaaaaaaahhh! ///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ぐす・・・っ、が、がまん・・・できません でした・・・うぅ・・・っ////</text:p>
          </table:table-cell>
          <table:table-cell office:value-type="string" table:style-name="ce1">
            <text:p>After wetting (field) 3</text:p>
          </table:table-cell>
          <table:table-cell office:value-type="string" table:style-name="ce1">
            <text:p>Komu</text:p>
          </table:table-cell>
          <table:table-cell office:value-type="string" table:style-name="ce1">
            <text:p>Sniff... I, I couldn't... hold it in... uuu... ///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こむがおしっこを漏らしてしまいました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できれば、先にこの服をきれいにしたいの ですが・・・////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で、では・・・お言葉に甘えて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すみません、ちょ、ちょっとトイレに・・・///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ト、トイレに行かせてください・・・っ///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、も、も・・・もれ・・・ちゃうぅ・・・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、トイレなら大丈夫です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今は行きたくなので、けっこうですよ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私は大丈夫なので、他の方を優先してください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（念のため、今のうちに済ませておこうかな・・・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すみません、気を使っていただいて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長旅になりそうですからね。　行っておきます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、ちょっと行ってきます・・・//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では、少し待っててください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（トイレ・・・一応行っておこうかな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私・・・ちょっとトイレ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の・・・ちょっといいですか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えと、その・・・ちょっと失礼します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よ、よかった・・・ちょっと我慢してんだ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なさい、あの・・・トイレ行ってきて いいで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みません、トイレに行かせてください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わ、私、その・・・トイレに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、トイレ・・・い、行ってきます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ああ、よかった・・・助かったぁ////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、ご、ごめんなさい、トイレに・・・トイレにぃ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の、あの、わ、私・・・っ が、我慢してたんです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ぁぁあ、も、もっ、もれるぅ・・・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出ちゃう・・・出ちゃいますぅぅ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ぁっ、だめ、も、もれ・・・もれちゃう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と、すこし・・・がまん・・・がま、ん・・・っ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は、行きましょうか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みませんでし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待たせしま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う大丈夫です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すっきりしました・・・♪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お待たせしました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みません、ご迷惑を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はぁ・・・すっきりした・・・////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の・・・お待たせしてすみません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・・・//////っ　あ、大丈夫でした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ふう・・・もうダメかと思った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、なんとか間に合いました・・・えへへ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一時はどうなるかと・・・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あぁぁ・・・すっきりしたぁ・・・♪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ゃ、ちゃんと間に合いました！　ち、ち、 ちびったりなんかしてませんよ・・・っ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の野しょんシーン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危ないところだったヨ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これですっきりしたネー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、ぅ・・・く、も、もう・・・もうだめェ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あ、ぁ、ぁああああぁぁ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れ・・・もれちゃ、ぅ・・・ぁ、あ、あ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れは、その・・・な、何かの間違いネ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うぅ・・・やってしまったヨー・・・ 我慢できなかったヨー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って・・・ずっとずっと我慢してたん だヨー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がおしっこを漏らしてしまいました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は濡れたパンツを換えるのが先だヨ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パンツがおしりに張り付いて気持ちわるい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もらしの後処理を優先したいんだけど・・・ だ、だめカー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してくるヨ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、トイレに行きたいネ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したいヨォっ！　着替えるのは後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っ、もれちゃうヨォっ！　先におしっこさせて ほしいヨォ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ンー？　トイレには行きたくないヨー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なら、まだ平気ネ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は大丈夫だヨ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んなにしたくないけど、一応行っておくネ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するのカー？　分かったヨ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が無いと困るから、今のうちに行っておく ネ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待ってほしいネー。　おしっこタイムだ ヨ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行ってくる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放尿してくる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いタイミングネー、ちょうどトイレに行きた かったんだナ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ワタシおしっこしたい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トイレに行きたいから、待っててほしい 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ー、いい所にトイレがあった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実はちょっと我慢してたんだナー！ してくる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かったヨー、トイレ探してたとこ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ずっとおしっこしたかったんだヨー！ 行ってくる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行きたいヨー！　ワタシずっと我慢してた 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おなかパンパンでどうしようかと思ってた ヨー！　危なかった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、はやくおしっこしたいヨ・・・っ！　もう我慢 できないヨ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！！　トイレ行きたいネ！！　ずっと我慢 してた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れちゃうヨーっ！！　おしっこー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、もうだめ・・・っ、限界だヨォ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ちょっと、で、お、おしっこ・・・でき、る・・・ヨ 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ぁーーっ！　でちゃう！！　もうでちゃうヨォ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わったヨ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時間を取らせた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あ、出発する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わった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ー、すっきりしてきた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でもう大丈夫ネ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完了だ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ー・・・ ちょっと危なかったけど、間に合ったヨ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とかセーフだったヨー！　頑張ったヨー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やばかったネー・・・でもこれで一安心だヨー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こ、今回はもうダメかと思ったヨー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ー！　ここにトイレが無かったら、アウトだった ネー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あー、すっきりしたヨー！　ほとんど我慢の限界 だったネー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ちょ・・・ちょっぴりパンツぬらしちゃったヨー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、恥ずかしいほど取り乱しちゃったネー！ 忘れてほしいヨー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（限界からのおしっこ・・・けっこう気持ちよかった 　ネー・・・////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杯汲む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Take 1 cup</text:p>
          </table:table-cell>
          <table:table-cell office:value-type="string" table:style-name="ce1">
            <text:p>Take 1 cupfu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杯汲む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Take 4 cups</text:p>
          </table:table-cell>
          <table:table-cell office:value-type="string" table:style-name="ce1">
            <text:p>Take 4 cupfu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【水】×4 を手に入れた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Obtained 【Water】 x4!</text:p>
          </table:table-cell>
          <table:table-cell office:value-type="string" table:style-name="ce1">
            <text:p>Obtained 【Water】 x4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【イオンマテル】×1 を手に入れ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時空層の向こう側から、すさまじい強敵の 気配を感じる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※注意！！　この戦いは圧倒的な強敵とバトル するおまけ要素です！　強制ではありません！ 負けるとＧＡＭＥ ＯＶＥＲになります！ 勝っても特にごほうびはありません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時空層の強敵と戦い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本当に戦いますか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難易度を選んでください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強い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強すぎる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青くらげおまえ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むこのおトイレシーン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ゃんこのおトイレシーン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もっちのおトイレシーン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めのおトイレシーン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むのおトイレシーン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こやきのおトイレシーン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霊珠1コで、好きなモノと交換してあげる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ドーピングアイテム×4　（ランダム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利尿剤×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換金（1000レン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ぁ～ん！　持ち物がいっぱいみたいよん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ぁ～ん！　霊珠が1コも無いみたいよん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利尿剤】×2 を手に入れ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0レンを手に入れ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シャルシャルのおまけイベント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最初から見る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選択肢の直前から見る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プリエラのおまけイベント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カルーナのおまけイベント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ビオラのおまけイベント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カラット=ダジェルバージのおまけイベント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ヴィスティのおまけイベント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ブロンシュのおまけイベント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選択肢の途中から見る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カラット=パンギーニのおまけイベント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サッファのおまけイベント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カラット=ポーライゼンのおまけイベントを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我慢シーンから見る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ルミィのおまけイベントを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死神のおまけイベント【前編】を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死神のおまけイベント【後編】を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冒険者ミナのおまけイベントを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セーブする？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Save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セーブする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メモリーを見る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【衛兵ちゃん】 のPメモリーを見つけ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【デートちゃん】 のPメモリーを見つけ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【怪談ちゃん】 のPメモリーを見つけ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【メイドちゃん】 のPメモリーを見つけ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【シーフちゃん】 のPメモリーを見つけ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【ハニーちゃん】 のPメモリーを見つけ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【ガテンちゃん】 のPメモリーを見つけ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【チェルシーナちゃん】 のPメモリーを見つけ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【厚着ちゃん】 のPメモリーを見つけた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【スケート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虚勢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キディデビル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踊り子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おてんば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ミララ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パレオ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入浴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シノビ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河童娘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うらめし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観光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学者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迷子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夢中ちゃん】 のPメモリーを見つけ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こで見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は見ない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入手したPメモリーは、ポストからいつでも 閲覧でき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てと、まずは床のお掃除から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えと、モップ・・・モップ・・・は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ら？　いつもの掃除用具入れにモップが 無い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、そういえば、古くなったから新しいモップ に取り替える予定でした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新しいモップはこっちの倉庫に保管してあった はずで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確か、この辺り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ありました♪　おニューのモップで 床をいつも以上にキレイにできます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ら？　倉庫の扉が・・・あ、開きませ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最近、協会のあちこちの立て付けが悪くなって いますから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近いうちに修理をしないといけません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りあえず、少し力を入れて強引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えい！　（バキィッ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っ！！　ド、ドアノブが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、すみませんーー！　誰かいらっしゃいま せんかーー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倉庫に閉じ込められてしまったのですーーー！ 助けてくださいーーー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・・・あれから誰も来ませ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他のシスターが担当しているホールのお掃除が 終われば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っちの様子を見に来てくれると 思います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ホールは広いから、終わるまでまだまだ時間が かかるでしょうし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かしたら、夕方まで誰も来ない可能性も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・・・ど、どうしましょう・・・（もじもじ・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のままでは、お手洗いにも行けないです 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う言えば、今日は朝起きてから一度も お手洗いに行っていません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う・・・お願いです・・・誰か・・・早く気付いて ください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あ・・・か、神よ・・・どうか慈悲を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、も、もう・・・これ以上は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手洗いを・・・我慢することが・・・で、 できそうにありません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下品な願いであることは承知ですっ！！ で、でも・・・私・・・私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あ・・・お手洗いに行きたい・・・っ//// お手洗いに行かせてください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うか・・・どうかぁ・・・っ！　うううぅぅ・・・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・・・め・・・、もう・・・げ、限界・・・です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はや、このバケツに・・・す、するしか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んうぅぅっ！　か、神よ・・・お許しくださいぃ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ジョボボボボボボボボボボボボッ！！！） あ、あ、あ！！　こんな、大きな音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だ・・・私・・・はしたない・・・っ//////// でも・・・ああぁぁ・・・やっと・・・おしっこ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ええぇぇい！！　かんぱーーーーい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日は遠慮せず、じゃんっじゃん飲んで 行ってね！！　別におごりじゃないけど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ねえ、アタシこれ頼んでいい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アルコール度数高すぎるって？ えーーー？　こんなの水だよ水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信じてないな～？　はい、注文決～定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自分で言うのもなんだけど、アタシざるだから！ すんごい目の粗いザル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から証明しちゃうぞー☆　まばたき厳禁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っひひ～！　ね？　ね？　もう4杯目だけど ぜんぜんへっちゃららら～♪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だまだ飲めるし、トイレとかいらないしっ☆ うんうん！　みんなアタシをあがめたまえ～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店員さーん！　さっきのやつおかわり～！ ひっく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わわーー！　また団体さん御来店～！！ ほらほら座って座って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んなで盛り上がろうよー！！　うっへへ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ぶるるっ！　きゅううぅぅぅん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ふう・・・お、おしっ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え？　な、なんでもないよー！！　あ！ おかわり来たー！！　さんきゅ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あみなの衆、ありがたいバニーの神飲み、 とくとご覧あれ～～！！　ぐいいぃぃ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しっこ、おしっこ、おしっこ、おしっこぉ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しっこしたいいいいぃぃぃっ！！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あ、あ、あぁぁぁっ！！　だめ・・・我慢できない 　っ！！　もう出ちゃいそぉぉ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、ごご、ごごごごごめん！！！　もうだめ おしっこ行かせてええぇぇぇ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漏れる！！　さすがに我慢しすぎたあぁっ！！ 漏れるううぅぅぅ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って！！　ト、トイレ使用中うぅ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あーーん、は、早くしてぇっ！！　もう 限界なのおおぉぉ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ドンドンドンドン！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願いぃっ！！　出ちゃうぅっ！！　ね、ねえ！ 少しだけでいいから、さ、先にさせてぇ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ドンドンドン・・・ドンドン・・・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本当にもう限界ぃぃ・・・っ/////　も、も、も・・・ もれ・・・ちゃぅぅぅ・・・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ぇ・・・が、我慢・・・できないのおぉぉっ！！ はああぁぁぁぁぁぁああああん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えええぇぇぇぇえんっ！！！　お、おしっこ 出ちゃったよおぉぉっ///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ずっとずっと我慢してたのにぃ・・・っ！！ ふえええぇぇぇぇん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うほう。　この飲み物が、行商人連盟で 今回から導入される新商品なのですね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"イッパツドリンク"ですかー。　どんな味なのか こっそり試飲してみましょう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く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おおーー！　こ、これは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いしい・・・のでしょうか・・・？　なんだか 不思議な味ですねー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なんとなくもう一口飲みたくなるような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ぐび・・・ぐび・・・ぐび・・・ぐび・・・ぷは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むむむぅ・・・！　これはクセになりますー！ 飲めば飲むほど・・・ハマります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一本！　ぐび・・・ぐび・・・ぐび・・・ぐび・・・ ぐび・・・ぐび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ぷふぅ！　さすがは行商人連盟の 商品開発部・・・これは売れます、売れます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、お客様ですかー？　どうぞどうぞ、 見ていってください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毎度ありがとうございます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次のお客様どうぞ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今日はずいぶんとお客様が多いですねー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あ、そう言えば、オシル湖で何やら未確認 　生物が目撃されたとか言ってましたね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そのせいで観光客が普段の10倍くらい 　来ているんでした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うわー！　お客様ですごい行列になってる！ 　これは商売がはかどりますよー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さっきからおトイレ行きたいのですが、これは 　しばらく我慢ですね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こちらをお買い上げですかー？ ありがとうございます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ちらがお釣りのお返しですぅ！　また よろしくですー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ぅ・・・つ、次のお客様・・・どうぞぉ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い、いけません・・・膀胱が・・・膀胱が 　インフレスパイラルですぅ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新商品のイッパツドリンク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よく見たら、利尿効果がめちゃくちゃ高いって 　注意書きに書いてあるじゃないですかー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あぁぁ・・・こんなことなら、2本も飲まなければ 　よかったですぅ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客様の行列が途絶えるまで・・・我慢できる 　でしょうか・・・っ？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いえ・・・例え途絶えたとしても、この近くに 　おトイレは無いし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城下町まではかなり距離がありますぅ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あぅぅっ、強烈な・・・波が・・・っ！！！ 　んうううぅぅぅ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・・・が、我慢・・・で、き、な・・・っ！！ はううぅぅぅぅ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わわわわっ！！　だ、だめです！！ お、お客様・・これは違うんです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・・・っ！　これは、その、あの・・・へ、閉店！ 今日はもう閉店ですううぅぅーーっ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村のみんなが恐れる"危険種族"の集落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先祖様が書き残した書物が本当なら、 名前は"是利威（ぜりぃ）"って言うらしいわ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実在するのなら、この森を抜けた先に あるはずなんだ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、どうしよう・・・？　興味本位でここまで 来てみたけど、怖くなってきちゃっ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！　木々の向こうに・・・い、家らしき ものが見えるわ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さか・・・あ、あれが危険種族の集落・・・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ゃあああぁああぁぁぁぁぁぁーーーーーっ！！ ゼリーちゅわああああぁぁーーーーーん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あぁぁん、かわいい！！　かわいい！！ かわいいいいいいぃぃぃぃん！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危険種族って言うから、いったいどんな ケダモノかと思ったら、なにこれええぇ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ぷにっぷにの、ぽにゃっぽにゃの、 きゅるっきゅるじゃないのおおぉぉぉ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ハァ・・・ハァ・・・い、いけない・・・この魔性に 引き込まれたら最後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生理現象さえも弾き飛ばして萌え悶え続けて しまうわ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一度トイレを済ませてこないと・・・そろそろ ・・・（もじもじ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ゼリーちゃん「ho-？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やああぁぁぁん！！　無理無理無理ぃぃ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んの数秒でもこの子から離れたく なああぁぁぁいいいいぃぃぃ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ゼリーちゅわあああああぁぁぁぁぁぁんんん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、ぁ、さ、さ、さすがに・・・さすがに 限界ぃぃ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！！　おしっこ！！　おしっこおぉ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んね、ぜりーちゃん！！　あ、あたし、 もうおしっこ漏れちゃううぅぅ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行ったらすぐに戻ってくるからねっ！！ 待っててねっ！！！　はあぁぅぅ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・・・トイレ・・・っ、ト、トイレ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、あれ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村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こにもトイレが・・・無いぃぃっ！？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そ、でしょっ！？　なんで！？　もしかして ゼリーちゃんって、トイレしないの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んな・・・もう・・・我慢が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ハッ！！　み、店に携帯トイレが売ってる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みませんっ！！　ひ、ひとつください！！ お釣りはいりません！！！　は、はやくぅ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うぅぅっ！！　家の裏へ回って・・・この中に ・・・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願い間に合ってえぇぇ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セ・・・セーーーーーフ・・・ッ！！　ちょっと こぼれちゃったけど、ぜんぜんセーーーフ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ゼリーちゃんに夢中で気付かなかったけど・・・ めちゃくちゃおしっこ溜まってたみたい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ﾞうﾞうﾞぅﾞぅﾞぅﾞうﾞうﾞ～～！　マキを拾いに来た だけなに、迷子になっちゃったよおﾞぉﾞぉﾞ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で私、いつもこんなに方向音痴なんだろう ・・・はぁ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村への公道はどっちなのおﾞおﾞぉﾞぉﾞぉﾞ～～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うなったら適当に進んでみるしかない っぽい・・・はぁ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お？　お？　おおお？　あそこに見えるは、 沼の出口！！　つまり公道へ出られる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かったあﾞぁﾞぁﾞぁﾞ～！　助かったよぉﾞぉﾞぉ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、でも・・・目の前の沼を渡らないと向こう側へ たどり着けない・・・はぁ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迂回したら、また迷子になっちゃいそうだし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こし脚が汚れちゃうけど、思い切って沼の 中を渡っちゃおうかな・・・はぁ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ぎゃあﾞぁﾞぁﾞぁﾞぁﾞぁﾞ～～！！　思ったより沼が 深いいﾞぃﾞぃﾞぃﾞぃﾞ～～～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、やば・・・脚が沈んで・・・う、う、動けない ・・・っ！？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そ・・・私、こ、こんなとこで立ち往生だなんて ・・・はぁ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ったいどうしたらいいの？　誰かがここを 通りかかるまで、待つしかないの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あ、公道の近くだから、そのうち誰かが 通りかかると思う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迷子になったあげく、沼にハマって動けない なんて、めちゃくちゃかっこ悪いし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っきからトイレに行きたいの我慢してるん だけど・・・はぁ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だだだ誰かあﾞぁﾞぁﾞぁﾞぁﾞぁﾞ～～～っ！！ 誰かいませんかあﾞぁﾞぁﾞぁﾞぁﾞぁﾞ～～～っ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ﾞぅﾞぅﾞ～～！！　あ、あれからずっと待ってる のに、誰も・・・誰も通らないﾞいﾞぃﾞぃﾞぃﾞ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にょ、にょ、尿意が！！　もう尿意がやばいん ですうﾞうﾞぅﾞぅﾞぅﾞぅﾞ～～～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ままじゃ私、もれちゃうﾞうﾞぅﾞぅﾞぅﾞ～～っ！！ おしっこがもれちゃいますうﾞうﾞぅﾞぅﾞぅﾞ～～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・・・はぁ・・・ど、ど、どうすればいいのっ？？ 私はどうすればいいのっ！？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我慢できないよおぉﾞぉﾞぉﾞぉﾞ～～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くうぅ・・・っ、か、かくなる上は・・・っ！！ この体勢のままパンツを下ろして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尻をきゅっと後ろに突き出せば・・・ な、なんとかおしっこできる・・・かな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んぎゅぅぅっ！　も、もう迷ってる時間は無い 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願いだから、誰も来ませんように・・・っ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ゅおﾞおﾞぉﾞぉﾞぉﾞ～～～//////　我慢してた おしっこ出すの、気持ちいいﾞぃﾞぃﾞぃﾞぃﾞ・・・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え？　え？　ええええ！？　だ、だ、だ、 誰か来たあﾞぁﾞぁﾞぁﾞ～～～っ！？！？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やあﾞあﾞあﾞぁﾞぁﾞぁﾞぁﾞぁﾞぁﾞ～～～～っ////// みﾞ～なﾞ～いﾞ～で～ぇﾞ～ぇﾞ～～～っ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うほう、なるほどの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スイッチを踏むと扉が開閉する仕組みの ようじゃな。　理解したぞ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む？　この狭い部屋のスイッチはいったい・・・ そりゃ！（ふみ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ガコォンッ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っと、入り口の扉のスイッチじゃったか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外側からも内側からも開閉可能というわけ じゃな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て、とりあえず部屋の中を調査してみる かの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ん、便所に行きたくなってきたのう。 そう言えば、朝に済ませたきりじゃ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休憩もかねて、ここいらで調査を一時中断 するか。　（ふみ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ん？　おかしいぞ、扉が反応せ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お、これは・・・スイッチが下にへこんだまま ではないか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では踏み直しても、スイッチが稼動 せぬのは当然じゃ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参ったのう、スイッチ内部が壊れてしまった のか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いや、これは・・・スイッチ周囲の隙間に 細かい砂が詰まっておる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砂を取り除かぬ限り、スイッチは へこんだままじゃ。　これは困ったぞ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むう・・・いかん・・・しょ、小便がしたいぞ・・・ いったいどうしたもの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めじゃ・・・！　あれから色々と試したが、 うまく砂を取り除くことができぬ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ずい・・・も、もう小便が辛抱たまらん・・・ そろそろ、我慢の限界じゃ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ゃ、じゃが・・・ここは歴史的価値の宝庫、 ルージー遺跡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粗相などしてしまったら・・・た、大変なことに ・・・っ、くぅ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困ったぞ・・・本当に・・・本当に困ったぞ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ままでは、時間の問題で小便を漏らして しまう・・・っ！　いったいどうすれば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にかく、少しでも長く我慢して、ほ、方法を 考えるのじゃ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うじゃ！　誰かが外側のスイッチを踏んで くれれば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おおーーーい、誰か！！　誰かおらぬかーー ーーーー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おおおーーーーーい！！！！　誰かあーー ーーーーーーーーーーーーー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だ、だめじゃ・・・遺跡に立ち入る者など、 わしのような学者くらいし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ぅぅ・・・だ、だめ、じゃ・・・もう、ほ、ほんとうに・・・ 辛抱が・・・っ　ぁあ、ぅ・・・っ　くぅぅ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漏れる・・・漏れるぅ・・・もう・・・だ、め、 じゃぁ・・・っ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うぅぅぅ・・・わしとしたことが・・・し、神聖な 遺跡で・・・しょ、小便を・・・っ　うぅぅ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ガコオォォンッ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ぬ！？　ス、スイッチが戻ったじゃと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ハッ！　隙間に詰まっていたのは砂ではなく 儀式に使われた塩じゃったのか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がわしの小便で溶けて・・・ むむむ・・・なんとも・・・むむむ・・・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ねえ、この前言ってた"おしっこ我慢勝負" し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今日の大陸西部観光ツアーが始まる直前に 2人で同じ量の水を飲むの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んで、どのトイレ休憩まで我慢できるか勝負 するの！　どう？　やる？　や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えーい、そう来なくっちゃ！　んじゃ水は これくらいでいいかな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、多い？　その方が緊張感出るって！ よっし、勝負スタート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ん・・・エント村に着いたね。　ここでトイレ休憩 だってさ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たしはまだ平気だよ？　ぜんぜん・・・ 大丈夫・・・大丈夫・・・（そわそわ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んたもけっこう頑張るじゃ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そのカバンの下でさっきから何度も股間 押さえてるの、バレバレだよ？　うへへ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ら、トイレ行かなくていいの？　急がないと 時間終わっちゃうよ？　（もじもじ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ぉら、想像してみて・・・？ トイレに行ったらぁ・・・パンツを下ろしてぇ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膀胱パンパンに溜まってるおしっこ・・・ トイレの中にぜぇ～んぶ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しゃあぁぁーーーーって♪　はあぁぁぁ～～ キモチいいぃ～～～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我慢できなくなっちゃった？　トイレ 行ってくるの？　わーーい、あたしの勝ちぃ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へへ、すっごい慌てて走って行っちゃった。 ギリギリだったんだろうな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正直、あたしもけっこうヤバいけど、ここで あたしまでトイレに駆け込んだらカッコ悪いし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とか次のトイレ休憩まで我慢しなくちゃ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ぅ・・・ぁ・・・ね、ねぇ・・・あと何分で、きゅ、休憩 だっけ・・・っ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ん・・・その・・・あ、あたし・・・もう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・・・・どうしよぉ・・・も、もれちゃいそぅ・・・っ ・・・がまん・・・できないよぉ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と15分・・・！？　む、むり・・・そんなに 無理だよぉ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うぅ・・・あの時、トイレ行っておけば・・・ よかった・・・あたしの・・・ばかぁ・・・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出ちゃう・・・っ、どうしよ・・・でちゃう、でちゃぅ・・・ だ、め・・・やばい・・・むり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め、ぁ、あたし・・・もう・・・だめ・・・ぇ・・・ぁ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ええぇん・・・ぐす・・・っ//////　やだ・・・ 全部でちゃう・・・でちゃうよぉ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わあぁぁぁあんっ！　もう止まってぇっ！！ はずかしいよおおぉぉっ/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～ら～め～し～や～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～～～んな・・・呪ってしまいますよ～ぉ～ 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ふ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は言ったものの、わたしに呪いの力なんて 無いんですけど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本当に相手を呪うことができれば、 それなりにハクが付くのですが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う言えば、式道士さんが呪術を使うとき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つもブツブツと呪文のようなものを つぶやいていました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確か・・・（ごにょごにょごにょごにょ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でしたっけ？　うー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あ、呪文だけで呪いが使えるようには なりませんよね・・・はぁ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っとお手洗い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ら？　わたしの分身の魂さんが、お股に 張り付い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・・・はがれません・・・！　え、どうして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るで何かの力でお股にぴったりと引き 寄せられているかのよ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ハッ！　まさかさっきつぶやいた呪文の 影響・・・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、確かに呪いと言えば、衣服などが脱げなく なるというのが代表的な効果のようですが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・・・まさか魂さんがお股から離れなくなって しまうなんて・・・ど、どうしましょ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りあえず、式道士さんに相談して、呪いを 解く方法を考えてもらいましょ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・・・はぁ・・・し、式道士さ～ん・・・！！ どこ・・・どこにいるんですか～～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んな時に限って・・・式道士さんが 見つからないなんて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あぁ・・・ずっとおしっこを我慢している のに・・・っ、このままでは・・・ううう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にかく、我慢の限界が来る前に、一刻も早く 式道士さんを見つけませんと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きょろきょろ・・・もじもじ・・・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だめ・・・見つかり・・・ません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本当に・・・おしっこが・・・も、漏れちゃい、ます ・・・ぅぅ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ぁ！　我慢できないですぅ！！　お願い、 魂さん！　お股から離れてください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が出ちゃいます！！　もう、本当に・・・ わたし・・・これ以上は・・・ああぁ・・・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以上は・・・我慢が・・・我慢がぁ・・・っ！！ だめ、です・・・限・・・か、・・・ぃ、い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ひいいぃぃぃ！！　す、隙間からおしっこが 噴き出して・・・いやああぁぁん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！！　し、式道士さん！？！？　た、 たす・・・助けてくださいいぃぃっ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アカン！　こんな戦闘力じゃアカンねん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ウチはもっともっと強ぉなって、魔物の天下 取れるくらいになりたいんや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魔界の伝説になりたいんや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せやかて、どーしたらもっと強ぉなれるんやろ 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ぱ課金とかせなアカンのやろか？ そんで、進化素材集めて覚醒を繰り返し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って、ウチはSSRかーーーい！！ ズビーッ！（つっこみの音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せや！！　ウチって河童やん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河童は体が乾くと力が出ぇへんようになるーて どっかで聞いたことあんねんな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な、水分めっちゃ摂ったら、逆に強ぉなるって こととちゃうん！？　知らんけど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モノは試しや！！　さっそく水ガブ飲みしたるで ーーー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ど、どや・・・！　これでウチの水分は 比べモンにならんはずやで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戦闘力も比例して、ぐぐーっと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なっとるように、感じへんな・・・う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せやなー。　そんなウマくいくわけ、あらへん よな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ぱ地道に鍛えていかなアカンのか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ー・・・お腹ぼるんぼるんになってもうたわ、 もー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アカンアカン・・・っ！！　めっちゃオシッコ しとうなってきよった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んだけガッポガッポ水飲んどったら当たり前 やんっ！！　アホか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えと、トイレは確かこっち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れ？　道が分からん・・・っ！？　あれぇ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迷ってもうたーーーっ！！　どないしよ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ぁぁ・・・っ、このままやとオシッコ 漏れてまうっ！！　どないしよっ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ぅっ、いっそ、その辺の物陰で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ア、アカン！！　魔物ゆうても、ウチ、一応 女の子やねんで・・・っ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女の子がそこいらでしゃがんでオシッコ したらアカンねん・・・恥ずかしいやん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ぁ、せ、せやかて・・・もうガマン、できへん ・・・っ！　トイレ・・・トイレ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はどっちやっ！？　も、漏れて・・・ 漏れてまう・・・ぁ、あ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ァ・・・アカン・・・もぉアカン・・・っ！！！　あぁ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ぜ、ぜんぜん止まらへん・・・///// ウチどんだけオシッコ溜めとったんや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ーもぅ・・・なんや、気持ちええなぁ・・・ アカンわこれ・・・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これは、かなり古いPメモリーのようだ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無事、敵の屋敷内に侵入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より名刀ミヤビ製法の諜報作戦に 取り掛かる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ずは、屋敷のどこかにある鍛冶場を探る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ササササ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む？　ここは・・・会議場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鍛冶についての話題が出るかもしれんな。 ここの天井裏に潜んでみよ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ふむぅ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れから半日以上、天井裏で待機してみたが、 何も集会が開かれることは無かったな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や、使われていない部屋なの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ずれにせよ、一度庭へ出て尿を済ませて 来ないと、腹がはちきれそうだ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スタッ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む！？　誰か近づいてくる！　それも 大勢だ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かん、もう一度天井裏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っ！　出入りしたことで立て付けが歪んだ か！？　ひ、開かない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致し方ない、部屋の隅にある大樽の中に 潜むしか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よし、この中で会議の様子を伺うとしよ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くぅ・・・っ！　い、いったい、いつになったら 終わるんだ、この会議は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出てくる話題は、霊峰の水がうまいだの、牛の 気持ちが分かるだの、有益な情報は何も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そ・・・っ、尿が・・・尿が漏れそうだ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シノビたる者、敵地で尿をこらえる特訓は もちろんこなしてきたが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すがに・・・さすがに、もう・・・限界に なってしまう・・・っ！！　はぁ・・・は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ぁ・・・漏れる・・・はやく、頼むから早く 終わってくれぇ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我慢の・・・げ・・・限界だ・・・っ！　あぁ・・・ あああぁぁ・・・っ！！　も、う・・・だ、め・・・ぇ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うぅぅぅっ！！！　だめだ・・・と、止められない ・・・っ！！！　ああぁぁ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ずい・・・み、見つかってしまう・・・きっと私は ・・・もう・・・だめ・・・だ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この直後会議は終わり、何とかバレずに 　脱出できた模様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わぁぁ・・・いいお湯です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部屋にこもって一日中本を読んでいるのも いいですけど、たまには温泉も良いものですぅ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雪景色の中の秘湯・・・たまりませんねぇ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だか・・・ふわぁぁ・・・眠く・・・なっ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すや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わわわ・・・いつの間にか、湯船には わたし一人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ろそろ上がらなくてはいけませ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、あれぇ？　あれれぇ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脱衣所で脱いだはずの、わたしの服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ぜ、ぜんぶ無くなってますぅ・・・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しかして、ドロボーさんですかぁ？？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わわ・・・どうしましょう・・・どうしましょう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ままハダカで外に出るわけには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ううぅ・・・おトイレに行きたいのにぃ・・・うぅ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と、とりあえず、お風呂に戻りましょう・・・ 寒くて凍えちゃいますぅ・・・っ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ど、どうしましょう・・・助けを呼べる人も いませんし・・・はううぅぅ・・・っ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お風呂に入る前に水分補給でたっぷり飲んだ お水のせいで・・・ぼ、膀胱が・・・もう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パンパンで・・・破裂・・・しそうですぅ・・・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おトイレに・・・おトイレに行きたい・・・けれど・・・ やっぱり、ハダカは恥ずかしい・・・ですぅ////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が、我慢・・・誰か来るまで・・・がまん・・・ がまん・・・はううぅぅ・・・がま・・・んんぅ・・・っ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ふええぇえっ！！　や、やっぱりもうだめですぅ ぅぅぅっ！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管理人さん、ごめんなさいぃ・・・はじっこの方で ・・・っ、さ、させてくださいいぃ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・・・ああぁ・・・っ、す、すごい・・・勢い・・・ わたし、こんなに我慢してたんですねぇ・・・//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はううぅ・・・お願い・・・だ、だれも来ないで くださいぃ・・・/////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久しぶりの、うみーーーーーーーーっ！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今日はスイカ割りにビーチバレー、砂のお城に 潜水バトル！　全部楽しんじゃうぞーーー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・・・。</text:p>
          </table:table-cell>
          <table:table-cell table:number-columns-repeated="2" table:style-name="ce1"/>
          <table:table-cell office:value-type="string" table:style-name="ce1">
            <text:p>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・・・まあ、ボッチなんだけどね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いいですよーだ。　一人の方がやりたいこと 好きなだけできるし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にかく、楽しんでやるんだから！！ リア充ざまあ見ろ！！　へっへーーー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・・・割ったスイカ、さすがに一玉ぜんぶ 食べたのは失敗だったかも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イレ・・・トイレ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うわ！　女子トイレすっごい並んでる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し、しかも・・・みんな・・・あんなに豊満な スイカちゃんを二玉携えやがってぇ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んな列に並んだら、あたしなんて みかんじゃん！！　リンゴじゃん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っそぉぉ！！　あたしは噛ませ犬なんて ならないぞ！！！　トイレは却下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帰るまで、我慢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む、むり・・・もぉ無理・・・でちゃう・・・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なの！！　スイカ一玉のバカ！！ スイカ二玉のバカ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・・・っ、ほ、ほんとに・・・ヤバ・・・マジで・・・ マジでもれそぉ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うしよ・・・今さら列に並んでも・・・もたないよぉ ・・・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うなったら、どこか・・・身を隠せる場所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ぅ・・・どこか・・・どこかぁ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！　『マグマ噴出地帯につき立ち入り 禁止』・・・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、ここなら誰も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あぁっ！　でる！！　でる出る、でるう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ふうぅぅ・・・//////　あぁ～～・・・ヤバかったぁ 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ぁ・・・めっちゃ気持ちいい～ぃ～～♪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ファンのみんなーーー！！　おっまたせー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みんなのホータイ☆アイドル！　ミララちゃん でーーーーっす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ファン「うおおおおおおおおおおおッ！！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ファン「ミーラーラーちゃーーーーん！！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わーい！　声援ありがとーーー！！ 今日もいっぱい歌って踊っちゃうぞーー☆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まずはおなじみ、ミララちゃんのデビュー曲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『トリアージに騙されて』、いっくよーーーー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えーーーい！！　みんなノってきたかなーー ーー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ファン「いえええええぇぇぇぇーーいいッ！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おおー！　テンションすっご～い！！ ミララちゃん、うれしーーー☆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あ、あれー？　おっかしいな～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急におしっこ行きたくなってきちゃった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何でだろう？　本番前にちゃんとトイレ 　済ませたのに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ま、いっか。　ライブ始まったばっかだし、 　休憩までガマンできそうだし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ーーーーし！！　それじゃまだ2曲目だけど、 新曲・・・いっちゃう？？　いっちゃう？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ファン「待ってましたーーーー！！　しっん曲！ 　しっん曲！！　しっん曲！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、みんな欲しがりさんなんだから☆ それじゃあ期待に応え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『ドキドキ☆今夜も不整脈』！！！！ ミュージック・スタート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むにゃ・・・あれぇ？　照明さん、ステージが 急に暗く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ハッ！！　な、なんだ夢じゃぁぁん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てか、おしっこ！！　めちゃくちゃおしっこ 溜まってる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わわ、やばい、もれそぉ・・・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いいいぃぃん！！　ひ、ひつぎの蓋が あかなぁぁい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年も寝てたから、チョウツガイがサビてるぅ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うぅっ、おしっこ、おしっこ、おしっこ・・・ も、もう・・・ガマンが・・・ふえぇぇ・・・っ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れ・・・ちゃ・・・うぅぅぅぅ・・・っ！！ あ、ぁ、ぁ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ううぅぅ・・・ミララちゃん、アイドルなのにぃ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ファンのみんな、ごめんね・・・・ごめんね・・・ あううぅぅ・・・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ぅー・・・木の上で涼みながら飲む アイスコーヒーは、格別ですわ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とはここに、マッサージ師とハープ奏者さえ いれば完璧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らいけない、それではお屋敷の中と一緒 ですわ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せっかくお忍びで、あの窮屈な空間から 抜け出しているんですもの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こではセレブ思想は極力禁止ですことよ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さて、少しお手洗いに行きたくなって きましたわ。　そろそろ降り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ズルッ）あ、すべ・・・落ち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ガサガサガサーッ！！　ギュウウウゥ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ハァ・・・ハァ・・・た、助かりましたわ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ツタが無ければ、頭から真っ逆さまでした のよ・・・ふ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木の上は油断すると危険ですわね。今後は 注意しないといけませんわ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ん！　えい！　・・・あ、あら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のツタ・・・手足にまで絡まって・・・ んんぅっ！　やぁっ！　・・・ふん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ハァ・・・ハァ・・・体重が掛かっているせいで 余計にきつくなって・・・ほ、ほどけませんわ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・・・困りましたわ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誰かがここを通りかかってくれるのを待つしか ありませんの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・・・ぷるる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、いけませんわ・・・ちょっとアイスコーヒーを 飲みすぎてしまったかし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急に・・・にょ、尿意が・・・強く・・・はぅ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だ、だれか・・・たすけてくださいまし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う・・・私・・・がまん・・・がまんが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うぅ・・・このままでは・・・お粗相で、ぜ、全身 が・・・はうううぅぅ・・・っ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の！！　あのーーー！！！ だれかーーーー！！！　だ、だれか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すけて！！　おねがいですのっ！！！ お、お、お手洗い・・・、も、漏れ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漏れてしまいますのおおぉぉっ！！！ だれか・・・うぅぅっ、だめ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本当に・・・もう・・・私・・・もう・・・はううう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げ・・・げ・・・限界・・・です、の・・・ぉ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うううぅぅぅ～～～・・・//////// ふ、服が・・・おしっこで・・・はううぅ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きゃっ！？　か、顔にまで！！？　い、 いやぁぁ！！　誰か！　助けて誰かぁ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このあと娘を捜しにきたパパに助けて 　もらいました。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っわぁー！！　今日は珍しくお客さんが いっぱい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になに？　今夜は砂漠で流星群が 見られるの！？　すごーい！　見たーい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ゃ、その時間までたっぷり楽しんで行って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ふ！　今日はサービスして、ちょっとＨな ダンス、踊っちゃおっかな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っぱいお酒注文してくれたら、もっとキワどい ダンスも披露・・・なーんてね♪　冗談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になに？　リンゴ酒をおごってくれるの！？ わーい！　でも私、未成年なの♪　えへへ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リンゴジュース！？　やったー！　ありがとう ね！！　それならいただきまーす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わわわー！　さっきの話が噂で広まって ・・・お、お客さんでぎゅうぎゅう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は久々の稼ぎ時ね！！　がんばって たくさん踊っちゃうぞ～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そろそろ休憩しようと思ってたけど、それどころ 　じゃなさそうね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このラッシュを乗り切るまで、頑張らなくちゃ！ 　体力もまだまだ余裕だし、トイレも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た、たぶん大丈夫・・・！　ちょっと膀胱が 　たぷたぷだけど・・・気合よ、気合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あ、ノってきたわよ～♪　ふりふり～☆ くいっ♪　くいっ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お客さん！　おさわりはダーメ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ぅ・・・ふ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だ、だめ・・・トイレ・・・すごくトイレ行きたい 　・・・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う・・・踊りに集中・・・できないよぉ・・・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客さんには悪いけど、このダンスが 　終わったら、きゅ、休憩に・・・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ええ！？　あ、あんこーるっ！？　あ、あの ・・・あのぉ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私、その前に、ちょっと・・・ぉし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・・・ああぁっ！！　み、店に一つしかない 　トイレに・・・あんなに列が・・・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、ど、ど、どうしよう・・・も、もう間に合わない 　よぉ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ぁ、ぁ、あっ！　やば・・・も、もれそぉ・・・っ///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くねくねっ！　もじもじもじっ！！　くねくね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な、なんとか腰振りダンスで・・・ご、ごまか 　さないと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ああぁぁ・・・っ！　も・・・もれちゃうよぉ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すりすりっ！　もじもじっ！　くねくね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だ・・・だめぇ・・・もぉ、げ、限界・・・だよぉ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っ！　あ、あっ！！　で・・・で・・・ちゃ・・・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、ええと・・・あの・・・ち、ちがうの・・・ これは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、さーびす！　そう！！　大人気、踊り子の ナマおもらしショー！　あは、あははは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、なんだよ！　みんなボクをバカにして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確かにボクは熾天少女を迎え撃つ魔物に ばってきされた中では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唯一、スキルを持ってないけどさ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の代わり、4つの属性エリア全部に環境 適応できる特殊能力を発揮してるじゃんか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格闘センスだってピカイチだし！　ボクを倒した 時にもらえる経験値は莫大だし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ぉーし、スキルを使えないボクだって、十分 戦力になることをアピールしなくちゃ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あ！　とうっ！！　てやー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・・・どうだ！　ボクの鋭いナイフテールと 足技のコンビネーション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マネできないだろ！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刃の鋭さなら裂鬼の双剣の方が すごいし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足技ならタイタンジェリーの方が多彩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しかも、グルーギャやスフィアンは全体攻撃も 使える・・・っ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、な、なんだよもう！！　ボ、ボクは・・・ ボクは・・・ええと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、どんな状況でも屈せずに敵に立ち向かう 勇気があるんだぞ！！！　こ、これだけは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だけは絶対に負けないんだぞーー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にかく！　ボクは何があっても弱みを 見せない根性があるんだ！！　ホントだぞ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じもじ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やばい・・・おしっこしたい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で、でも・・・おしっこしてるとこ見られたら 　すっごくカッコ悪い・・・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んな状況でも弱みを見せないって 　言っちゃったし、今は我慢しなくちゃ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せめて、みんなが自分の持ち場に戻って 　ここに誰もいなくなるまでは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なに？　お、落ち着きが無いって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やいやいや！！　ボ、ボクはいつでも れーせーちんちゃくだよ！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んてったって、鋼のような精神力を持ってる からね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なんて、よゆーよゆー・・・あ！！ な、何でもないよ！？！？　あはは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・・・はぁ・・・っ、う、ぅ・・・（ぷるぷるぷる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漏れちゃうっ！！　漏れちゃうっ！！！ 　漏れちゃうよおおおおーーーーーっ！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誰かが去ったと思えば、また違う誰かが 　入れ違いでやってくるし・・・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このままじゃ・・・ボク・・・がまん・・・限界に 　なっちゃううぅぅっ！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うううぅぅ・・・っ（もじもじくねくねそわそわ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、ちがうの！　これは・・・む、武者震いの ダンスなの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戦いたくてうずうずしてるだけで・・・べ、べつに ・・・何かをガマンしてるとかじゃ・・・ぁ、ぁぅ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え！？　侵入者！？　緑色の髪の女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わわわわっ！！　そ、そんないきなり・・・ 待って！！　ダメ・・・今走ったら・・・ぁ・・・あ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出ちゃう・・・出ちゃうっ！！！　出ちゃううぅっ！！ おしっこ出ちゃうううううぅぅぅぅーーーー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おぉぉっ！！　バカーーー！！！ みんなのバカーーーーー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ずっとずっと我慢してたのにいいぃぃぃっ！！ びええぇぇーーーーーんっ///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！　待たせたのだ！　さっそく雪かきを 始めるのだ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そんな格好で寒くないのかって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っちっちっ！　わたしは"きそたいしゃ"が 高いから、こんな寒さは何ともないのだ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うだ！　恐れ入ったか！！　わっはっは！！ （ぶるぶるぶる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さ、寒いけど、体を動かせば暑くなるはず！ 　へーきへーき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・・・はっくしゅい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おーっと、雪が鼻に入ってくしゃみが 出ちゃったのだ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うぐぐ・・・想像以上に・・・寒いいぃぃ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結構がんばって雪かきしてるけど、風が 　吹いてきたせいで、むしろ体が冷たく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ぶはっくちゅいいぃ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ーっと、今度は・・・ええと・・・何かの粉が 鼻に入ってくしゃみがー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ぶるぶるぶる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んぐぅ・・・寒すぎておしっこしたくなって 　きたのだ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でも、トイレになんか行ったら、やっぱり 　寒かったんだって思われるのだ・・・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まだぜんぜん我慢できるし、このまま一気に 　雪かきを終わらせちゃうのだ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きゅううぅぅぅ！！　くねくね！！　もじもじもじ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しっこしたいのだっ！！！　めちゃくちゃ 　おしっこしたいのだーーー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で、でも・・・まだ誰もトイレに行きたいなんて 　言い出さないのだ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誰でもいいから・・・ト、トイレに行ってくれたら、 　私も便乗したいのだ・・・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願い、誰か・・・も、も、もれちゃいそう 　なのだ・・・っ///////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・・・あ！！！　やっとトイレに行く人が出た 　のだっ！！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、あ、あの！　あのっ！！！　わ、私も 付き合ってあげるのだーーーー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タッタッタッタッタッタ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んひいぃぃっ！！　もれる！！　もれる！！！ もれるうううぅぅ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あ、ああぁぁぁ～～・・・////////// やっとおしっこできたのだぁぁ・・・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んなに勢いのいいおしっこ・・・初めて なのだ・・・♪　ふううぅぅぅ・・・/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スイー！　スイ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こでトリプルアクセル！！　・・・はさすがに 無理ですね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てと、トイレ行きたくなってきたし、今日の 練習はこの辺にして帰りましょう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・・・ピシッ！！　バリバリバリッ！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ゃ、きゃああぁっ！！！　氷が・・・わ、割れて ・・・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、どうしましょう・・・私が乗ってる氷・・・ 完全に陸から孤立してしまいました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のまま湖の上を漂い続けるなんて、嫌です！ 誰か、気付いてください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！！　人です！！　あのーーーー！！ すみませーーん！！　助けてくださーーい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かった、これで何とか助けてもらえそうです 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じもじ・・・）　で、できれば早め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そのロープを投げてくれるんですね？ 分かりました！　掴みます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ヒューン！　・・・ポチ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・・・長さが足りませ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っと長いロープを町から取ってきてくれるん ですか？　あ、ありがとうございます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・・・やっと・・・来た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りがとうございますっ！　は、はやく助けて ください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・・・も、もう・・・私・・・我慢が・・・っ/////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押さえてないと・・・で、でちゃい・・・ますぅ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は、はい！　ロープキャッチですね！？ おねがいします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！　て、手を離さないとロープを 掴めない・・・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ヒューン！） 待って！　あ！　あわわわわ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ダメですぅ！　み、見ないでくださぁぁいっ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ーーーん！　町のみなさんには、絶対に 内緒でお願いしますうぅっ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ー！　雪合戦おもしろかった～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もうみんな帰るの？　そっか、そろそろ 吹雪が強くなる時間だもんね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ゃあね！　みんなバイバーイ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う・・・お母さんが新しく着せてくれたこの 服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暖かいけど、動き回ると逆に暑くて暑くて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くん・・・ごくん・・・ごくん・・・ぷは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水筒のお茶、全部飲んでもまだ足りない くらいだ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てと、たくさん飲んだらちょっとおしっこ したくなってきたし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木陰でおしっこして私も帰ろっと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、あれ？　チャックが動かない・・・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っかしいな、着るときはちゃんとスムーズに 動いたの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！　チャックに雪が詰まって、固まってる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じゃ上着が脱げないじゃん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ズボンはサスペンダーで吊ってあるから、 上着を脱がないとおしっこできないよ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・・・水筒のお茶、少しとっておけばよかった ・・・！　あれがあれば雪を溶かせたのに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うぅっ・・・な、なんか一気におしっこしたく なってきた・・・あぅぅ・・・（そわそわ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とにかく、早くお家へ帰って雪を取らないと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お、お母さん！！　ただいまーーーっ！！ おしっこ！！！　おしっこもれちゃうーー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の、あのね！！　チャックに雪が詰まって 脱げないの！！！　おしっこできないのぉ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湯で溶かして！！　は、はやくぅ！！ もう我慢できないよぉぉっ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じもじっ！　くねくねくねっ！　もじもじもじ 　もじもじ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っ！！　チャック動いた！！　上着脱げる よ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っと、トイレ・・・ぉ、おしっこ・・・はや・・・く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ぞわわわわっ）　・・・ぁ・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うぅぅぅ～～っ！！　もれちゃったよおぉぉ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母さんごめんなさい・・・っ////// 脱げたら、気が緩んじゃって・・・うぅ・・・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我は魔物族チェルシーナ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確かに魔物ではあるが、他の種族と一緒に されては心外だ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の身体に流れる血は高潔にして清廉。 まさに魔物族の頂点と呼ぶにふさわしい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当然、戦いだけでなく、生き様のすべてが 高貴でなくてはならない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特に、外敵はもちろん同族にさえ"不浄"を 垣間見せることは、断じて許されないのだ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し、しかし、魔物族といえども生き物だ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"不浄"は生理現象であり、これを永久に 封じ続けることは、さすがにできない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はいかにしてその欲求を解消するのか？ 無論、方法がある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チェルシーナ族には、暗黙の掟として"不浄の 許される水場"が存在する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れは洞窟の奥にあり、常に水流が発生して いるため、その中で"する"ことができるのだ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が、この洞窟に住まうチェルシーナ族は 我の他にも大勢いる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の水場を使うために先客が並んでいることも 珍しくはない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ょ、今日はタイミングが・・・かなり悪いよう・・・ だ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水場を待つ先客の数は、あと6人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かなり前から"不浄"に苦しめられている 我は、しょ・・・正直なところ・・・限界が近い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が、高貴たる我らは掟を破ることを最大の 禁忌としている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当然、水場以外での"不浄"は許されず、 順番待ちの列を乱すことも言語道断・・・だ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つ、つまり・・・我は・・・あと6人が"不浄"を 終えるまで・・・なんとしても・・・が、我慢を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ぅっ、しかし・・・やはり・・・これ以上、堪え、 られ・・・な・・・ぃ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人も・・・待っていたら・・・で・・・で・・・ 出て・・・しま、ぅ・・・ぅぅっ！！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掟・・・不浄・・・我慢・・・高貴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ぁ、ぁああ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す、す、すみません・・・頑張って・・・我慢 したんですけど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うしても・・・我慢・・・できなくて・・・ううぅぅ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こうして掟を破ったチェルシーナは族は、 　罰として一週間、水場清掃を命じられるのだ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っし！！　今日の仕事は、盗賊団のヤツらが 残していった瓦礫の撤去作業だな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確かにいつも以上に重労働だけど、 女だからって気を遣う必要はない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力なら、そこらの男よりよっぽどあるからな！ 任せとけって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ゃあ、まずは瓦礫の量を大雑把に把握 しないとな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トンネルの出入り口両方にあるんだろ？ こっち側はアタシがやっとくよ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っし！　腕の見せ所だな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盗賊団のヤツら・・・よくこんな量の瓦礫を ぶちまけてったもんだ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相当な人数を動員したんだろうな。　ふ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運んでも運んでもキリがないっての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喉渇いて何度も水飲んだせいで、催して きちゃったよ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ここからトロッコ乗り場のトイレまで 戻るのも、なんか負けた気分だわ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かと言って、その辺の物陰で済ますとか、 野郎みたいな真似は・・・さすが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・・・そういえば周りの男の同僚、たまに 物陰に行って帰ってくることがあるけど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きっと立ちションしてたんだろうな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アタシが物陰に行ったら・・・その・・・してるって 一発でバレちゃうじゃんか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こは持ち前の根性で・・・我慢、我慢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う少しで・・・瓦礫撤去・・・ぜんぶ終わる 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れが終われば・・・点呼を取って解散だから ・・・、お願い・・・まだ・・・出ないで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と・・・ちょっと・・・オシッコは我慢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、よし！　これで最後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やく・・・集合場所へ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え！？　反対側の作業がまだ終わってない っ！？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んなぁ！！　これ以上は・・・も、もう・・・ アタシ・・・アタシ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・・・ううぅぅっ！！　ダメ・・・恥ずかしがって たら・・・本当に・・・も、漏らしちゃうう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限界ぃっ！！　あ、あ、あそこの・・・岩陰で ・・・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ギ・・・ギリギリ・・・せーふ・・・っ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あぁぁ・・・この開放感・・・////// いい・・・かも・・・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うう・・・喉が渇いた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最近ずっと雨が降ってないから、もう干からび そうな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、どこかに・・・お水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うん！！　湧き水だあぁーーー！！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水♪　お水♪　お水ぅ♪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きゅっ！　ごきゅ！　ごきゅ！　ごきゅ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次はいつ飲めるか分からないし、ぜ～んぶ お腹に溜めておくの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ごきゅっ！　ごきゅ！　ごきゅ！　ごきゅ！ ごきゅっ！　ごきゅ！　ごきゅ！　ごきゅ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ふぅ・・・の・・・飲みすぎた・・・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腹が・・・苦しいの・・・うっぷ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でも、次はいつお水にありつけるか 分からない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頑張ってこのまま保水し続けるの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大丈夫、お口をキュッと閉じてれば お水はこぼれないの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んう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、なんだか・・・おまたからもお水が出そうに なってきた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今はお口の方がずっとツラいの・・・ お口に意識を集中するの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た・・・大変なの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、ぉ・・・おまたから・・・お水がこぼれそう ・・・なの・・・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腹のお水が・・・し、下の方のお腹に どんどん溜まってきてるの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貴重なお水なの・・・！　が、がまん するの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またをキュッとして、お水をこぼさないように がんばるの・・・！　（もじもじっ、もじもじ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ぅ・・・あうぅ・・・っ、がまん・・・がまん・・・ がまんぅ・・・っ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そわそわ・・・くねくねっ、もじもじもじもじ・・・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ふうぅ・・・っ、も、もう・・・お水・・・でちゃい、 そ、ぅ・・・なの・・・ぉ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またの・・・穴、ひくひく・・・して・・・ぁ、ぅ・・・ だめ・・・だめ・・・で・・・る・・・ぅぅぅ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にゅうぅぅぅぅううぅぅ～～～///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、なにこれぇ・・・おまた・・・お水が出て・・・ き・・・きもち・・・ぃい・・・の・・・//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さいこうの・・・きぶん・・・なのぉ・・・//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おおぉおーーい！！　何で問答無用で 縛るんだよおおぉぉーーー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話を聞いてなかったのか！？　あたしは 盗賊団に入団するために来たんだよ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侵入者じゃないっての！！　縄ほどけーーー ーーー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言っとくけど、あたしはこの辺りじゃ名の通った コソドロなんだぞ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コソドロならば名が通るはずがない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。　まあ・・・ええと・・・それはだね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、そんな細かいことはいいんだよ！！！ とにかくあたしはお前たちの同業者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信じてくれよおおぉぉぉーーー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もじもじ・・・そわそわ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な、なあ・・・コレ解いてくれたら、あたしの 泥棒テクニックを披露してやるからさ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そろそろいい加減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腕利きの盗賊なら、縄抜けくらいできる だろって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、もちろんできるさ！！　能ある鷹は なんとやらって言うだろ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ーーし、見てろよ！！　こんな結び目、 1分もあればすぐに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ぬぬぬぬ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むうぅんっ！！！　ふんっ！！！　ぐぬおおお おおおぉぉぉぉぉおおーーー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・・・はぁ・・・ちょ・・・タイム・・・これ・・・ ほ、本気の固結びじゃ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ギ・・・ギブ！！　もうギブ！！！　無理っ！！ ごめんなさい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入団とか、もうどうでもいいからっ！！ な、縄・・・ほどいて！！　ねえ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がうの！！　あたし・・・あの・・・もう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漏れそう・・・なのっ////////　トイレ、ずっと 我慢してて・・・限界ぃ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嘘じゃないってば！！！　嘘つきは泥棒の 始まりって言うでしょ！？！？　ねえ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マジで・・・マジでやばいの・・・ねえってば・・・ でちゃう・・・で、でちゃ・・・ぅぅ・・・っ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ぁ、だめ・・・だめぇ・・・っ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ほらあああぁぁぁーーーっ！！！　出ちゃった じゃんかーーーーっ/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、もう帰るううううぅぅぅぅーーーっ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！？　今日シフトに入るはずだったメイドが 4人も病休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ちょ、ウソでしょ・・・！　今日の宿泊客、 今月で最高クラスの人数なのよ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・・・かと言って臨時で人を雇ったりしたら サービスの質が低下することは明白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こはメイド長の私が、全力でカバーしなくちゃ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よっし、気合入れていくわよ！　ホテルは私の 戦場！！　目指せメイド将軍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い、荷物はお部屋までお持ちし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い、毛布のレンタルですね？　ではあちらの カウンターでお手続きをお願いいたし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い、他のシャンプーをご希望ですか？ いくつかご用意がございます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ぁ・・・はぁ・・・し、しんどい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自分の仕事に加えてさらに4人分の働き・・・ さすがに無理があったかしら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ずっと動きっぱなしで、お手洗いに行く暇 も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お客様！　階段はこの奥の左手に ございます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い、浴室の利用時間は朝4時から夕方の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うぅっ！　やば・・・さすがに我慢しすぎた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う押さえてないと・・・出ちゃう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やく・・・お手洗い・・・はやく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えっ！？　従業員用のお手洗いが・・・ 故障中！？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ウソでしょ！？　き、聞いてないわよ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、でも・・・メイド長がお客様用のお手洗いを 使うわけには・・・絶対にいかない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でも・・・も、もう・・・我慢・・・できない・・・よぉ 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こか・・・お手洗い・・・ぉ、お、おしっこ・・・ できるところ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そうだ、この階段を上がれば・・・屋上に 花壇が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よし、誰もいない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したないけど・・・き、緊急事態だしっ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んはああぁぁぁ・・・・・・♪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じゅ、10時間ぶりの・・・おしっこぉ・・・ きもちイイィ～～・・・♪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友達「・・・その次の瞬間、鏡に映っていた はずの女の人が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友達「天井からガバアアァァァァァッッッ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いいいいいいぃぃぃぃぃぃぃいいい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友達「ちょwwww　おまえ怖がりすぎwwww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、こ、こここ、こ、怖くないもん！！　た、た、 ただの発声練習だもんっ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母さん「ほーら、いつまで怪談ごっこ やってるの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母さん「もう暗くなるから、お友達ちゃんも お家に帰りなさい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友達「はーい！　お邪魔しましたー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うぅぅ～・・・！　ごっこどころじゃないもん！ 本当に怖かったもん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じもじ・・・もじもじ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・・・おしっこしたい・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でも、お布団から出るの・・・こ、怖いも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気のせいかな？　今日は波の音が大きく 聞こえる気がする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ぶ、不気味だよぉ・・・怖いよぉ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しっこ・・・したいけど・・・朝までガマンする もん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くぅ・・・やっぱり・・・もぉ・・・おしっこガマン できない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トイレ・・・行かないと・・・もれちゃう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、大丈夫・・・サッと行ってシャーってして、 すぐに戻れば・・・こ、怖くないもん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ビチャッ！！　ピチッ！　ピチッ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ふえええぇぇっ！！？　な、な、何の音！？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ピチッピチッピチッ！　バチャッ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ひいいぃぃいいぃぃぃぃぃぃいいいいいいいい いいいいぃぃーーーー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ややややや、や、やっぱり怖いもんんんんん んんんーーーーーっっ！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母さん「まったく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母さん「高波で打ち上げられた魚が跳ねる音 に驚いて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母さん「おしっこしたいの我慢したまま 寝ちゃうなんて・・・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あうぅ・・・だ、だって・・・だって・・・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母さん「この町はお布団渇きにくいんだから ね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母さん「今度からは寝る前は必ずおトイレ 行って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母さん「それでもしたくなったら、ちゃんと お母さんを起こしなさい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母さん「一緒に行ってあげるから。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うん・・・ごめんなさい・・・もうしないも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！　彼氏くん、こっちこっち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ぜんぜん待ってないよ♪　私も今来た とこ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ほんとは初デートにテンパって1時間前から 　スタンバってたんだけど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ねえねえ、見て！　湖きれいー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風が無いから水面に木々と青空がハッキリ 映ってるねー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ボート？　乗る乗る！　やったー☆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彼氏くん、漕ぐのヘタぁ～！　ふふ！　ふふふ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ボート初めてなんだ？　うん、私もだよ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本当はここの貸しボート屋さんの常連客 だけど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それにしても、やっぱ早く来すぎたかな？ 　トイレ済ませておけばよかったかも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緊張してるせいもあって、けっこう行きたく なってきちゃった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ジュース用意しててくれたの？　わーい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りがとね！　いただきまーす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まあ、ボート降りたらトイレ行けば大丈夫 　・・・かな・・・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・・・あの・・・彼氏く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桟橋にボート着けるの、ずっと手こずってるけど 大丈夫・・・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ん・・・じ、実は・・・その・・・私、ト、トイレ・・・ 行きたくなっちゃって・・・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？　だ、大丈夫、まだ・・・が、我慢・・・できる よ・・・うん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うわーん！　ウソ！　も、もう限界だよぉ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どうしよ、漏れそうっ！！/////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はうぅっ、も、もうダメーっ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彼氏くん！！　オール貸して！！　わ、私が 漕ぐからっ！！！　はやくっ！！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ザバッ！！　ザバッ！！　ザバッ！！ ザバッ！！　ザバッ！！　ザバッ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（お願い、間に合ってーーーーっ！！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ぷしゅぅっ！　じょろじょろろ・・・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はうんっ！！！ （うっ、ち、力を込めすぎて・・・出口が・・・っ！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、だめ・・・見ないで・・・あっち向いてぇっ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いやあぁぁーーーーーん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違うの違うのっ！！！　こんなのウソなのぉぉ ーーーっ！！！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え？？？　か、かわ・・・いい？？？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お！！　ばかぁっ！！！///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夜間の門番業務・・・ただ立ってるだけで務まる と思ってたけど、想像以上にハードだわ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昨日は途中で居眠りしてたのがバレちゃって 衛兵主任にめっちゃ怒られたし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今日は交代の時間まで、頑張って見張りを しなくちゃ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・・・・・・。</text:p>
          </table:table-cell>
          <table:table-cell office:value-type="string" table:style-name="ce1">
            <text:p>Duplicated by M746L1 (Map608?)</text:p>
          </table:table-cell>
          <table:table-cell table:style-name="ce1"/>
          <table:table-cell office:value-type="string" table:style-name="ce1">
            <text:p>...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・・・ううぅ・・・や、やっぱ眠い・・・昼間の訓練で 疲れてるから、この時間はキツいよぉ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仕方ない、見張り中の飲食は禁止されてる けど、アレを使っちゃおう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じゃん！　秘密兵器、濃～いコーヒー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これで眠気を吹っ飛ばして、見張りに集中 しよっと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ごく・・・ごく・・・ごく・・・ごく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し・・・しまった・・・これは大きな誤算だわ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さすがにあれは濃すぎたかしら？ すっごいトイレ行きたくなってきた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とは言え、ここを離れるわけにはいかないし ・・・うぅ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ちょっと居眠りしただけでもお説教1時間なん だから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もし持ち場を離れたことがバレたりしたら、 どんなおしおきされるか分かんないよ・・・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と、とにかく・・・あと2時間で交代だから・・・ それまで我慢・・・我慢・・・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やばい・・・やばい・・・やばい・・・っ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交代まで・・・あ、あと30分・・・っ！ で、でも・・・でも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どうしよう・・・も、もう・・・我慢・・・できない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ぁぁ・・・やばい・・・もれそう・・・おしっこ、 も、もれそう・・・っ、やばい・・・っ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こうなったら・・・も、もう隅っこで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・・・ハッ！　だ、誰か来た・・・！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酔っ払い「たっらいま～！　今帰ったど～！ ヒック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酔っ払い「扉をあけれくらは～い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え、あ、あの・・・ここ、あなたの家じゃなくて お城・・・なんですけど・・・っ！（もじもじっ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酔っ払い「えええ～？　まじれ～？？？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酔っ払い「じゃあオイラの家はどこなのお～？ ヒック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し、知りま・・・ぅ・・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だめ・・・で、でちゃうよぉ・・・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もれちゃ・・・ぁ・・・はううぅ・・・っ！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あわわ・・・わわ・・・あわわぁ・・・っ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ううぅ・・・っ、や、やっちゃった・・・よぉ・・・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酔っ払い「こ、これは！！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酔っ払い「スーパーレアッ！！（ｷﾘｯ）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わああん！！　もう帰ってくださぁぁーい！！ ///////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衛兵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デート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怪談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メイド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シーフ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ハニー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ガテン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チェルシーナ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厚着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スケート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虚勢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キディデビル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踊り子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おてんば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ミララ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パレオ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入浴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シノビ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河童娘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うらめし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観光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学者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迷子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夢中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行商人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バニー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シスターちゃんのPメモリーを 再生しますか？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【水】または【うまい水】を持っていない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P回復用のドリンクを1つも持っていない！</text:p>
          </table:table-cell>
          <table:table-cell table:number-columns-repeated="16383"/>
        </table:table-row>
        <table:table-row table:number-rows-repeated="10447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title>Untitled Spreadsheet</dc:title>
    <dc:description/>
    <dc:subject/>
    <meta:initial-creator>Unknown Creator</meta:initial-creator>
    <dc:creator>Ruben Yanez</dc:creator>
    <meta:creation-date>2019-10-23T19:06:12Z</meta:creation-date>
    <dc:date>2019-10-26T03:09:45Z</dc:date>
    <meta:user-defined meta:name="Company">Microsoft Corporation</meta:user-defined>
    <meta:user-defined meta:name="category"/>
  </office:meta>
</office:document-meta>
</file>